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35.26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51.8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7.76pt"/>
    </style:style>
    <style:style style:name="co8" style:family="table-column">
      <style:table-column-properties fo:break-before="auto" style:column-width="49.49pt"/>
    </style:style>
    <style:style style:name="co9" style:family="table-column">
      <style:table-column-properties fo:break-before="auto" style:column-width="78.49pt"/>
    </style:style>
    <style:style style:name="co10" style:family="table-column">
      <style:table-column-properties fo:break-before="auto" style:column-width="79.31pt"/>
    </style:style>
    <style:style style:name="co11" style:family="table-column">
      <style:table-column-properties fo:break-before="auto" style:column-width="64.4pt"/>
    </style:style>
    <style:style style:name="co12" style:family="table-column">
      <style:table-column-properties fo:break-before="auto" style:column-width="83.2pt"/>
    </style:style>
    <style:style style:name="co13" style:family="table-column">
      <style:table-column-properties fo:break-before="auto" style:column-width="88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99">
      <style:table-cell-properties fo:background-color="#ccffcc"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fo:background-color="#ccffcc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4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6" table:number-columns-repeated="1007" table:default-cell-style-name="Default"/>
        <table:table-row table:style-name="ro1">
          <table:table-cell table:style-name="ce1" office:value-type="string" calcext:value-type="string">
            <text:p>Int</text:p>
          </table:table-cell>
          <table:table-cell table:style-name="ce3" office:value-type="string" calcext:value-type="string">
            <text:p>Bin</text:p>
          </table:table-cell>
          <table:table-cell table:style-name="ce5" office:value-type="string" calcext:value-type="string" table:number-columns-spanned="2" table:number-rows-spanned="1">
            <text:p>LandSea</text:p>
          </table:table-cell>
          <table:covered-table-cell table:style-name="ce7"/>
          <table:table-cell table:style-name="ce7" office:value-type="string" calcext:value-type="string">
            <text:p>SnowIce</text:p>
          </table:table-cell>
          <table:table-cell table:style-name="ce5" office:value-type="string" calcext:value-type="string">
            <text:p>Aerosol</text:p>
          </table:table-cell>
          <table:table-cell table:style-name="ce11" office:value-type="string" calcext:value-type="string">
            <text:p>Cirrus</text:p>
          </table:table-cell>
          <table:table-cell table:style-name="ce5" office:value-type="string" calcext:value-type="string">
            <text:p>Cloud</text:p>
          </table:table-cell>
          <table:table-cell table:style-name="ce12" office:value-type="string" calcext:value-type="string">
            <text:p>CloudShadow</text:p>
          </table:table-cell>
          <table:table-cell table:style-name="ce11" office:value-type="string" calcext:value-type="string">
            <text:p>Biome</text:p>
          </table:table-cell>
          <table:table-cell table:style-name="ce11" office:value-type="string" calcext:value-type="string">
            <text:p>LandSea</text:p>
          </table:table-cell>
          <table:table-cell table:style-name="ce7" office:value-type="string" calcext:value-type="string">
            <text:p>SnowIce</text:p>
          </table:table-cell>
          <table:table-cell table:style-name="ce7" office:value-type="string" calcext:value-type="string">
            <text:p>Aerosol</text:p>
          </table:table-cell>
          <table:table-cell table:style-name="ce15" office:value-type="string" calcext:value-type="string">
            <text:p>Cirrus</text:p>
          </table:table-cell>
          <table:table-cell table:style-name="ce12" office:value-type="string" calcext:value-type="string">
            <text:p>Cloud</text:p>
          </table:table-cell>
          <table:table-cell table:style-name="ce12" office:value-type="string" calcext:value-type="string">
            <text:p>CloudShadow</text:p>
          </table:table-cell>
          <table:table-cell table:style-name="ce12" office:value-type="string" calcext:value-type="string">
            <text:p>Biome</text:p>
          </table:table-cell>
          <table:table-cell table:style-name="ce12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Sheet1.A2];8)" office:value-type="string" office:string-value="00000000" calcext:value-type="string">
            <text:p>00000000</text:p>
          </table:table-cell>
          <table:table-cell table:style-name="ce6" table:formula="of:=INT(MID([.B2];7;1))" office:value-type="float" office:value="0" calcext:value-type="float">
            <text:p>0</text:p>
          </table:table-cell>
          <table:table-cell table:style-name="ce8" table:formula="of:=INT(MID([.B2];8;1))" office:value-type="float" office:value="0" calcext:value-type="float">
            <text:p>0</text:p>
          </table:table-cell>
          <table:table-cell table:style-name="ce8" table:formula="of:=INT(MID([.B2];6;1))" office:value-type="float" office:value="0" calcext:value-type="float">
            <text:p>0</text:p>
          </table:table-cell>
          <table:table-cell table:style-name="ce10" table:formula="of:=INT(MID([.B2];5;1))" office:value-type="float" office:value="0" calcext:value-type="float">
            <text:p>0</text:p>
          </table:table-cell>
          <table:table-cell table:style-name="ce6" table:formula="of:=INT(MID([.B2];4;1))" office:value-type="float" office:value="0" calcext:value-type="float">
            <text:p>0</text:p>
          </table:table-cell>
          <table:table-cell table:style-name="ce10" table:formula="of:=INT(MID([.B2];3;1))" office:value-type="float" office:value="0" calcext:value-type="float">
            <text:p>0</text:p>
          </table:table-cell>
          <table:table-cell table:style-name="ce10" table:formula="of:=INT(MID([.B2];2;1))" office:value-type="float" office:value="0" calcext:value-type="float">
            <text:p>0</text:p>
          </table:table-cell>
          <table:table-cell table:style-name="ce6" table:formula="of:=INT(MID([.B2];1;1))" office:value-type="float" office:value="0" calcext:value-type="float">
            <text:p>0</text:p>
          </table:table-cell>
          <table:table-cell table:style-name="ce13" table:formula="of:=VLOOKUP(BIN2DEC(CONCATENATE([.C2];[.D2]));[Sheet2.$A$2:.$B$5];2)" office:value-type="string" office:string-value="Land" calcext:value-type="string">
            <text:p>Land</text:p>
          </table:table-cell>
          <table:table-cell table:style-name="ce13" table:formula="of:=VLOOKUP([.E2];[Sheet2.$A$8:.$B$9];2)" office:value-type="string" office:string-value="No snow/ice" calcext:value-type="string">
            <text:p>No snow/ice</text:p>
          </table:table-cell>
          <table:table-cell table:style-name="ce14" table:formula="of:=VLOOKUP([.F2];[Sheet2.$A$12:.$B$13];2)" office:value-type="string" office:string-value="No aerosol" calcext:value-type="string">
            <text:p>No aerosol</text:p>
          </table:table-cell>
          <table:table-cell table:style-name="ce14" table:formula="of:=VLOOKUP([.G2];[Sheet2.$A$16:.$B$17];2)" office:value-type="string" office:string-value="No cirrus" calcext:value-type="string">
            <text:p>No cirrus</text:p>
          </table:table-cell>
          <table:table-cell table:style-name="ce14" table:formula="of:=VLOOKUP([.H2];[Sheet2.$A$20:.$B$21];2)" office:value-type="string" office:string-value="No clouds" calcext:value-type="string">
            <text:p>No clouds</text:p>
          </table:table-cell>
          <table:table-cell table:style-name="ce14" table:formula="of:=VLOOKUP([.I2];[Sheet2.$A$24:.$B$25];2)" office:value-type="string" office:string-value="No shadow" calcext:value-type="string">
            <text:p>No shadow</text:p>
          </table:table-cell>
          <table:table-cell table:style-name="ce14" table:formula="of:=VLOOKUP([.J2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BIN([Sheet1.A3];8)" office:value-type="string" office:string-value="00000001" calcext:value-type="string">
            <text:p>00000001</text:p>
          </table:table-cell>
          <table:table-cell table:style-name="ce6" table:formula="of:=INT(MID([.B3];7;1))" office:value-type="float" office:value="0" calcext:value-type="float">
            <text:p>0</text:p>
          </table:table-cell>
          <table:table-cell table:style-name="ce8" table:formula="of:=INT(MID([.B3];8;1))" office:value-type="float" office:value="1" calcext:value-type="float">
            <text:p>1</text:p>
          </table:table-cell>
          <table:table-cell table:style-name="ce8" table:formula="of:=INT(MID([.B3];6;1))" office:value-type="float" office:value="0" calcext:value-type="float">
            <text:p>0</text:p>
          </table:table-cell>
          <table:table-cell table:style-name="ce10" table:formula="of:=INT(MID([.B3];5;1))" office:value-type="float" office:value="0" calcext:value-type="float">
            <text:p>0</text:p>
          </table:table-cell>
          <table:table-cell table:style-name="ce6" table:formula="of:=INT(MID([.B3];4;1))" office:value-type="float" office:value="0" calcext:value-type="float">
            <text:p>0</text:p>
          </table:table-cell>
          <table:table-cell table:style-name="ce10" table:formula="of:=INT(MID([.B3];3;1))" office:value-type="float" office:value="0" calcext:value-type="float">
            <text:p>0</text:p>
          </table:table-cell>
          <table:table-cell table:style-name="ce10" table:formula="of:=INT(MID([.B3];2;1))" office:value-type="float" office:value="0" calcext:value-type="float">
            <text:p>0</text:p>
          </table:table-cell>
          <table:table-cell table:style-name="ce6" table:formula="of:=INT(MID([.B3];1;1))" office:value-type="float" office:value="0" calcext:value-type="float">
            <text:p>0</text:p>
          </table:table-cell>
          <table:table-cell table:style-name="ce13" table:formula="of:=VLOOKUP(BIN2DEC(CONCATENATE([.C3];[.D3]));[Sheet2.$A$2:.$B$5];2)" office:value-type="string" office:string-value="Shore" calcext:value-type="string">
            <text:p>Shore</text:p>
          </table:table-cell>
          <table:table-cell table:style-name="ce13" table:formula="of:=VLOOKUP([.E3];[Sheet2.$A$8:.$B$9];2)" office:value-type="string" office:string-value="No snow/ice" calcext:value-type="string">
            <text:p>No snow/ice</text:p>
          </table:table-cell>
          <table:table-cell table:style-name="ce14" table:formula="of:=VLOOKUP([.F3];[Sheet2.$A$12:.$B$13];2)" office:value-type="string" office:string-value="No aerosol" calcext:value-type="string">
            <text:p>No aerosol</text:p>
          </table:table-cell>
          <table:table-cell table:style-name="ce14" table:formula="of:=VLOOKUP([.G3];[Sheet2.$A$16:.$B$17];2)" office:value-type="string" office:string-value="No cirrus" calcext:value-type="string">
            <text:p>No cirrus</text:p>
          </table:table-cell>
          <table:table-cell table:style-name="ce14" table:formula="of:=VLOOKUP([.H3];[Sheet2.$A$20:.$B$21];2)" office:value-type="string" office:string-value="No clouds" calcext:value-type="string">
            <text:p>No clouds</text:p>
          </table:table-cell>
          <table:table-cell table:style-name="ce14" table:formula="of:=VLOOKUP([.I3];[Sheet2.$A$24:.$B$25];2)" office:value-type="string" office:string-value="No shadow" calcext:value-type="string">
            <text:p>No shadow</text:p>
          </table:table-cell>
          <table:table-cell table:style-name="ce14" table:formula="of:=VLOOKUP([.J3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BIN([Sheet1.A4];8)" office:value-type="string" office:string-value="00000010" calcext:value-type="string">
            <text:p>00000010</text:p>
          </table:table-cell>
          <table:table-cell table:style-name="ce6" table:formula="of:=INT(MID([.B4];7;1))" office:value-type="float" office:value="1" calcext:value-type="float">
            <text:p>1</text:p>
          </table:table-cell>
          <table:table-cell table:style-name="ce8" table:formula="of:=INT(MID([.B4];8;1))" office:value-type="float" office:value="0" calcext:value-type="float">
            <text:p>0</text:p>
          </table:table-cell>
          <table:table-cell table:style-name="ce8" table:formula="of:=INT(MID([.B4];6;1))" office:value-type="float" office:value="0" calcext:value-type="float">
            <text:p>0</text:p>
          </table:table-cell>
          <table:table-cell table:style-name="ce10" table:formula="of:=INT(MID([.B4];5;1))" office:value-type="float" office:value="0" calcext:value-type="float">
            <text:p>0</text:p>
          </table:table-cell>
          <table:table-cell table:style-name="ce6" table:formula="of:=INT(MID([.B4];4;1))" office:value-type="float" office:value="0" calcext:value-type="float">
            <text:p>0</text:p>
          </table:table-cell>
          <table:table-cell table:style-name="ce10" table:formula="of:=INT(MID([.B4];3;1))" office:value-type="float" office:value="0" calcext:value-type="float">
            <text:p>0</text:p>
          </table:table-cell>
          <table:table-cell table:style-name="ce10" table:formula="of:=INT(MID([.B4];2;1))" office:value-type="float" office:value="0" calcext:value-type="float">
            <text:p>0</text:p>
          </table:table-cell>
          <table:table-cell table:style-name="ce6" table:formula="of:=INT(MID([.B4];1;1))" office:value-type="float" office:value="0" calcext:value-type="float">
            <text:p>0</text:p>
          </table:table-cell>
          <table:table-cell table:style-name="ce13" table:formula="of:=VLOOKUP(BIN2DEC(CONCATENATE([.C4];[.D4]));[Sheet2.$A$2:.$B$5];2)" office:value-type="string" office:string-value="Freshwater" calcext:value-type="string">
            <text:p>Freshwater</text:p>
          </table:table-cell>
          <table:table-cell table:style-name="ce13" table:formula="of:=VLOOKUP([.E4];[Sheet2.$A$8:.$B$9];2)" office:value-type="string" office:string-value="No snow/ice" calcext:value-type="string">
            <text:p>No snow/ice</text:p>
          </table:table-cell>
          <table:table-cell table:style-name="ce14" table:formula="of:=VLOOKUP([.F4];[Sheet2.$A$12:.$B$13];2)" office:value-type="string" office:string-value="No aerosol" calcext:value-type="string">
            <text:p>No aerosol</text:p>
          </table:table-cell>
          <table:table-cell table:style-name="ce14" table:formula="of:=VLOOKUP([.G4];[Sheet2.$A$16:.$B$17];2)" office:value-type="string" office:string-value="No cirrus" calcext:value-type="string">
            <text:p>No cirrus</text:p>
          </table:table-cell>
          <table:table-cell table:style-name="ce14" table:formula="of:=VLOOKUP([.H4];[Sheet2.$A$20:.$B$21];2)" office:value-type="string" office:string-value="No clouds" calcext:value-type="string">
            <text:p>No clouds</text:p>
          </table:table-cell>
          <table:table-cell table:style-name="ce14" table:formula="of:=VLOOKUP([.I4];[Sheet2.$A$24:.$B$25];2)" office:value-type="string" office:string-value="No shadow" calcext:value-type="string">
            <text:p>No shadow</text:p>
          </table:table-cell>
          <table:table-cell table:style-name="ce14" table:formula="of:=VLOOKUP([.J4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BIN([Sheet1.A5];8)" office:value-type="string" office:string-value="00000100" calcext:value-type="string">
            <text:p>00000100</text:p>
          </table:table-cell>
          <table:table-cell table:style-name="ce6" table:formula="of:=INT(MID([.B5];7;1))" office:value-type="float" office:value="0" calcext:value-type="float">
            <text:p>0</text:p>
          </table:table-cell>
          <table:table-cell table:style-name="ce8" table:formula="of:=INT(MID([.B5];8;1))" office:value-type="float" office:value="0" calcext:value-type="float">
            <text:p>0</text:p>
          </table:table-cell>
          <table:table-cell table:style-name="ce8" table:formula="of:=INT(MID([.B5];6;1))" office:value-type="float" office:value="1" calcext:value-type="float">
            <text:p>1</text:p>
          </table:table-cell>
          <table:table-cell table:style-name="ce10" table:formula="of:=INT(MID([.B5];5;1))" office:value-type="float" office:value="0" calcext:value-type="float">
            <text:p>0</text:p>
          </table:table-cell>
          <table:table-cell table:style-name="ce6" table:formula="of:=INT(MID([.B5];4;1))" office:value-type="float" office:value="0" calcext:value-type="float">
            <text:p>0</text:p>
          </table:table-cell>
          <table:table-cell table:style-name="ce10" table:formula="of:=INT(MID([.B5];3;1))" office:value-type="float" office:value="0" calcext:value-type="float">
            <text:p>0</text:p>
          </table:table-cell>
          <table:table-cell table:style-name="ce10" table:formula="of:=INT(MID([.B5];2;1))" office:value-type="float" office:value="0" calcext:value-type="float">
            <text:p>0</text:p>
          </table:table-cell>
          <table:table-cell table:style-name="ce6" table:formula="of:=INT(MID([.B5];1;1))" office:value-type="float" office:value="0" calcext:value-type="float">
            <text:p>0</text:p>
          </table:table-cell>
          <table:table-cell table:style-name="ce13" table:formula="of:=VLOOKUP(BIN2DEC(CONCATENATE([.C5];[.D5]));[Sheet2.$A$2:.$B$5];2)" office:value-type="string" office:string-value="Land" calcext:value-type="string">
            <text:p>Land</text:p>
          </table:table-cell>
          <table:table-cell table:style-name="ce13" table:formula="of:=VLOOKUP([.E5];[Sheet2.$A$8:.$B$9];2)" office:value-type="string" office:string-value="Snow/ice" calcext:value-type="string">
            <text:p>Snow/ice</text:p>
          </table:table-cell>
          <table:table-cell table:style-name="ce14" table:formula="of:=VLOOKUP([.F5];[Sheet2.$A$12:.$B$13];2)" office:value-type="string" office:string-value="No aerosol" calcext:value-type="string">
            <text:p>No aerosol</text:p>
          </table:table-cell>
          <table:table-cell table:style-name="ce14" table:formula="of:=VLOOKUP([.G5];[Sheet2.$A$16:.$B$17];2)" office:value-type="string" office:string-value="No cirrus" calcext:value-type="string">
            <text:p>No cirrus</text:p>
          </table:table-cell>
          <table:table-cell table:style-name="ce14" table:formula="of:=VLOOKUP([.H5];[Sheet2.$A$20:.$B$21];2)" office:value-type="string" office:string-value="No clouds" calcext:value-type="string">
            <text:p>No clouds</text:p>
          </table:table-cell>
          <table:table-cell table:style-name="ce14" table:formula="of:=VLOOKUP([.I5];[Sheet2.$A$24:.$B$25];2)" office:value-type="string" office:string-value="No shadow" calcext:value-type="string">
            <text:p>No shadow</text:p>
          </table:table-cell>
          <table:table-cell table:style-name="ce14" table:formula="of:=VLOOKUP([.J5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BIN([Sheet1.A6];8)" office:value-type="string" office:string-value="00000101" calcext:value-type="string">
            <text:p>00000101</text:p>
          </table:table-cell>
          <table:table-cell table:style-name="ce6" table:formula="of:=INT(MID([.B6];7;1))" office:value-type="float" office:value="0" calcext:value-type="float">
            <text:p>0</text:p>
          </table:table-cell>
          <table:table-cell table:style-name="ce8" table:formula="of:=INT(MID([.B6];8;1))" office:value-type="float" office:value="1" calcext:value-type="float">
            <text:p>1</text:p>
          </table:table-cell>
          <table:table-cell table:style-name="ce8" table:formula="of:=INT(MID([.B6];6;1))" office:value-type="float" office:value="1" calcext:value-type="float">
            <text:p>1</text:p>
          </table:table-cell>
          <table:table-cell table:style-name="ce10" table:formula="of:=INT(MID([.B6];5;1))" office:value-type="float" office:value="0" calcext:value-type="float">
            <text:p>0</text:p>
          </table:table-cell>
          <table:table-cell table:style-name="ce6" table:formula="of:=INT(MID([.B6];4;1))" office:value-type="float" office:value="0" calcext:value-type="float">
            <text:p>0</text:p>
          </table:table-cell>
          <table:table-cell table:style-name="ce10" table:formula="of:=INT(MID([.B6];3;1))" office:value-type="float" office:value="0" calcext:value-type="float">
            <text:p>0</text:p>
          </table:table-cell>
          <table:table-cell table:style-name="ce10" table:formula="of:=INT(MID([.B6];2;1))" office:value-type="float" office:value="0" calcext:value-type="float">
            <text:p>0</text:p>
          </table:table-cell>
          <table:table-cell table:style-name="ce6" table:formula="of:=INT(MID([.B6];1;1))" office:value-type="float" office:value="0" calcext:value-type="float">
            <text:p>0</text:p>
          </table:table-cell>
          <table:table-cell table:style-name="ce13" table:formula="of:=VLOOKUP(BIN2DEC(CONCATENATE([.C6];[.D6]));[Sheet2.$A$2:.$B$5];2)" office:value-type="string" office:string-value="Shore" calcext:value-type="string">
            <text:p>Shore</text:p>
          </table:table-cell>
          <table:table-cell table:style-name="ce13" table:formula="of:=VLOOKUP([.E6];[Sheet2.$A$8:.$B$9];2)" office:value-type="string" office:string-value="Snow/ice" calcext:value-type="string">
            <text:p>Snow/ice</text:p>
          </table:table-cell>
          <table:table-cell table:style-name="ce14" table:formula="of:=VLOOKUP([.F6];[Sheet2.$A$12:.$B$13];2)" office:value-type="string" office:string-value="No aerosol" calcext:value-type="string">
            <text:p>No aerosol</text:p>
          </table:table-cell>
          <table:table-cell table:style-name="ce14" table:formula="of:=VLOOKUP([.G6];[Sheet2.$A$16:.$B$17];2)" office:value-type="string" office:string-value="No cirrus" calcext:value-type="string">
            <text:p>No cirrus</text:p>
          </table:table-cell>
          <table:table-cell table:style-name="ce14" table:formula="of:=VLOOKUP([.H6];[Sheet2.$A$20:.$B$21];2)" office:value-type="string" office:string-value="No clouds" calcext:value-type="string">
            <text:p>No clouds</text:p>
          </table:table-cell>
          <table:table-cell table:style-name="ce14" table:formula="of:=VLOOKUP([.I6];[Sheet2.$A$24:.$B$25];2)" office:value-type="string" office:string-value="No shadow" calcext:value-type="string">
            <text:p>No shadow</text:p>
          </table:table-cell>
          <table:table-cell table:style-name="ce14" table:formula="of:=VLOOKUP([.J6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BIN([Sheet1.A7];8)" office:value-type="string" office:string-value="00000110" calcext:value-type="string">
            <text:p>00000110</text:p>
          </table:table-cell>
          <table:table-cell table:style-name="ce6" table:formula="of:=INT(MID([.B7];7;1))" office:value-type="float" office:value="1" calcext:value-type="float">
            <text:p>1</text:p>
          </table:table-cell>
          <table:table-cell table:style-name="ce8" table:formula="of:=INT(MID([.B7];8;1))" office:value-type="float" office:value="0" calcext:value-type="float">
            <text:p>0</text:p>
          </table:table-cell>
          <table:table-cell table:style-name="ce8" table:formula="of:=INT(MID([.B7];6;1))" office:value-type="float" office:value="1" calcext:value-type="float">
            <text:p>1</text:p>
          </table:table-cell>
          <table:table-cell table:style-name="ce10" table:formula="of:=INT(MID([.B7];5;1))" office:value-type="float" office:value="0" calcext:value-type="float">
            <text:p>0</text:p>
          </table:table-cell>
          <table:table-cell table:style-name="ce6" table:formula="of:=INT(MID([.B7];4;1))" office:value-type="float" office:value="0" calcext:value-type="float">
            <text:p>0</text:p>
          </table:table-cell>
          <table:table-cell table:style-name="ce10" table:formula="of:=INT(MID([.B7];3;1))" office:value-type="float" office:value="0" calcext:value-type="float">
            <text:p>0</text:p>
          </table:table-cell>
          <table:table-cell table:style-name="ce10" table:formula="of:=INT(MID([.B7];2;1))" office:value-type="float" office:value="0" calcext:value-type="float">
            <text:p>0</text:p>
          </table:table-cell>
          <table:table-cell table:style-name="ce6" table:formula="of:=INT(MID([.B7];1;1))" office:value-type="float" office:value="0" calcext:value-type="float">
            <text:p>0</text:p>
          </table:table-cell>
          <table:table-cell table:style-name="ce13" table:formula="of:=VLOOKUP(BIN2DEC(CONCATENATE([.C7];[.D7]));[Sheet2.$A$2:.$B$5];2)" office:value-type="string" office:string-value="Freshwater" calcext:value-type="string">
            <text:p>Freshwater</text:p>
          </table:table-cell>
          <table:table-cell table:style-name="ce13" table:formula="of:=VLOOKUP([.E7];[Sheet2.$A$8:.$B$9];2)" office:value-type="string" office:string-value="Snow/ice" calcext:value-type="string">
            <text:p>Snow/ice</text:p>
          </table:table-cell>
          <table:table-cell table:style-name="ce14" table:formula="of:=VLOOKUP([.F7];[Sheet2.$A$12:.$B$13];2)" office:value-type="string" office:string-value="No aerosol" calcext:value-type="string">
            <text:p>No aerosol</text:p>
          </table:table-cell>
          <table:table-cell table:style-name="ce14" table:formula="of:=VLOOKUP([.G7];[Sheet2.$A$16:.$B$17];2)" office:value-type="string" office:string-value="No cirrus" calcext:value-type="string">
            <text:p>No cirrus</text:p>
          </table:table-cell>
          <table:table-cell table:style-name="ce14" table:formula="of:=VLOOKUP([.H7];[Sheet2.$A$20:.$B$21];2)" office:value-type="string" office:string-value="No clouds" calcext:value-type="string">
            <text:p>No clouds</text:p>
          </table:table-cell>
          <table:table-cell table:style-name="ce14" table:formula="of:=VLOOKUP([.I7];[Sheet2.$A$24:.$B$25];2)" office:value-type="string" office:string-value="No shadow" calcext:value-type="string">
            <text:p>No shadow</text:p>
          </table:table-cell>
          <table:table-cell table:style-name="ce14" table:formula="of:=VLOOKUP([.J7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BIN([Sheet1.A8];8)" office:value-type="string" office:string-value="00001000" calcext:value-type="string">
            <text:p>00001000</text:p>
          </table:table-cell>
          <table:table-cell table:style-name="ce6" table:formula="of:=INT(MID([.B8];7;1))" office:value-type="float" office:value="0" calcext:value-type="float">
            <text:p>0</text:p>
          </table:table-cell>
          <table:table-cell table:style-name="ce8" table:formula="of:=INT(MID([.B8];8;1))" office:value-type="float" office:value="0" calcext:value-type="float">
            <text:p>0</text:p>
          </table:table-cell>
          <table:table-cell table:style-name="ce8" table:formula="of:=INT(MID([.B8];6;1))" office:value-type="float" office:value="0" calcext:value-type="float">
            <text:p>0</text:p>
          </table:table-cell>
          <table:table-cell table:style-name="ce10" table:formula="of:=INT(MID([.B8];5;1))" office:value-type="float" office:value="1" calcext:value-type="float">
            <text:p>1</text:p>
          </table:table-cell>
          <table:table-cell table:style-name="ce6" table:formula="of:=INT(MID([.B8];4;1))" office:value-type="float" office:value="0" calcext:value-type="float">
            <text:p>0</text:p>
          </table:table-cell>
          <table:table-cell table:style-name="ce10" table:formula="of:=INT(MID([.B8];3;1))" office:value-type="float" office:value="0" calcext:value-type="float">
            <text:p>0</text:p>
          </table:table-cell>
          <table:table-cell table:style-name="ce10" table:formula="of:=INT(MID([.B8];2;1))" office:value-type="float" office:value="0" calcext:value-type="float">
            <text:p>0</text:p>
          </table:table-cell>
          <table:table-cell table:style-name="ce6" table:formula="of:=INT(MID([.B8];1;1))" office:value-type="float" office:value="0" calcext:value-type="float">
            <text:p>0</text:p>
          </table:table-cell>
          <table:table-cell table:style-name="ce13" table:formula="of:=VLOOKUP(BIN2DEC(CONCATENATE([.C8];[.D8]));[Sheet2.$A$2:.$B$5];2)" office:value-type="string" office:string-value="Land" calcext:value-type="string">
            <text:p>Land</text:p>
          </table:table-cell>
          <table:table-cell table:style-name="ce13" table:formula="of:=VLOOKUP([.E8];[Sheet2.$A$8:.$B$9];2)" office:value-type="string" office:string-value="No snow/ice" calcext:value-type="string">
            <text:p>No snow/ice</text:p>
          </table:table-cell>
          <table:table-cell table:style-name="ce14" table:formula="of:=VLOOKUP([.F8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8];[Sheet2.$A$16:.$B$17];2)" office:value-type="string" office:string-value="No cirrus" calcext:value-type="string">
            <text:p>No cirrus</text:p>
          </table:table-cell>
          <table:table-cell table:style-name="ce14" table:formula="of:=VLOOKUP([.H8];[Sheet2.$A$20:.$B$21];2)" office:value-type="string" office:string-value="No clouds" calcext:value-type="string">
            <text:p>No clouds</text:p>
          </table:table-cell>
          <table:table-cell table:style-name="ce14" table:formula="of:=VLOOKUP([.I8];[Sheet2.$A$24:.$B$25];2)" office:value-type="string" office:string-value="No shadow" calcext:value-type="string">
            <text:p>No shadow</text:p>
          </table:table-cell>
          <table:table-cell table:style-name="ce14" table:formula="of:=VLOOKUP([.J8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BIN([Sheet1.A9];8)" office:value-type="string" office:string-value="00001001" calcext:value-type="string">
            <text:p>00001001</text:p>
          </table:table-cell>
          <table:table-cell table:style-name="ce6" table:formula="of:=INT(MID([.B9];7;1))" office:value-type="float" office:value="0" calcext:value-type="float">
            <text:p>0</text:p>
          </table:table-cell>
          <table:table-cell table:style-name="ce8" table:formula="of:=INT(MID([.B9];8;1))" office:value-type="float" office:value="1" calcext:value-type="float">
            <text:p>1</text:p>
          </table:table-cell>
          <table:table-cell table:style-name="ce8" table:formula="of:=INT(MID([.B9];6;1))" office:value-type="float" office:value="0" calcext:value-type="float">
            <text:p>0</text:p>
          </table:table-cell>
          <table:table-cell table:style-name="ce10" table:formula="of:=INT(MID([.B9];5;1))" office:value-type="float" office:value="1" calcext:value-type="float">
            <text:p>1</text:p>
          </table:table-cell>
          <table:table-cell table:style-name="ce6" table:formula="of:=INT(MID([.B9];4;1))" office:value-type="float" office:value="0" calcext:value-type="float">
            <text:p>0</text:p>
          </table:table-cell>
          <table:table-cell table:style-name="ce10" table:formula="of:=INT(MID([.B9];3;1))" office:value-type="float" office:value="0" calcext:value-type="float">
            <text:p>0</text:p>
          </table:table-cell>
          <table:table-cell table:style-name="ce10" table:formula="of:=INT(MID([.B9];2;1))" office:value-type="float" office:value="0" calcext:value-type="float">
            <text:p>0</text:p>
          </table:table-cell>
          <table:table-cell table:style-name="ce6" table:formula="of:=INT(MID([.B9];1;1))" office:value-type="float" office:value="0" calcext:value-type="float">
            <text:p>0</text:p>
          </table:table-cell>
          <table:table-cell table:style-name="ce13" table:formula="of:=VLOOKUP(BIN2DEC(CONCATENATE([.C9];[.D9]));[Sheet2.$A$2:.$B$5];2)" office:value-type="string" office:string-value="Shore" calcext:value-type="string">
            <text:p>Shore</text:p>
          </table:table-cell>
          <table:table-cell table:style-name="ce13" table:formula="of:=VLOOKUP([.E9];[Sheet2.$A$8:.$B$9];2)" office:value-type="string" office:string-value="No snow/ice" calcext:value-type="string">
            <text:p>No snow/ice</text:p>
          </table:table-cell>
          <table:table-cell table:style-name="ce14" table:formula="of:=VLOOKUP([.F9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9];[Sheet2.$A$16:.$B$17];2)" office:value-type="string" office:string-value="No cirrus" calcext:value-type="string">
            <text:p>No cirrus</text:p>
          </table:table-cell>
          <table:table-cell table:style-name="ce14" table:formula="of:=VLOOKUP([.H9];[Sheet2.$A$20:.$B$21];2)" office:value-type="string" office:string-value="No clouds" calcext:value-type="string">
            <text:p>No clouds</text:p>
          </table:table-cell>
          <table:table-cell table:style-name="ce14" table:formula="of:=VLOOKUP([.I9];[Sheet2.$A$24:.$B$25];2)" office:value-type="string" office:string-value="No shadow" calcext:value-type="string">
            <text:p>No shadow</text:p>
          </table:table-cell>
          <table:table-cell table:style-name="ce14" table:formula="of:=VLOOKUP([.J9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BIN([Sheet1.A10];8)" office:value-type="string" office:string-value="00001010" calcext:value-type="string">
            <text:p>00001010</text:p>
          </table:table-cell>
          <table:table-cell table:style-name="ce6" table:formula="of:=INT(MID([.B10];7;1))" office:value-type="float" office:value="1" calcext:value-type="float">
            <text:p>1</text:p>
          </table:table-cell>
          <table:table-cell table:style-name="ce8" table:formula="of:=INT(MID([.B10];8;1))" office:value-type="float" office:value="0" calcext:value-type="float">
            <text:p>0</text:p>
          </table:table-cell>
          <table:table-cell table:style-name="ce8" table:formula="of:=INT(MID([.B10];6;1))" office:value-type="float" office:value="0" calcext:value-type="float">
            <text:p>0</text:p>
          </table:table-cell>
          <table:table-cell table:style-name="ce10" table:formula="of:=INT(MID([.B10];5;1))" office:value-type="float" office:value="1" calcext:value-type="float">
            <text:p>1</text:p>
          </table:table-cell>
          <table:table-cell table:style-name="ce6" table:formula="of:=INT(MID([.B10];4;1))" office:value-type="float" office:value="0" calcext:value-type="float">
            <text:p>0</text:p>
          </table:table-cell>
          <table:table-cell table:style-name="ce10" table:formula="of:=INT(MID([.B10];3;1))" office:value-type="float" office:value="0" calcext:value-type="float">
            <text:p>0</text:p>
          </table:table-cell>
          <table:table-cell table:style-name="ce10" table:formula="of:=INT(MID([.B10];2;1))" office:value-type="float" office:value="0" calcext:value-type="float">
            <text:p>0</text:p>
          </table:table-cell>
          <table:table-cell table:style-name="ce6" table:formula="of:=INT(MID([.B10];1;1))" office:value-type="float" office:value="0" calcext:value-type="float">
            <text:p>0</text:p>
          </table:table-cell>
          <table:table-cell table:style-name="ce13" table:formula="of:=VLOOKUP(BIN2DEC(CONCATENATE([.C10];[.D10]));[Sheet2.$A$2:.$B$5];2)" office:value-type="string" office:string-value="Freshwater" calcext:value-type="string">
            <text:p>Freshwater</text:p>
          </table:table-cell>
          <table:table-cell table:style-name="ce13" table:formula="of:=VLOOKUP([.E10];[Sheet2.$A$8:.$B$9];2)" office:value-type="string" office:string-value="No snow/ice" calcext:value-type="string">
            <text:p>No snow/ice</text:p>
          </table:table-cell>
          <table:table-cell table:style-name="ce14" table:formula="of:=VLOOKUP([.F10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10];[Sheet2.$A$16:.$B$17];2)" office:value-type="string" office:string-value="No cirrus" calcext:value-type="string">
            <text:p>No cirrus</text:p>
          </table:table-cell>
          <table:table-cell table:style-name="ce14" table:formula="of:=VLOOKUP([.H10];[Sheet2.$A$20:.$B$21];2)" office:value-type="string" office:string-value="No clouds" calcext:value-type="string">
            <text:p>No clouds</text:p>
          </table:table-cell>
          <table:table-cell table:style-name="ce14" table:formula="of:=VLOOKUP([.I10];[Sheet2.$A$24:.$B$25];2)" office:value-type="string" office:string-value="No shadow" calcext:value-type="string">
            <text:p>No shadow</text:p>
          </table:table-cell>
          <table:table-cell table:style-name="ce14" table:formula="of:=VLOOKUP([.J10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BIN([Sheet1.A11];8)" office:value-type="string" office:string-value="00001011" calcext:value-type="string">
            <text:p>00001011</text:p>
          </table:table-cell>
          <table:table-cell table:style-name="ce6" table:formula="of:=INT(MID([.B11];7;1))" office:value-type="float" office:value="1" calcext:value-type="float">
            <text:p>1</text:p>
          </table:table-cell>
          <table:table-cell table:style-name="ce8" table:formula="of:=INT(MID([.B11];8;1))" office:value-type="float" office:value="1" calcext:value-type="float">
            <text:p>1</text:p>
          </table:table-cell>
          <table:table-cell table:style-name="ce8" table:formula="of:=INT(MID([.B11];6;1))" office:value-type="float" office:value="0" calcext:value-type="float">
            <text:p>0</text:p>
          </table:table-cell>
          <table:table-cell table:style-name="ce10" table:formula="of:=INT(MID([.B11];5;1))" office:value-type="float" office:value="1" calcext:value-type="float">
            <text:p>1</text:p>
          </table:table-cell>
          <table:table-cell table:style-name="ce6" table:formula="of:=INT(MID([.B11];4;1))" office:value-type="float" office:value="0" calcext:value-type="float">
            <text:p>0</text:p>
          </table:table-cell>
          <table:table-cell table:style-name="ce10" table:formula="of:=INT(MID([.B11];3;1))" office:value-type="float" office:value="0" calcext:value-type="float">
            <text:p>0</text:p>
          </table:table-cell>
          <table:table-cell table:style-name="ce10" table:formula="of:=INT(MID([.B11];2;1))" office:value-type="float" office:value="0" calcext:value-type="float">
            <text:p>0</text:p>
          </table:table-cell>
          <table:table-cell table:style-name="ce6" table:formula="of:=INT(MID([.B11];1;1))" office:value-type="float" office:value="0" calcext:value-type="float">
            <text:p>0</text:p>
          </table:table-cell>
          <table:table-cell table:style-name="ce13" table:formula="of:=VLOOKUP(BIN2DEC(CONCATENATE([.C11];[.D11]));[Sheet2.$A$2:.$B$5];2)" office:value-type="string" office:string-value="Ocean" calcext:value-type="string">
            <text:p>Ocean</text:p>
          </table:table-cell>
          <table:table-cell table:style-name="ce13" table:formula="of:=VLOOKUP([.E11];[Sheet2.$A$8:.$B$9];2)" office:value-type="string" office:string-value="No snow/ice" calcext:value-type="string">
            <text:p>No snow/ice</text:p>
          </table:table-cell>
          <table:table-cell table:style-name="ce14" table:formula="of:=VLOOKUP([.F11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11];[Sheet2.$A$16:.$B$17];2)" office:value-type="string" office:string-value="No cirrus" calcext:value-type="string">
            <text:p>No cirrus</text:p>
          </table:table-cell>
          <table:table-cell table:style-name="ce14" table:formula="of:=VLOOKUP([.H11];[Sheet2.$A$20:.$B$21];2)" office:value-type="string" office:string-value="No clouds" calcext:value-type="string">
            <text:p>No clouds</text:p>
          </table:table-cell>
          <table:table-cell table:style-name="ce14" table:formula="of:=VLOOKUP([.I11];[Sheet2.$A$24:.$B$25];2)" office:value-type="string" office:string-value="No shadow" calcext:value-type="string">
            <text:p>No shadow</text:p>
          </table:table-cell>
          <table:table-cell table:style-name="ce14" table:formula="of:=VLOOKUP([.J11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BIN([Sheet1.A12];8)" office:value-type="string" office:string-value="00001100" calcext:value-type="string">
            <text:p>00001100</text:p>
          </table:table-cell>
          <table:table-cell table:style-name="ce6" table:formula="of:=INT(MID([.B12];7;1))" office:value-type="float" office:value="0" calcext:value-type="float">
            <text:p>0</text:p>
          </table:table-cell>
          <table:table-cell table:style-name="ce8" table:formula="of:=INT(MID([.B12];8;1))" office:value-type="float" office:value="0" calcext:value-type="float">
            <text:p>0</text:p>
          </table:table-cell>
          <table:table-cell table:style-name="ce8" table:formula="of:=INT(MID([.B12];6;1))" office:value-type="float" office:value="1" calcext:value-type="float">
            <text:p>1</text:p>
          </table:table-cell>
          <table:table-cell table:style-name="ce10" table:formula="of:=INT(MID([.B12];5;1))" office:value-type="float" office:value="1" calcext:value-type="float">
            <text:p>1</text:p>
          </table:table-cell>
          <table:table-cell table:style-name="ce6" table:formula="of:=INT(MID([.B12];4;1))" office:value-type="float" office:value="0" calcext:value-type="float">
            <text:p>0</text:p>
          </table:table-cell>
          <table:table-cell table:style-name="ce10" table:formula="of:=INT(MID([.B12];3;1))" office:value-type="float" office:value="0" calcext:value-type="float">
            <text:p>0</text:p>
          </table:table-cell>
          <table:table-cell table:style-name="ce10" table:formula="of:=INT(MID([.B12];2;1))" office:value-type="float" office:value="0" calcext:value-type="float">
            <text:p>0</text:p>
          </table:table-cell>
          <table:table-cell table:style-name="ce6" table:formula="of:=INT(MID([.B12];1;1))" office:value-type="float" office:value="0" calcext:value-type="float">
            <text:p>0</text:p>
          </table:table-cell>
          <table:table-cell table:style-name="ce13" table:formula="of:=VLOOKUP(BIN2DEC(CONCATENATE([.C12];[.D12]));[Sheet2.$A$2:.$B$5];2)" office:value-type="string" office:string-value="Land" calcext:value-type="string">
            <text:p>Land</text:p>
          </table:table-cell>
          <table:table-cell table:style-name="ce13" table:formula="of:=VLOOKUP([.E12];[Sheet2.$A$8:.$B$9];2)" office:value-type="string" office:string-value="Snow/ice" calcext:value-type="string">
            <text:p>Snow/ice</text:p>
          </table:table-cell>
          <table:table-cell table:style-name="ce14" table:formula="of:=VLOOKUP([.F12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12];[Sheet2.$A$16:.$B$17];2)" office:value-type="string" office:string-value="No cirrus" calcext:value-type="string">
            <text:p>No cirrus</text:p>
          </table:table-cell>
          <table:table-cell table:style-name="ce14" table:formula="of:=VLOOKUP([.H12];[Sheet2.$A$20:.$B$21];2)" office:value-type="string" office:string-value="No clouds" calcext:value-type="string">
            <text:p>No clouds</text:p>
          </table:table-cell>
          <table:table-cell table:style-name="ce14" table:formula="of:=VLOOKUP([.I12];[Sheet2.$A$24:.$B$25];2)" office:value-type="string" office:string-value="No shadow" calcext:value-type="string">
            <text:p>No shadow</text:p>
          </table:table-cell>
          <table:table-cell table:style-name="ce14" table:formula="of:=VLOOKUP([.J12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BIN([Sheet1.A13];8)" office:value-type="string" office:string-value="00001101" calcext:value-type="string">
            <text:p>00001101</text:p>
          </table:table-cell>
          <table:table-cell table:style-name="ce6" table:formula="of:=INT(MID([.B13];7;1))" office:value-type="float" office:value="0" calcext:value-type="float">
            <text:p>0</text:p>
          </table:table-cell>
          <table:table-cell table:style-name="ce8" table:formula="of:=INT(MID([.B13];8;1))" office:value-type="float" office:value="1" calcext:value-type="float">
            <text:p>1</text:p>
          </table:table-cell>
          <table:table-cell table:style-name="ce8" table:formula="of:=INT(MID([.B13];6;1))" office:value-type="float" office:value="1" calcext:value-type="float">
            <text:p>1</text:p>
          </table:table-cell>
          <table:table-cell table:style-name="ce10" table:formula="of:=INT(MID([.B13];5;1))" office:value-type="float" office:value="1" calcext:value-type="float">
            <text:p>1</text:p>
          </table:table-cell>
          <table:table-cell table:style-name="ce6" table:formula="of:=INT(MID([.B13];4;1))" office:value-type="float" office:value="0" calcext:value-type="float">
            <text:p>0</text:p>
          </table:table-cell>
          <table:table-cell table:style-name="ce10" table:formula="of:=INT(MID([.B13];3;1))" office:value-type="float" office:value="0" calcext:value-type="float">
            <text:p>0</text:p>
          </table:table-cell>
          <table:table-cell table:style-name="ce10" table:formula="of:=INT(MID([.B13];2;1))" office:value-type="float" office:value="0" calcext:value-type="float">
            <text:p>0</text:p>
          </table:table-cell>
          <table:table-cell table:style-name="ce6" table:formula="of:=INT(MID([.B13];1;1))" office:value-type="float" office:value="0" calcext:value-type="float">
            <text:p>0</text:p>
          </table:table-cell>
          <table:table-cell table:style-name="ce13" table:formula="of:=VLOOKUP(BIN2DEC(CONCATENATE([.C13];[.D13]));[Sheet2.$A$2:.$B$5];2)" office:value-type="string" office:string-value="Shore" calcext:value-type="string">
            <text:p>Shore</text:p>
          </table:table-cell>
          <table:table-cell table:style-name="ce13" table:formula="of:=VLOOKUP([.E13];[Sheet2.$A$8:.$B$9];2)" office:value-type="string" office:string-value="Snow/ice" calcext:value-type="string">
            <text:p>Snow/ice</text:p>
          </table:table-cell>
          <table:table-cell table:style-name="ce14" table:formula="of:=VLOOKUP([.F13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13];[Sheet2.$A$16:.$B$17];2)" office:value-type="string" office:string-value="No cirrus" calcext:value-type="string">
            <text:p>No cirrus</text:p>
          </table:table-cell>
          <table:table-cell table:style-name="ce14" table:formula="of:=VLOOKUP([.H13];[Sheet2.$A$20:.$B$21];2)" office:value-type="string" office:string-value="No clouds" calcext:value-type="string">
            <text:p>No clouds</text:p>
          </table:table-cell>
          <table:table-cell table:style-name="ce14" table:formula="of:=VLOOKUP([.I13];[Sheet2.$A$24:.$B$25];2)" office:value-type="string" office:string-value="No shadow" calcext:value-type="string">
            <text:p>No shadow</text:p>
          </table:table-cell>
          <table:table-cell table:style-name="ce14" table:formula="of:=VLOOKUP([.J13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BIN([Sheet1.A14];8)" office:value-type="string" office:string-value="00001110" calcext:value-type="string">
            <text:p>00001110</text:p>
          </table:table-cell>
          <table:table-cell table:style-name="ce6" table:formula="of:=INT(MID([.B14];7;1))" office:value-type="float" office:value="1" calcext:value-type="float">
            <text:p>1</text:p>
          </table:table-cell>
          <table:table-cell table:style-name="ce8" table:formula="of:=INT(MID([.B14];8;1))" office:value-type="float" office:value="0" calcext:value-type="float">
            <text:p>0</text:p>
          </table:table-cell>
          <table:table-cell table:style-name="ce8" table:formula="of:=INT(MID([.B14];6;1))" office:value-type="float" office:value="1" calcext:value-type="float">
            <text:p>1</text:p>
          </table:table-cell>
          <table:table-cell table:style-name="ce10" table:formula="of:=INT(MID([.B14];5;1))" office:value-type="float" office:value="1" calcext:value-type="float">
            <text:p>1</text:p>
          </table:table-cell>
          <table:table-cell table:style-name="ce6" table:formula="of:=INT(MID([.B14];4;1))" office:value-type="float" office:value="0" calcext:value-type="float">
            <text:p>0</text:p>
          </table:table-cell>
          <table:table-cell table:style-name="ce10" table:formula="of:=INT(MID([.B14];3;1))" office:value-type="float" office:value="0" calcext:value-type="float">
            <text:p>0</text:p>
          </table:table-cell>
          <table:table-cell table:style-name="ce10" table:formula="of:=INT(MID([.B14];2;1))" office:value-type="float" office:value="0" calcext:value-type="float">
            <text:p>0</text:p>
          </table:table-cell>
          <table:table-cell table:style-name="ce6" table:formula="of:=INT(MID([.B14];1;1))" office:value-type="float" office:value="0" calcext:value-type="float">
            <text:p>0</text:p>
          </table:table-cell>
          <table:table-cell table:style-name="ce13" table:formula="of:=VLOOKUP(BIN2DEC(CONCATENATE([.C14];[.D14]));[Sheet2.$A$2:.$B$5];2)" office:value-type="string" office:string-value="Freshwater" calcext:value-type="string">
            <text:p>Freshwater</text:p>
          </table:table-cell>
          <table:table-cell table:style-name="ce13" table:formula="of:=VLOOKUP([.E14];[Sheet2.$A$8:.$B$9];2)" office:value-type="string" office:string-value="Snow/ice" calcext:value-type="string">
            <text:p>Snow/ice</text:p>
          </table:table-cell>
          <table:table-cell table:style-name="ce14" table:formula="of:=VLOOKUP([.F14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14];[Sheet2.$A$16:.$B$17];2)" office:value-type="string" office:string-value="No cirrus" calcext:value-type="string">
            <text:p>No cirrus</text:p>
          </table:table-cell>
          <table:table-cell table:style-name="ce14" table:formula="of:=VLOOKUP([.H14];[Sheet2.$A$20:.$B$21];2)" office:value-type="string" office:string-value="No clouds" calcext:value-type="string">
            <text:p>No clouds</text:p>
          </table:table-cell>
          <table:table-cell table:style-name="ce14" table:formula="of:=VLOOKUP([.I14];[Sheet2.$A$24:.$B$25];2)" office:value-type="string" office:string-value="No shadow" calcext:value-type="string">
            <text:p>No shadow</text:p>
          </table:table-cell>
          <table:table-cell table:style-name="ce14" table:formula="of:=VLOOKUP([.J14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BIN([Sheet1.A15];8)" office:value-type="string" office:string-value="00100000" calcext:value-type="string">
            <text:p>00100000</text:p>
          </table:table-cell>
          <table:table-cell table:style-name="ce6" table:formula="of:=INT(MID([.B15];7;1))" office:value-type="float" office:value="0" calcext:value-type="float">
            <text:p>0</text:p>
          </table:table-cell>
          <table:table-cell table:style-name="ce8" table:formula="of:=INT(MID([.B15];8;1))" office:value-type="float" office:value="0" calcext:value-type="float">
            <text:p>0</text:p>
          </table:table-cell>
          <table:table-cell table:style-name="ce8" table:formula="of:=INT(MID([.B15];6;1))" office:value-type="float" office:value="0" calcext:value-type="float">
            <text:p>0</text:p>
          </table:table-cell>
          <table:table-cell table:style-name="ce10" table:formula="of:=INT(MID([.B15];5;1))" office:value-type="float" office:value="0" calcext:value-type="float">
            <text:p>0</text:p>
          </table:table-cell>
          <table:table-cell table:style-name="ce6" table:formula="of:=INT(MID([.B15];4;1))" office:value-type="float" office:value="0" calcext:value-type="float">
            <text:p>0</text:p>
          </table:table-cell>
          <table:table-cell table:style-name="ce10" table:formula="of:=INT(MID([.B15];3;1))" office:value-type="float" office:value="1" calcext:value-type="float">
            <text:p>1</text:p>
          </table:table-cell>
          <table:table-cell table:style-name="ce10" table:formula="of:=INT(MID([.B15];2;1))" office:value-type="float" office:value="0" calcext:value-type="float">
            <text:p>0</text:p>
          </table:table-cell>
          <table:table-cell table:style-name="ce6" table:formula="of:=INT(MID([.B15];1;1))" office:value-type="float" office:value="0" calcext:value-type="float">
            <text:p>0</text:p>
          </table:table-cell>
          <table:table-cell table:style-name="ce13" table:formula="of:=VLOOKUP(BIN2DEC(CONCATENATE([.C15];[.D15]));[Sheet2.$A$2:.$B$5];2)" office:value-type="string" office:string-value="Land" calcext:value-type="string">
            <text:p>Land</text:p>
          </table:table-cell>
          <table:table-cell table:style-name="ce13" table:formula="of:=VLOOKUP([.E15];[Sheet2.$A$8:.$B$9];2)" office:value-type="string" office:string-value="No snow/ice" calcext:value-type="string">
            <text:p>No snow/ice</text:p>
          </table:table-cell>
          <table:table-cell table:style-name="ce14" table:formula="of:=VLOOKUP([.F15];[Sheet2.$A$12:.$B$13];2)" office:value-type="string" office:string-value="No aerosol" calcext:value-type="string">
            <text:p>No aerosol</text:p>
          </table:table-cell>
          <table:table-cell table:style-name="ce14" table:formula="of:=VLOOKUP([.G15];[Sheet2.$A$16:.$B$17];2)" office:value-type="string" office:string-value="No cirrus" calcext:value-type="string">
            <text:p>No cirrus</text:p>
          </table:table-cell>
          <table:table-cell table:style-name="ce14" table:formula="of:=VLOOKUP([.H15];[Sheet2.$A$20:.$B$21];2)" office:value-type="string" office:string-value="Clouds" calcext:value-type="string">
            <text:p>Clouds</text:p>
          </table:table-cell>
          <table:table-cell table:style-name="ce14" table:formula="of:=VLOOKUP([.I15];[Sheet2.$A$24:.$B$25];2)" office:value-type="string" office:string-value="No shadow" calcext:value-type="string">
            <text:p>No shadow</text:p>
          </table:table-cell>
          <table:table-cell table:style-name="ce14" table:formula="of:=VLOOKUP([.J15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BIN([Sheet1.A16];8)" office:value-type="string" office:string-value="00100001" calcext:value-type="string">
            <text:p>00100001</text:p>
          </table:table-cell>
          <table:table-cell table:style-name="ce6" table:formula="of:=INT(MID([.B16];7;1))" office:value-type="float" office:value="0" calcext:value-type="float">
            <text:p>0</text:p>
          </table:table-cell>
          <table:table-cell table:style-name="ce8" table:formula="of:=INT(MID([.B16];8;1))" office:value-type="float" office:value="1" calcext:value-type="float">
            <text:p>1</text:p>
          </table:table-cell>
          <table:table-cell table:style-name="ce8" table:formula="of:=INT(MID([.B16];6;1))" office:value-type="float" office:value="0" calcext:value-type="float">
            <text:p>0</text:p>
          </table:table-cell>
          <table:table-cell table:style-name="ce10" table:formula="of:=INT(MID([.B16];5;1))" office:value-type="float" office:value="0" calcext:value-type="float">
            <text:p>0</text:p>
          </table:table-cell>
          <table:table-cell table:style-name="ce6" table:formula="of:=INT(MID([.B16];4;1))" office:value-type="float" office:value="0" calcext:value-type="float">
            <text:p>0</text:p>
          </table:table-cell>
          <table:table-cell table:style-name="ce10" table:formula="of:=INT(MID([.B16];3;1))" office:value-type="float" office:value="1" calcext:value-type="float">
            <text:p>1</text:p>
          </table:table-cell>
          <table:table-cell table:style-name="ce10" table:formula="of:=INT(MID([.B16];2;1))" office:value-type="float" office:value="0" calcext:value-type="float">
            <text:p>0</text:p>
          </table:table-cell>
          <table:table-cell table:style-name="ce6" table:formula="of:=INT(MID([.B16];1;1))" office:value-type="float" office:value="0" calcext:value-type="float">
            <text:p>0</text:p>
          </table:table-cell>
          <table:table-cell table:style-name="ce13" table:formula="of:=VLOOKUP(BIN2DEC(CONCATENATE([.C16];[.D16]));[Sheet2.$A$2:.$B$5];2)" office:value-type="string" office:string-value="Shore" calcext:value-type="string">
            <text:p>Shore</text:p>
          </table:table-cell>
          <table:table-cell table:style-name="ce13" table:formula="of:=VLOOKUP([.E16];[Sheet2.$A$8:.$B$9];2)" office:value-type="string" office:string-value="No snow/ice" calcext:value-type="string">
            <text:p>No snow/ice</text:p>
          </table:table-cell>
          <table:table-cell table:style-name="ce14" table:formula="of:=VLOOKUP([.F16];[Sheet2.$A$12:.$B$13];2)" office:value-type="string" office:string-value="No aerosol" calcext:value-type="string">
            <text:p>No aerosol</text:p>
          </table:table-cell>
          <table:table-cell table:style-name="ce14" table:formula="of:=VLOOKUP([.G16];[Sheet2.$A$16:.$B$17];2)" office:value-type="string" office:string-value="No cirrus" calcext:value-type="string">
            <text:p>No cirrus</text:p>
          </table:table-cell>
          <table:table-cell table:style-name="ce14" table:formula="of:=VLOOKUP([.H16];[Sheet2.$A$20:.$B$21];2)" office:value-type="string" office:string-value="Clouds" calcext:value-type="string">
            <text:p>Clouds</text:p>
          </table:table-cell>
          <table:table-cell table:style-name="ce14" table:formula="of:=VLOOKUP([.I16];[Sheet2.$A$24:.$B$25];2)" office:value-type="string" office:string-value="No shadow" calcext:value-type="string">
            <text:p>No shadow</text:p>
          </table:table-cell>
          <table:table-cell table:style-name="ce14" table:formula="of:=VLOOKUP([.J16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BIN([Sheet1.A17];8)" office:value-type="string" office:string-value="00100010" calcext:value-type="string">
            <text:p>00100010</text:p>
          </table:table-cell>
          <table:table-cell table:style-name="ce6" table:formula="of:=INT(MID([.B17];7;1))" office:value-type="float" office:value="1" calcext:value-type="float">
            <text:p>1</text:p>
          </table:table-cell>
          <table:table-cell table:style-name="ce8" table:formula="of:=INT(MID([.B17];8;1))" office:value-type="float" office:value="0" calcext:value-type="float">
            <text:p>0</text:p>
          </table:table-cell>
          <table:table-cell table:style-name="ce8" table:formula="of:=INT(MID([.B17];6;1))" office:value-type="float" office:value="0" calcext:value-type="float">
            <text:p>0</text:p>
          </table:table-cell>
          <table:table-cell table:style-name="ce10" table:formula="of:=INT(MID([.B17];5;1))" office:value-type="float" office:value="0" calcext:value-type="float">
            <text:p>0</text:p>
          </table:table-cell>
          <table:table-cell table:style-name="ce6" table:formula="of:=INT(MID([.B17];4;1))" office:value-type="float" office:value="0" calcext:value-type="float">
            <text:p>0</text:p>
          </table:table-cell>
          <table:table-cell table:style-name="ce10" table:formula="of:=INT(MID([.B17];3;1))" office:value-type="float" office:value="1" calcext:value-type="float">
            <text:p>1</text:p>
          </table:table-cell>
          <table:table-cell table:style-name="ce10" table:formula="of:=INT(MID([.B17];2;1))" office:value-type="float" office:value="0" calcext:value-type="float">
            <text:p>0</text:p>
          </table:table-cell>
          <table:table-cell table:style-name="ce6" table:formula="of:=INT(MID([.B17];1;1))" office:value-type="float" office:value="0" calcext:value-type="float">
            <text:p>0</text:p>
          </table:table-cell>
          <table:table-cell table:style-name="ce13" table:formula="of:=VLOOKUP(BIN2DEC(CONCATENATE([.C17];[.D17]));[Sheet2.$A$2:.$B$5];2)" office:value-type="string" office:string-value="Freshwater" calcext:value-type="string">
            <text:p>Freshwater</text:p>
          </table:table-cell>
          <table:table-cell table:style-name="ce13" table:formula="of:=VLOOKUP([.E17];[Sheet2.$A$8:.$B$9];2)" office:value-type="string" office:string-value="No snow/ice" calcext:value-type="string">
            <text:p>No snow/ice</text:p>
          </table:table-cell>
          <table:table-cell table:style-name="ce14" table:formula="of:=VLOOKUP([.F17];[Sheet2.$A$12:.$B$13];2)" office:value-type="string" office:string-value="No aerosol" calcext:value-type="string">
            <text:p>No aerosol</text:p>
          </table:table-cell>
          <table:table-cell table:style-name="ce14" table:formula="of:=VLOOKUP([.G17];[Sheet2.$A$16:.$B$17];2)" office:value-type="string" office:string-value="No cirrus" calcext:value-type="string">
            <text:p>No cirrus</text:p>
          </table:table-cell>
          <table:table-cell table:style-name="ce14" table:formula="of:=VLOOKUP([.H17];[Sheet2.$A$20:.$B$21];2)" office:value-type="string" office:string-value="Clouds" calcext:value-type="string">
            <text:p>Clouds</text:p>
          </table:table-cell>
          <table:table-cell table:style-name="ce14" table:formula="of:=VLOOKUP([.I17];[Sheet2.$A$24:.$B$25];2)" office:value-type="string" office:string-value="No shadow" calcext:value-type="string">
            <text:p>No shadow</text:p>
          </table:table-cell>
          <table:table-cell table:style-name="ce14" table:formula="of:=VLOOKUP([.J17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BIN([Sheet1.A18];8)" office:value-type="string" office:string-value="00100011" calcext:value-type="string">
            <text:p>00100011</text:p>
          </table:table-cell>
          <table:table-cell table:style-name="ce6" table:formula="of:=INT(MID([.B18];7;1))" office:value-type="float" office:value="1" calcext:value-type="float">
            <text:p>1</text:p>
          </table:table-cell>
          <table:table-cell table:style-name="ce8" table:formula="of:=INT(MID([.B18];8;1))" office:value-type="float" office:value="1" calcext:value-type="float">
            <text:p>1</text:p>
          </table:table-cell>
          <table:table-cell table:style-name="ce8" table:formula="of:=INT(MID([.B18];6;1))" office:value-type="float" office:value="0" calcext:value-type="float">
            <text:p>0</text:p>
          </table:table-cell>
          <table:table-cell table:style-name="ce10" table:formula="of:=INT(MID([.B18];5;1))" office:value-type="float" office:value="0" calcext:value-type="float">
            <text:p>0</text:p>
          </table:table-cell>
          <table:table-cell table:style-name="ce6" table:formula="of:=INT(MID([.B18];4;1))" office:value-type="float" office:value="0" calcext:value-type="float">
            <text:p>0</text:p>
          </table:table-cell>
          <table:table-cell table:style-name="ce10" table:formula="of:=INT(MID([.B18];3;1))" office:value-type="float" office:value="1" calcext:value-type="float">
            <text:p>1</text:p>
          </table:table-cell>
          <table:table-cell table:style-name="ce10" table:formula="of:=INT(MID([.B18];2;1))" office:value-type="float" office:value="0" calcext:value-type="float">
            <text:p>0</text:p>
          </table:table-cell>
          <table:table-cell table:style-name="ce6" table:formula="of:=INT(MID([.B18];1;1))" office:value-type="float" office:value="0" calcext:value-type="float">
            <text:p>0</text:p>
          </table:table-cell>
          <table:table-cell table:style-name="ce13" table:formula="of:=VLOOKUP(BIN2DEC(CONCATENATE([.C18];[.D18]));[Sheet2.$A$2:.$B$5];2)" office:value-type="string" office:string-value="Ocean" calcext:value-type="string">
            <text:p>Ocean</text:p>
          </table:table-cell>
          <table:table-cell table:style-name="ce13" table:formula="of:=VLOOKUP([.E18];[Sheet2.$A$8:.$B$9];2)" office:value-type="string" office:string-value="No snow/ice" calcext:value-type="string">
            <text:p>No snow/ice</text:p>
          </table:table-cell>
          <table:table-cell table:style-name="ce14" table:formula="of:=VLOOKUP([.F18];[Sheet2.$A$12:.$B$13];2)" office:value-type="string" office:string-value="No aerosol" calcext:value-type="string">
            <text:p>No aerosol</text:p>
          </table:table-cell>
          <table:table-cell table:style-name="ce14" table:formula="of:=VLOOKUP([.G18];[Sheet2.$A$16:.$B$17];2)" office:value-type="string" office:string-value="No cirrus" calcext:value-type="string">
            <text:p>No cirrus</text:p>
          </table:table-cell>
          <table:table-cell table:style-name="ce14" table:formula="of:=VLOOKUP([.H18];[Sheet2.$A$20:.$B$21];2)" office:value-type="string" office:string-value="Clouds" calcext:value-type="string">
            <text:p>Clouds</text:p>
          </table:table-cell>
          <table:table-cell table:style-name="ce14" table:formula="of:=VLOOKUP([.I18];[Sheet2.$A$24:.$B$25];2)" office:value-type="string" office:string-value="No shadow" calcext:value-type="string">
            <text:p>No shadow</text:p>
          </table:table-cell>
          <table:table-cell table:style-name="ce14" table:formula="of:=VLOOKUP([.J18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BIN([Sheet1.A19];8)" office:value-type="string" office:string-value="00100100" calcext:value-type="string">
            <text:p>00100100</text:p>
          </table:table-cell>
          <table:table-cell table:style-name="ce6" table:formula="of:=INT(MID([.B19];7;1))" office:value-type="float" office:value="0" calcext:value-type="float">
            <text:p>0</text:p>
          </table:table-cell>
          <table:table-cell table:style-name="ce8" table:formula="of:=INT(MID([.B19];8;1))" office:value-type="float" office:value="0" calcext:value-type="float">
            <text:p>0</text:p>
          </table:table-cell>
          <table:table-cell table:style-name="ce8" table:formula="of:=INT(MID([.B19];6;1))" office:value-type="float" office:value="1" calcext:value-type="float">
            <text:p>1</text:p>
          </table:table-cell>
          <table:table-cell table:style-name="ce10" table:formula="of:=INT(MID([.B19];5;1))" office:value-type="float" office:value="0" calcext:value-type="float">
            <text:p>0</text:p>
          </table:table-cell>
          <table:table-cell table:style-name="ce6" table:formula="of:=INT(MID([.B19];4;1))" office:value-type="float" office:value="0" calcext:value-type="float">
            <text:p>0</text:p>
          </table:table-cell>
          <table:table-cell table:style-name="ce10" table:formula="of:=INT(MID([.B19];3;1))" office:value-type="float" office:value="1" calcext:value-type="float">
            <text:p>1</text:p>
          </table:table-cell>
          <table:table-cell table:style-name="ce10" table:formula="of:=INT(MID([.B19];2;1))" office:value-type="float" office:value="0" calcext:value-type="float">
            <text:p>0</text:p>
          </table:table-cell>
          <table:table-cell table:style-name="ce6" table:formula="of:=INT(MID([.B19];1;1))" office:value-type="float" office:value="0" calcext:value-type="float">
            <text:p>0</text:p>
          </table:table-cell>
          <table:table-cell table:style-name="ce13" table:formula="of:=VLOOKUP(BIN2DEC(CONCATENATE([.C19];[.D19]));[Sheet2.$A$2:.$B$5];2)" office:value-type="string" office:string-value="Land" calcext:value-type="string">
            <text:p>Land</text:p>
          </table:table-cell>
          <table:table-cell table:style-name="ce13" table:formula="of:=VLOOKUP([.E19];[Sheet2.$A$8:.$B$9];2)" office:value-type="string" office:string-value="Snow/ice" calcext:value-type="string">
            <text:p>Snow/ice</text:p>
          </table:table-cell>
          <table:table-cell table:style-name="ce14" table:formula="of:=VLOOKUP([.F19];[Sheet2.$A$12:.$B$13];2)" office:value-type="string" office:string-value="No aerosol" calcext:value-type="string">
            <text:p>No aerosol</text:p>
          </table:table-cell>
          <table:table-cell table:style-name="ce14" table:formula="of:=VLOOKUP([.G19];[Sheet2.$A$16:.$B$17];2)" office:value-type="string" office:string-value="No cirrus" calcext:value-type="string">
            <text:p>No cirrus</text:p>
          </table:table-cell>
          <table:table-cell table:style-name="ce14" table:formula="of:=VLOOKUP([.H19];[Sheet2.$A$20:.$B$21];2)" office:value-type="string" office:string-value="Clouds" calcext:value-type="string">
            <text:p>Clouds</text:p>
          </table:table-cell>
          <table:table-cell table:style-name="ce14" table:formula="of:=VLOOKUP([.I19];[Sheet2.$A$24:.$B$25];2)" office:value-type="string" office:string-value="No shadow" calcext:value-type="string">
            <text:p>No shadow</text:p>
          </table:table-cell>
          <table:table-cell table:style-name="ce14" table:formula="of:=VLOOKUP([.J19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BIN([Sheet1.A20];8)" office:value-type="string" office:string-value="00100101" calcext:value-type="string">
            <text:p>00100101</text:p>
          </table:table-cell>
          <table:table-cell table:style-name="ce6" table:formula="of:=INT(MID([.B20];7;1))" office:value-type="float" office:value="0" calcext:value-type="float">
            <text:p>0</text:p>
          </table:table-cell>
          <table:table-cell table:style-name="ce8" table:formula="of:=INT(MID([.B20];8;1))" office:value-type="float" office:value="1" calcext:value-type="float">
            <text:p>1</text:p>
          </table:table-cell>
          <table:table-cell table:style-name="ce8" table:formula="of:=INT(MID([.B20];6;1))" office:value-type="float" office:value="1" calcext:value-type="float">
            <text:p>1</text:p>
          </table:table-cell>
          <table:table-cell table:style-name="ce10" table:formula="of:=INT(MID([.B20];5;1))" office:value-type="float" office:value="0" calcext:value-type="float">
            <text:p>0</text:p>
          </table:table-cell>
          <table:table-cell table:style-name="ce6" table:formula="of:=INT(MID([.B20];4;1))" office:value-type="float" office:value="0" calcext:value-type="float">
            <text:p>0</text:p>
          </table:table-cell>
          <table:table-cell table:style-name="ce10" table:formula="of:=INT(MID([.B20];3;1))" office:value-type="float" office:value="1" calcext:value-type="float">
            <text:p>1</text:p>
          </table:table-cell>
          <table:table-cell table:style-name="ce10" table:formula="of:=INT(MID([.B20];2;1))" office:value-type="float" office:value="0" calcext:value-type="float">
            <text:p>0</text:p>
          </table:table-cell>
          <table:table-cell table:style-name="ce6" table:formula="of:=INT(MID([.B20];1;1))" office:value-type="float" office:value="0" calcext:value-type="float">
            <text:p>0</text:p>
          </table:table-cell>
          <table:table-cell table:style-name="ce13" table:formula="of:=VLOOKUP(BIN2DEC(CONCATENATE([.C20];[.D20]));[Sheet2.$A$2:.$B$5];2)" office:value-type="string" office:string-value="Shore" calcext:value-type="string">
            <text:p>Shore</text:p>
          </table:table-cell>
          <table:table-cell table:style-name="ce13" table:formula="of:=VLOOKUP([.E20];[Sheet2.$A$8:.$B$9];2)" office:value-type="string" office:string-value="Snow/ice" calcext:value-type="string">
            <text:p>Snow/ice</text:p>
          </table:table-cell>
          <table:table-cell table:style-name="ce14" table:formula="of:=VLOOKUP([.F20];[Sheet2.$A$12:.$B$13];2)" office:value-type="string" office:string-value="No aerosol" calcext:value-type="string">
            <text:p>No aerosol</text:p>
          </table:table-cell>
          <table:table-cell table:style-name="ce14" table:formula="of:=VLOOKUP([.G20];[Sheet2.$A$16:.$B$17];2)" office:value-type="string" office:string-value="No cirrus" calcext:value-type="string">
            <text:p>No cirrus</text:p>
          </table:table-cell>
          <table:table-cell table:style-name="ce14" table:formula="of:=VLOOKUP([.H20];[Sheet2.$A$20:.$B$21];2)" office:value-type="string" office:string-value="Clouds" calcext:value-type="string">
            <text:p>Clouds</text:p>
          </table:table-cell>
          <table:table-cell table:style-name="ce14" table:formula="of:=VLOOKUP([.I20];[Sheet2.$A$24:.$B$25];2)" office:value-type="string" office:string-value="No shadow" calcext:value-type="string">
            <text:p>No shadow</text:p>
          </table:table-cell>
          <table:table-cell table:style-name="ce14" table:formula="of:=VLOOKUP([.J20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BIN([Sheet1.A21];8)" office:value-type="string" office:string-value="00100110" calcext:value-type="string">
            <text:p>00100110</text:p>
          </table:table-cell>
          <table:table-cell table:style-name="ce6" table:formula="of:=INT(MID([.B21];7;1))" office:value-type="float" office:value="1" calcext:value-type="float">
            <text:p>1</text:p>
          </table:table-cell>
          <table:table-cell table:style-name="ce8" table:formula="of:=INT(MID([.B21];8;1))" office:value-type="float" office:value="0" calcext:value-type="float">
            <text:p>0</text:p>
          </table:table-cell>
          <table:table-cell table:style-name="ce8" table:formula="of:=INT(MID([.B21];6;1))" office:value-type="float" office:value="1" calcext:value-type="float">
            <text:p>1</text:p>
          </table:table-cell>
          <table:table-cell table:style-name="ce10" table:formula="of:=INT(MID([.B21];5;1))" office:value-type="float" office:value="0" calcext:value-type="float">
            <text:p>0</text:p>
          </table:table-cell>
          <table:table-cell table:style-name="ce6" table:formula="of:=INT(MID([.B21];4;1))" office:value-type="float" office:value="0" calcext:value-type="float">
            <text:p>0</text:p>
          </table:table-cell>
          <table:table-cell table:style-name="ce10" table:formula="of:=INT(MID([.B21];3;1))" office:value-type="float" office:value="1" calcext:value-type="float">
            <text:p>1</text:p>
          </table:table-cell>
          <table:table-cell table:style-name="ce10" table:formula="of:=INT(MID([.B21];2;1))" office:value-type="float" office:value="0" calcext:value-type="float">
            <text:p>0</text:p>
          </table:table-cell>
          <table:table-cell table:style-name="ce6" table:formula="of:=INT(MID([.B21];1;1))" office:value-type="float" office:value="0" calcext:value-type="float">
            <text:p>0</text:p>
          </table:table-cell>
          <table:table-cell table:style-name="ce13" table:formula="of:=VLOOKUP(BIN2DEC(CONCATENATE([.C21];[.D21]));[Sheet2.$A$2:.$B$5];2)" office:value-type="string" office:string-value="Freshwater" calcext:value-type="string">
            <text:p>Freshwater</text:p>
          </table:table-cell>
          <table:table-cell table:style-name="ce13" table:formula="of:=VLOOKUP([.E21];[Sheet2.$A$8:.$B$9];2)" office:value-type="string" office:string-value="Snow/ice" calcext:value-type="string">
            <text:p>Snow/ice</text:p>
          </table:table-cell>
          <table:table-cell table:style-name="ce14" table:formula="of:=VLOOKUP([.F21];[Sheet2.$A$12:.$B$13];2)" office:value-type="string" office:string-value="No aerosol" calcext:value-type="string">
            <text:p>No aerosol</text:p>
          </table:table-cell>
          <table:table-cell table:style-name="ce14" table:formula="of:=VLOOKUP([.G21];[Sheet2.$A$16:.$B$17];2)" office:value-type="string" office:string-value="No cirrus" calcext:value-type="string">
            <text:p>No cirrus</text:p>
          </table:table-cell>
          <table:table-cell table:style-name="ce14" table:formula="of:=VLOOKUP([.H21];[Sheet2.$A$20:.$B$21];2)" office:value-type="string" office:string-value="Clouds" calcext:value-type="string">
            <text:p>Clouds</text:p>
          </table:table-cell>
          <table:table-cell table:style-name="ce14" table:formula="of:=VLOOKUP([.I21];[Sheet2.$A$24:.$B$25];2)" office:value-type="string" office:string-value="No shadow" calcext:value-type="string">
            <text:p>No shadow</text:p>
          </table:table-cell>
          <table:table-cell table:style-name="ce14" table:formula="of:=VLOOKUP([.J21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BIN([Sheet1.A22];8)" office:value-type="string" office:string-value="00110000" calcext:value-type="string">
            <text:p>00110000</text:p>
          </table:table-cell>
          <table:table-cell table:style-name="ce6" table:formula="of:=INT(MID([.B22];7;1))" office:value-type="float" office:value="0" calcext:value-type="float">
            <text:p>0</text:p>
          </table:table-cell>
          <table:table-cell table:style-name="ce8" table:formula="of:=INT(MID([.B22];8;1))" office:value-type="float" office:value="0" calcext:value-type="float">
            <text:p>0</text:p>
          </table:table-cell>
          <table:table-cell table:style-name="ce8" table:formula="of:=INT(MID([.B22];6;1))" office:value-type="float" office:value="0" calcext:value-type="float">
            <text:p>0</text:p>
          </table:table-cell>
          <table:table-cell table:style-name="ce10" table:formula="of:=INT(MID([.B22];5;1))" office:value-type="float" office:value="0" calcext:value-type="float">
            <text:p>0</text:p>
          </table:table-cell>
          <table:table-cell table:style-name="ce6" table:formula="of:=INT(MID([.B22];4;1))" office:value-type="float" office:value="1" calcext:value-type="float">
            <text:p>1</text:p>
          </table:table-cell>
          <table:table-cell table:style-name="ce10" table:formula="of:=INT(MID([.B22];3;1))" office:value-type="float" office:value="1" calcext:value-type="float">
            <text:p>1</text:p>
          </table:table-cell>
          <table:table-cell table:style-name="ce10" table:formula="of:=INT(MID([.B22];2;1))" office:value-type="float" office:value="0" calcext:value-type="float">
            <text:p>0</text:p>
          </table:table-cell>
          <table:table-cell table:style-name="ce6" table:formula="of:=INT(MID([.B22];1;1))" office:value-type="float" office:value="0" calcext:value-type="float">
            <text:p>0</text:p>
          </table:table-cell>
          <table:table-cell table:style-name="ce13" table:formula="of:=VLOOKUP(BIN2DEC(CONCATENATE([.C22];[.D22]));[Sheet2.$A$2:.$B$5];2)" office:value-type="string" office:string-value="Land" calcext:value-type="string">
            <text:p>Land</text:p>
          </table:table-cell>
          <table:table-cell table:style-name="ce13" table:formula="of:=VLOOKUP([.E22];[Sheet2.$A$8:.$B$9];2)" office:value-type="string" office:string-value="No snow/ice" calcext:value-type="string">
            <text:p>No snow/ice</text:p>
          </table:table-cell>
          <table:table-cell table:style-name="ce14" table:formula="of:=VLOOKUP([.F22];[Sheet2.$A$12:.$B$13];2)" office:value-type="string" office:string-value="No aerosol" calcext:value-type="string">
            <text:p>No aerosol</text:p>
          </table:table-cell>
          <table:table-cell table:style-name="ce14" table:formula="of:=VLOOKUP([.G22];[Sheet2.$A$16:.$B$17];2)" office:value-type="string" office:string-value="Cirrus" calcext:value-type="string">
            <text:p>Cirrus</text:p>
          </table:table-cell>
          <table:table-cell table:style-name="ce14" table:formula="of:=VLOOKUP([.H22];[Sheet2.$A$20:.$B$21];2)" office:value-type="string" office:string-value="Clouds" calcext:value-type="string">
            <text:p>Clouds</text:p>
          </table:table-cell>
          <table:table-cell table:style-name="ce14" table:formula="of:=VLOOKUP([.I22];[Sheet2.$A$24:.$B$25];2)" office:value-type="string" office:string-value="No shadow" calcext:value-type="string">
            <text:p>No shadow</text:p>
          </table:table-cell>
          <table:table-cell table:style-name="ce14" table:formula="of:=VLOOKUP([.J22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BIN([Sheet1.A23];8)" office:value-type="string" office:string-value="00110001" calcext:value-type="string">
            <text:p>00110001</text:p>
          </table:table-cell>
          <table:table-cell table:style-name="ce6" table:formula="of:=INT(MID([.B23];7;1))" office:value-type="float" office:value="0" calcext:value-type="float">
            <text:p>0</text:p>
          </table:table-cell>
          <table:table-cell table:style-name="ce8" table:formula="of:=INT(MID([.B23];8;1))" office:value-type="float" office:value="1" calcext:value-type="float">
            <text:p>1</text:p>
          </table:table-cell>
          <table:table-cell table:style-name="ce8" table:formula="of:=INT(MID([.B23];6;1))" office:value-type="float" office:value="0" calcext:value-type="float">
            <text:p>0</text:p>
          </table:table-cell>
          <table:table-cell table:style-name="ce10" table:formula="of:=INT(MID([.B23];5;1))" office:value-type="float" office:value="0" calcext:value-type="float">
            <text:p>0</text:p>
          </table:table-cell>
          <table:table-cell table:style-name="ce6" table:formula="of:=INT(MID([.B23];4;1))" office:value-type="float" office:value="1" calcext:value-type="float">
            <text:p>1</text:p>
          </table:table-cell>
          <table:table-cell table:style-name="ce10" table:formula="of:=INT(MID([.B23];3;1))" office:value-type="float" office:value="1" calcext:value-type="float">
            <text:p>1</text:p>
          </table:table-cell>
          <table:table-cell table:style-name="ce10" table:formula="of:=INT(MID([.B23];2;1))" office:value-type="float" office:value="0" calcext:value-type="float">
            <text:p>0</text:p>
          </table:table-cell>
          <table:table-cell table:style-name="ce6" table:formula="of:=INT(MID([.B23];1;1))" office:value-type="float" office:value="0" calcext:value-type="float">
            <text:p>0</text:p>
          </table:table-cell>
          <table:table-cell table:style-name="ce13" table:formula="of:=VLOOKUP(BIN2DEC(CONCATENATE([.C23];[.D23]));[Sheet2.$A$2:.$B$5];2)" office:value-type="string" office:string-value="Shore" calcext:value-type="string">
            <text:p>Shore</text:p>
          </table:table-cell>
          <table:table-cell table:style-name="ce13" table:formula="of:=VLOOKUP([.E23];[Sheet2.$A$8:.$B$9];2)" office:value-type="string" office:string-value="No snow/ice" calcext:value-type="string">
            <text:p>No snow/ice</text:p>
          </table:table-cell>
          <table:table-cell table:style-name="ce14" table:formula="of:=VLOOKUP([.F23];[Sheet2.$A$12:.$B$13];2)" office:value-type="string" office:string-value="No aerosol" calcext:value-type="string">
            <text:p>No aerosol</text:p>
          </table:table-cell>
          <table:table-cell table:style-name="ce14" table:formula="of:=VLOOKUP([.G23];[Sheet2.$A$16:.$B$17];2)" office:value-type="string" office:string-value="Cirrus" calcext:value-type="string">
            <text:p>Cirrus</text:p>
          </table:table-cell>
          <table:table-cell table:style-name="ce14" table:formula="of:=VLOOKUP([.H23];[Sheet2.$A$20:.$B$21];2)" office:value-type="string" office:string-value="Clouds" calcext:value-type="string">
            <text:p>Clouds</text:p>
          </table:table-cell>
          <table:table-cell table:style-name="ce14" table:formula="of:=VLOOKUP([.I23];[Sheet2.$A$24:.$B$25];2)" office:value-type="string" office:string-value="No shadow" calcext:value-type="string">
            <text:p>No shadow</text:p>
          </table:table-cell>
          <table:table-cell table:style-name="ce14" table:formula="of:=VLOOKUP([.J23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BIN([Sheet1.A24];8)" office:value-type="string" office:string-value="00110010" calcext:value-type="string">
            <text:p>00110010</text:p>
          </table:table-cell>
          <table:table-cell table:style-name="ce6" table:formula="of:=INT(MID([.B24];7;1))" office:value-type="float" office:value="1" calcext:value-type="float">
            <text:p>1</text:p>
          </table:table-cell>
          <table:table-cell table:style-name="ce8" table:formula="of:=INT(MID([.B24];8;1))" office:value-type="float" office:value="0" calcext:value-type="float">
            <text:p>0</text:p>
          </table:table-cell>
          <table:table-cell table:style-name="ce8" table:formula="of:=INT(MID([.B24];6;1))" office:value-type="float" office:value="0" calcext:value-type="float">
            <text:p>0</text:p>
          </table:table-cell>
          <table:table-cell table:style-name="ce10" table:formula="of:=INT(MID([.B24];5;1))" office:value-type="float" office:value="0" calcext:value-type="float">
            <text:p>0</text:p>
          </table:table-cell>
          <table:table-cell table:style-name="ce6" table:formula="of:=INT(MID([.B24];4;1))" office:value-type="float" office:value="1" calcext:value-type="float">
            <text:p>1</text:p>
          </table:table-cell>
          <table:table-cell table:style-name="ce10" table:formula="of:=INT(MID([.B24];3;1))" office:value-type="float" office:value="1" calcext:value-type="float">
            <text:p>1</text:p>
          </table:table-cell>
          <table:table-cell table:style-name="ce10" table:formula="of:=INT(MID([.B24];2;1))" office:value-type="float" office:value="0" calcext:value-type="float">
            <text:p>0</text:p>
          </table:table-cell>
          <table:table-cell table:style-name="ce6" table:formula="of:=INT(MID([.B24];1;1))" office:value-type="float" office:value="0" calcext:value-type="float">
            <text:p>0</text:p>
          </table:table-cell>
          <table:table-cell table:style-name="ce13" table:formula="of:=VLOOKUP(BIN2DEC(CONCATENATE([.C24];[.D24]));[Sheet2.$A$2:.$B$5];2)" office:value-type="string" office:string-value="Freshwater" calcext:value-type="string">
            <text:p>Freshwater</text:p>
          </table:table-cell>
          <table:table-cell table:style-name="ce13" table:formula="of:=VLOOKUP([.E24];[Sheet2.$A$8:.$B$9];2)" office:value-type="string" office:string-value="No snow/ice" calcext:value-type="string">
            <text:p>No snow/ice</text:p>
          </table:table-cell>
          <table:table-cell table:style-name="ce14" table:formula="of:=VLOOKUP([.F24];[Sheet2.$A$12:.$B$13];2)" office:value-type="string" office:string-value="No aerosol" calcext:value-type="string">
            <text:p>No aerosol</text:p>
          </table:table-cell>
          <table:table-cell table:style-name="ce14" table:formula="of:=VLOOKUP([.G24];[Sheet2.$A$16:.$B$17];2)" office:value-type="string" office:string-value="Cirrus" calcext:value-type="string">
            <text:p>Cirrus</text:p>
          </table:table-cell>
          <table:table-cell table:style-name="ce14" table:formula="of:=VLOOKUP([.H24];[Sheet2.$A$20:.$B$21];2)" office:value-type="string" office:string-value="Clouds" calcext:value-type="string">
            <text:p>Clouds</text:p>
          </table:table-cell>
          <table:table-cell table:style-name="ce14" table:formula="of:=VLOOKUP([.I24];[Sheet2.$A$24:.$B$25];2)" office:value-type="string" office:string-value="No shadow" calcext:value-type="string">
            <text:p>No shadow</text:p>
          </table:table-cell>
          <table:table-cell table:style-name="ce14" table:formula="of:=VLOOKUP([.J24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BIN([Sheet1.A25];8)" office:value-type="string" office:string-value="00110011" calcext:value-type="string">
            <text:p>00110011</text:p>
          </table:table-cell>
          <table:table-cell table:style-name="ce6" table:formula="of:=INT(MID([.B25];7;1))" office:value-type="float" office:value="1" calcext:value-type="float">
            <text:p>1</text:p>
          </table:table-cell>
          <table:table-cell table:style-name="ce8" table:formula="of:=INT(MID([.B25];8;1))" office:value-type="float" office:value="1" calcext:value-type="float">
            <text:p>1</text:p>
          </table:table-cell>
          <table:table-cell table:style-name="ce8" table:formula="of:=INT(MID([.B25];6;1))" office:value-type="float" office:value="0" calcext:value-type="float">
            <text:p>0</text:p>
          </table:table-cell>
          <table:table-cell table:style-name="ce10" table:formula="of:=INT(MID([.B25];5;1))" office:value-type="float" office:value="0" calcext:value-type="float">
            <text:p>0</text:p>
          </table:table-cell>
          <table:table-cell table:style-name="ce6" table:formula="of:=INT(MID([.B25];4;1))" office:value-type="float" office:value="1" calcext:value-type="float">
            <text:p>1</text:p>
          </table:table-cell>
          <table:table-cell table:style-name="ce10" table:formula="of:=INT(MID([.B25];3;1))" office:value-type="float" office:value="1" calcext:value-type="float">
            <text:p>1</text:p>
          </table:table-cell>
          <table:table-cell table:style-name="ce10" table:formula="of:=INT(MID([.B25];2;1))" office:value-type="float" office:value="0" calcext:value-type="float">
            <text:p>0</text:p>
          </table:table-cell>
          <table:table-cell table:style-name="ce6" table:formula="of:=INT(MID([.B25];1;1))" office:value-type="float" office:value="0" calcext:value-type="float">
            <text:p>0</text:p>
          </table:table-cell>
          <table:table-cell table:style-name="ce13" table:formula="of:=VLOOKUP(BIN2DEC(CONCATENATE([.C25];[.D25]));[Sheet2.$A$2:.$B$5];2)" office:value-type="string" office:string-value="Ocean" calcext:value-type="string">
            <text:p>Ocean</text:p>
          </table:table-cell>
          <table:table-cell table:style-name="ce13" table:formula="of:=VLOOKUP([.E25];[Sheet2.$A$8:.$B$9];2)" office:value-type="string" office:string-value="No snow/ice" calcext:value-type="string">
            <text:p>No snow/ice</text:p>
          </table:table-cell>
          <table:table-cell table:style-name="ce14" table:formula="of:=VLOOKUP([.F25];[Sheet2.$A$12:.$B$13];2)" office:value-type="string" office:string-value="No aerosol" calcext:value-type="string">
            <text:p>No aerosol</text:p>
          </table:table-cell>
          <table:table-cell table:style-name="ce14" table:formula="of:=VLOOKUP([.G25];[Sheet2.$A$16:.$B$17];2)" office:value-type="string" office:string-value="Cirrus" calcext:value-type="string">
            <text:p>Cirrus</text:p>
          </table:table-cell>
          <table:table-cell table:style-name="ce14" table:formula="of:=VLOOKUP([.H25];[Sheet2.$A$20:.$B$21];2)" office:value-type="string" office:string-value="Clouds" calcext:value-type="string">
            <text:p>Clouds</text:p>
          </table:table-cell>
          <table:table-cell table:style-name="ce14" table:formula="of:=VLOOKUP([.I25];[Sheet2.$A$24:.$B$25];2)" office:value-type="string" office:string-value="No shadow" calcext:value-type="string">
            <text:p>No shadow</text:p>
          </table:table-cell>
          <table:table-cell table:style-name="ce14" table:formula="of:=VLOOKUP([.J25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BIN([Sheet1.A26];8)" office:value-type="string" office:string-value="00110100" calcext:value-type="string">
            <text:p>00110100</text:p>
          </table:table-cell>
          <table:table-cell table:style-name="ce6" table:formula="of:=INT(MID([.B26];7;1))" office:value-type="float" office:value="0" calcext:value-type="float">
            <text:p>0</text:p>
          </table:table-cell>
          <table:table-cell table:style-name="ce8" table:formula="of:=INT(MID([.B26];8;1))" office:value-type="float" office:value="0" calcext:value-type="float">
            <text:p>0</text:p>
          </table:table-cell>
          <table:table-cell table:style-name="ce8" table:formula="of:=INT(MID([.B26];6;1))" office:value-type="float" office:value="1" calcext:value-type="float">
            <text:p>1</text:p>
          </table:table-cell>
          <table:table-cell table:style-name="ce10" table:formula="of:=INT(MID([.B26];5;1))" office:value-type="float" office:value="0" calcext:value-type="float">
            <text:p>0</text:p>
          </table:table-cell>
          <table:table-cell table:style-name="ce6" table:formula="of:=INT(MID([.B26];4;1))" office:value-type="float" office:value="1" calcext:value-type="float">
            <text:p>1</text:p>
          </table:table-cell>
          <table:table-cell table:style-name="ce10" table:formula="of:=INT(MID([.B26];3;1))" office:value-type="float" office:value="1" calcext:value-type="float">
            <text:p>1</text:p>
          </table:table-cell>
          <table:table-cell table:style-name="ce10" table:formula="of:=INT(MID([.B26];2;1))" office:value-type="float" office:value="0" calcext:value-type="float">
            <text:p>0</text:p>
          </table:table-cell>
          <table:table-cell table:style-name="ce6" table:formula="of:=INT(MID([.B26];1;1))" office:value-type="float" office:value="0" calcext:value-type="float">
            <text:p>0</text:p>
          </table:table-cell>
          <table:table-cell table:style-name="ce13" table:formula="of:=VLOOKUP(BIN2DEC(CONCATENATE([.C26];[.D26]));[Sheet2.$A$2:.$B$5];2)" office:value-type="string" office:string-value="Land" calcext:value-type="string">
            <text:p>Land</text:p>
          </table:table-cell>
          <table:table-cell table:style-name="ce13" table:formula="of:=VLOOKUP([.E26];[Sheet2.$A$8:.$B$9];2)" office:value-type="string" office:string-value="Snow/ice" calcext:value-type="string">
            <text:p>Snow/ice</text:p>
          </table:table-cell>
          <table:table-cell table:style-name="ce14" table:formula="of:=VLOOKUP([.F26];[Sheet2.$A$12:.$B$13];2)" office:value-type="string" office:string-value="No aerosol" calcext:value-type="string">
            <text:p>No aerosol</text:p>
          </table:table-cell>
          <table:table-cell table:style-name="ce14" table:formula="of:=VLOOKUP([.G26];[Sheet2.$A$16:.$B$17];2)" office:value-type="string" office:string-value="Cirrus" calcext:value-type="string">
            <text:p>Cirrus</text:p>
          </table:table-cell>
          <table:table-cell table:style-name="ce14" table:formula="of:=VLOOKUP([.H26];[Sheet2.$A$20:.$B$21];2)" office:value-type="string" office:string-value="Clouds" calcext:value-type="string">
            <text:p>Clouds</text:p>
          </table:table-cell>
          <table:table-cell table:style-name="ce14" table:formula="of:=VLOOKUP([.I26];[Sheet2.$A$24:.$B$25];2)" office:value-type="string" office:string-value="No shadow" calcext:value-type="string">
            <text:p>No shadow</text:p>
          </table:table-cell>
          <table:table-cell table:style-name="ce14" table:formula="of:=VLOOKUP([.J26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BIN([Sheet1.A27];8)" office:value-type="string" office:string-value="00110101" calcext:value-type="string">
            <text:p>00110101</text:p>
          </table:table-cell>
          <table:table-cell table:style-name="ce6" table:formula="of:=INT(MID([.B27];7;1))" office:value-type="float" office:value="0" calcext:value-type="float">
            <text:p>0</text:p>
          </table:table-cell>
          <table:table-cell table:style-name="ce8" table:formula="of:=INT(MID([.B27];8;1))" office:value-type="float" office:value="1" calcext:value-type="float">
            <text:p>1</text:p>
          </table:table-cell>
          <table:table-cell table:style-name="ce8" table:formula="of:=INT(MID([.B27];6;1))" office:value-type="float" office:value="1" calcext:value-type="float">
            <text:p>1</text:p>
          </table:table-cell>
          <table:table-cell table:style-name="ce10" table:formula="of:=INT(MID([.B27];5;1))" office:value-type="float" office:value="0" calcext:value-type="float">
            <text:p>0</text:p>
          </table:table-cell>
          <table:table-cell table:style-name="ce6" table:formula="of:=INT(MID([.B27];4;1))" office:value-type="float" office:value="1" calcext:value-type="float">
            <text:p>1</text:p>
          </table:table-cell>
          <table:table-cell table:style-name="ce10" table:formula="of:=INT(MID([.B27];3;1))" office:value-type="float" office:value="1" calcext:value-type="float">
            <text:p>1</text:p>
          </table:table-cell>
          <table:table-cell table:style-name="ce10" table:formula="of:=INT(MID([.B27];2;1))" office:value-type="float" office:value="0" calcext:value-type="float">
            <text:p>0</text:p>
          </table:table-cell>
          <table:table-cell table:style-name="ce6" table:formula="of:=INT(MID([.B27];1;1))" office:value-type="float" office:value="0" calcext:value-type="float">
            <text:p>0</text:p>
          </table:table-cell>
          <table:table-cell table:style-name="ce13" table:formula="of:=VLOOKUP(BIN2DEC(CONCATENATE([.C27];[.D27]));[Sheet2.$A$2:.$B$5];2)" office:value-type="string" office:string-value="Shore" calcext:value-type="string">
            <text:p>Shore</text:p>
          </table:table-cell>
          <table:table-cell table:style-name="ce13" table:formula="of:=VLOOKUP([.E27];[Sheet2.$A$8:.$B$9];2)" office:value-type="string" office:string-value="Snow/ice" calcext:value-type="string">
            <text:p>Snow/ice</text:p>
          </table:table-cell>
          <table:table-cell table:style-name="ce14" table:formula="of:=VLOOKUP([.F27];[Sheet2.$A$12:.$B$13];2)" office:value-type="string" office:string-value="No aerosol" calcext:value-type="string">
            <text:p>No aerosol</text:p>
          </table:table-cell>
          <table:table-cell table:style-name="ce14" table:formula="of:=VLOOKUP([.G27];[Sheet2.$A$16:.$B$17];2)" office:value-type="string" office:string-value="Cirrus" calcext:value-type="string">
            <text:p>Cirrus</text:p>
          </table:table-cell>
          <table:table-cell table:style-name="ce14" table:formula="of:=VLOOKUP([.H27];[Sheet2.$A$20:.$B$21];2)" office:value-type="string" office:string-value="Clouds" calcext:value-type="string">
            <text:p>Clouds</text:p>
          </table:table-cell>
          <table:table-cell table:style-name="ce14" table:formula="of:=VLOOKUP([.I27];[Sheet2.$A$24:.$B$25];2)" office:value-type="string" office:string-value="No shadow" calcext:value-type="string">
            <text:p>No shadow</text:p>
          </table:table-cell>
          <table:table-cell table:style-name="ce14" table:formula="of:=VLOOKUP([.J27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BIN([Sheet1.A28];8)" office:value-type="string" office:string-value="00110110" calcext:value-type="string">
            <text:p>00110110</text:p>
          </table:table-cell>
          <table:table-cell table:style-name="ce6" table:formula="of:=INT(MID([.B28];7;1))" office:value-type="float" office:value="1" calcext:value-type="float">
            <text:p>1</text:p>
          </table:table-cell>
          <table:table-cell table:style-name="ce8" table:formula="of:=INT(MID([.B28];8;1))" office:value-type="float" office:value="0" calcext:value-type="float">
            <text:p>0</text:p>
          </table:table-cell>
          <table:table-cell table:style-name="ce8" table:formula="of:=INT(MID([.B28];6;1))" office:value-type="float" office:value="1" calcext:value-type="float">
            <text:p>1</text:p>
          </table:table-cell>
          <table:table-cell table:style-name="ce10" table:formula="of:=INT(MID([.B28];5;1))" office:value-type="float" office:value="0" calcext:value-type="float">
            <text:p>0</text:p>
          </table:table-cell>
          <table:table-cell table:style-name="ce6" table:formula="of:=INT(MID([.B28];4;1))" office:value-type="float" office:value="1" calcext:value-type="float">
            <text:p>1</text:p>
          </table:table-cell>
          <table:table-cell table:style-name="ce10" table:formula="of:=INT(MID([.B28];3;1))" office:value-type="float" office:value="1" calcext:value-type="float">
            <text:p>1</text:p>
          </table:table-cell>
          <table:table-cell table:style-name="ce10" table:formula="of:=INT(MID([.B28];2;1))" office:value-type="float" office:value="0" calcext:value-type="float">
            <text:p>0</text:p>
          </table:table-cell>
          <table:table-cell table:style-name="ce6" table:formula="of:=INT(MID([.B28];1;1))" office:value-type="float" office:value="0" calcext:value-type="float">
            <text:p>0</text:p>
          </table:table-cell>
          <table:table-cell table:style-name="ce13" table:formula="of:=VLOOKUP(BIN2DEC(CONCATENATE([.C28];[.D28]));[Sheet2.$A$2:.$B$5];2)" office:value-type="string" office:string-value="Freshwater" calcext:value-type="string">
            <text:p>Freshwater</text:p>
          </table:table-cell>
          <table:table-cell table:style-name="ce13" table:formula="of:=VLOOKUP([.E28];[Sheet2.$A$8:.$B$9];2)" office:value-type="string" office:string-value="Snow/ice" calcext:value-type="string">
            <text:p>Snow/ice</text:p>
          </table:table-cell>
          <table:table-cell table:style-name="ce14" table:formula="of:=VLOOKUP([.F28];[Sheet2.$A$12:.$B$13];2)" office:value-type="string" office:string-value="No aerosol" calcext:value-type="string">
            <text:p>No aerosol</text:p>
          </table:table-cell>
          <table:table-cell table:style-name="ce14" table:formula="of:=VLOOKUP([.G28];[Sheet2.$A$16:.$B$17];2)" office:value-type="string" office:string-value="Cirrus" calcext:value-type="string">
            <text:p>Cirrus</text:p>
          </table:table-cell>
          <table:table-cell table:style-name="ce14" table:formula="of:=VLOOKUP([.H28];[Sheet2.$A$20:.$B$21];2)" office:value-type="string" office:string-value="Clouds" calcext:value-type="string">
            <text:p>Clouds</text:p>
          </table:table-cell>
          <table:table-cell table:style-name="ce14" table:formula="of:=VLOOKUP([.I28];[Sheet2.$A$24:.$B$25];2)" office:value-type="string" office:string-value="No shadow" calcext:value-type="string">
            <text:p>No shadow</text:p>
          </table:table-cell>
          <table:table-cell table:style-name="ce14" table:formula="of:=VLOOKUP([.J28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BIN([Sheet1.A29];8)" office:value-type="string" office:string-value="01000000" calcext:value-type="string">
            <text:p>01000000</text:p>
          </table:table-cell>
          <table:table-cell table:style-name="ce6" table:formula="of:=INT(MID([.B29];7;1))" office:value-type="float" office:value="0" calcext:value-type="float">
            <text:p>0</text:p>
          </table:table-cell>
          <table:table-cell table:style-name="ce8" table:formula="of:=INT(MID([.B29];8;1))" office:value-type="float" office:value="0" calcext:value-type="float">
            <text:p>0</text:p>
          </table:table-cell>
          <table:table-cell table:style-name="ce8" table:formula="of:=INT(MID([.B29];6;1))" office:value-type="float" office:value="0" calcext:value-type="float">
            <text:p>0</text:p>
          </table:table-cell>
          <table:table-cell table:style-name="ce10" table:formula="of:=INT(MID([.B29];5;1))" office:value-type="float" office:value="0" calcext:value-type="float">
            <text:p>0</text:p>
          </table:table-cell>
          <table:table-cell table:style-name="ce6" table:formula="of:=INT(MID([.B29];4;1))" office:value-type="float" office:value="0" calcext:value-type="float">
            <text:p>0</text:p>
          </table:table-cell>
          <table:table-cell table:style-name="ce10" table:formula="of:=INT(MID([.B29];3;1))" office:value-type="float" office:value="0" calcext:value-type="float">
            <text:p>0</text:p>
          </table:table-cell>
          <table:table-cell table:style-name="ce10" table:formula="of:=INT(MID([.B29];2;1))" office:value-type="float" office:value="1" calcext:value-type="float">
            <text:p>1</text:p>
          </table:table-cell>
          <table:table-cell table:style-name="ce6" table:formula="of:=INT(MID([.B29];1;1))" office:value-type="float" office:value="0" calcext:value-type="float">
            <text:p>0</text:p>
          </table:table-cell>
          <table:table-cell table:style-name="ce13" table:formula="of:=VLOOKUP(BIN2DEC(CONCATENATE([.C29];[.D29]));[Sheet2.$A$2:.$B$5];2)" office:value-type="string" office:string-value="Land" calcext:value-type="string">
            <text:p>Land</text:p>
          </table:table-cell>
          <table:table-cell table:style-name="ce13" table:formula="of:=VLOOKUP([.E29];[Sheet2.$A$8:.$B$9];2)" office:value-type="string" office:string-value="No snow/ice" calcext:value-type="string">
            <text:p>No snow/ice</text:p>
          </table:table-cell>
          <table:table-cell table:style-name="ce14" table:formula="of:=VLOOKUP([.F29];[Sheet2.$A$12:.$B$13];2)" office:value-type="string" office:string-value="No aerosol" calcext:value-type="string">
            <text:p>No aerosol</text:p>
          </table:table-cell>
          <table:table-cell table:style-name="ce14" table:formula="of:=VLOOKUP([.G29];[Sheet2.$A$16:.$B$17];2)" office:value-type="string" office:string-value="No cirrus" calcext:value-type="string">
            <text:p>No cirrus</text:p>
          </table:table-cell>
          <table:table-cell table:style-name="ce14" table:formula="of:=VLOOKUP([.H29];[Sheet2.$A$20:.$B$21];2)" office:value-type="string" office:string-value="No clouds" calcext:value-type="string">
            <text:p>No clouds</text:p>
          </table:table-cell>
          <table:table-cell table:style-name="ce14" table:formula="of:=VLOOKUP([.I29];[Sheet2.$A$24:.$B$25];2)" office:value-type="string" office:string-value="Shadow" calcext:value-type="string">
            <text:p>Shadow</text:p>
          </table:table-cell>
          <table:table-cell table:style-name="ce14" table:formula="of:=VLOOKUP([.J29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BIN([Sheet1.A30];8)" office:value-type="string" office:string-value="01000001" calcext:value-type="string">
            <text:p>01000001</text:p>
          </table:table-cell>
          <table:table-cell table:style-name="ce6" table:formula="of:=INT(MID([.B30];7;1))" office:value-type="float" office:value="0" calcext:value-type="float">
            <text:p>0</text:p>
          </table:table-cell>
          <table:table-cell table:style-name="ce8" table:formula="of:=INT(MID([.B30];8;1))" office:value-type="float" office:value="1" calcext:value-type="float">
            <text:p>1</text:p>
          </table:table-cell>
          <table:table-cell table:style-name="ce8" table:formula="of:=INT(MID([.B30];6;1))" office:value-type="float" office:value="0" calcext:value-type="float">
            <text:p>0</text:p>
          </table:table-cell>
          <table:table-cell table:style-name="ce10" table:formula="of:=INT(MID([.B30];5;1))" office:value-type="float" office:value="0" calcext:value-type="float">
            <text:p>0</text:p>
          </table:table-cell>
          <table:table-cell table:style-name="ce6" table:formula="of:=INT(MID([.B30];4;1))" office:value-type="float" office:value="0" calcext:value-type="float">
            <text:p>0</text:p>
          </table:table-cell>
          <table:table-cell table:style-name="ce10" table:formula="of:=INT(MID([.B30];3;1))" office:value-type="float" office:value="0" calcext:value-type="float">
            <text:p>0</text:p>
          </table:table-cell>
          <table:table-cell table:style-name="ce10" table:formula="of:=INT(MID([.B30];2;1))" office:value-type="float" office:value="1" calcext:value-type="float">
            <text:p>1</text:p>
          </table:table-cell>
          <table:table-cell table:style-name="ce6" table:formula="of:=INT(MID([.B30];1;1))" office:value-type="float" office:value="0" calcext:value-type="float">
            <text:p>0</text:p>
          </table:table-cell>
          <table:table-cell table:style-name="ce13" table:formula="of:=VLOOKUP(BIN2DEC(CONCATENATE([.C30];[.D30]));[Sheet2.$A$2:.$B$5];2)" office:value-type="string" office:string-value="Shore" calcext:value-type="string">
            <text:p>Shore</text:p>
          </table:table-cell>
          <table:table-cell table:style-name="ce13" table:formula="of:=VLOOKUP([.E30];[Sheet2.$A$8:.$B$9];2)" office:value-type="string" office:string-value="No snow/ice" calcext:value-type="string">
            <text:p>No snow/ice</text:p>
          </table:table-cell>
          <table:table-cell table:style-name="ce14" table:formula="of:=VLOOKUP([.F30];[Sheet2.$A$12:.$B$13];2)" office:value-type="string" office:string-value="No aerosol" calcext:value-type="string">
            <text:p>No aerosol</text:p>
          </table:table-cell>
          <table:table-cell table:style-name="ce14" table:formula="of:=VLOOKUP([.G30];[Sheet2.$A$16:.$B$17];2)" office:value-type="string" office:string-value="No cirrus" calcext:value-type="string">
            <text:p>No cirrus</text:p>
          </table:table-cell>
          <table:table-cell table:style-name="ce14" table:formula="of:=VLOOKUP([.H30];[Sheet2.$A$20:.$B$21];2)" office:value-type="string" office:string-value="No clouds" calcext:value-type="string">
            <text:p>No clouds</text:p>
          </table:table-cell>
          <table:table-cell table:style-name="ce14" table:formula="of:=VLOOKUP([.I30];[Sheet2.$A$24:.$B$25];2)" office:value-type="string" office:string-value="Shadow" calcext:value-type="string">
            <text:p>Shadow</text:p>
          </table:table-cell>
          <table:table-cell table:style-name="ce14" table:formula="of:=VLOOKUP([.J30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BIN([Sheet1.A31];8)" office:value-type="string" office:string-value="01000010" calcext:value-type="string">
            <text:p>01000010</text:p>
          </table:table-cell>
          <table:table-cell table:style-name="ce6" table:formula="of:=INT(MID([.B31];7;1))" office:value-type="float" office:value="1" calcext:value-type="float">
            <text:p>1</text:p>
          </table:table-cell>
          <table:table-cell table:style-name="ce8" table:formula="of:=INT(MID([.B31];8;1))" office:value-type="float" office:value="0" calcext:value-type="float">
            <text:p>0</text:p>
          </table:table-cell>
          <table:table-cell table:style-name="ce8" table:formula="of:=INT(MID([.B31];6;1))" office:value-type="float" office:value="0" calcext:value-type="float">
            <text:p>0</text:p>
          </table:table-cell>
          <table:table-cell table:style-name="ce10" table:formula="of:=INT(MID([.B31];5;1))" office:value-type="float" office:value="0" calcext:value-type="float">
            <text:p>0</text:p>
          </table:table-cell>
          <table:table-cell table:style-name="ce6" table:formula="of:=INT(MID([.B31];4;1))" office:value-type="float" office:value="0" calcext:value-type="float">
            <text:p>0</text:p>
          </table:table-cell>
          <table:table-cell table:style-name="ce10" table:formula="of:=INT(MID([.B31];3;1))" office:value-type="float" office:value="0" calcext:value-type="float">
            <text:p>0</text:p>
          </table:table-cell>
          <table:table-cell table:style-name="ce10" table:formula="of:=INT(MID([.B31];2;1))" office:value-type="float" office:value="1" calcext:value-type="float">
            <text:p>1</text:p>
          </table:table-cell>
          <table:table-cell table:style-name="ce6" table:formula="of:=INT(MID([.B31];1;1))" office:value-type="float" office:value="0" calcext:value-type="float">
            <text:p>0</text:p>
          </table:table-cell>
          <table:table-cell table:style-name="ce13" table:formula="of:=VLOOKUP(BIN2DEC(CONCATENATE([.C31];[.D31]));[Sheet2.$A$2:.$B$5];2)" office:value-type="string" office:string-value="Freshwater" calcext:value-type="string">
            <text:p>Freshwater</text:p>
          </table:table-cell>
          <table:table-cell table:style-name="ce13" table:formula="of:=VLOOKUP([.E31];[Sheet2.$A$8:.$B$9];2)" office:value-type="string" office:string-value="No snow/ice" calcext:value-type="string">
            <text:p>No snow/ice</text:p>
          </table:table-cell>
          <table:table-cell table:style-name="ce14" table:formula="of:=VLOOKUP([.F31];[Sheet2.$A$12:.$B$13];2)" office:value-type="string" office:string-value="No aerosol" calcext:value-type="string">
            <text:p>No aerosol</text:p>
          </table:table-cell>
          <table:table-cell table:style-name="ce14" table:formula="of:=VLOOKUP([.G31];[Sheet2.$A$16:.$B$17];2)" office:value-type="string" office:string-value="No cirrus" calcext:value-type="string">
            <text:p>No cirrus</text:p>
          </table:table-cell>
          <table:table-cell table:style-name="ce14" table:formula="of:=VLOOKUP([.H31];[Sheet2.$A$20:.$B$21];2)" office:value-type="string" office:string-value="No clouds" calcext:value-type="string">
            <text:p>No clouds</text:p>
          </table:table-cell>
          <table:table-cell table:style-name="ce14" table:formula="of:=VLOOKUP([.I31];[Sheet2.$A$24:.$B$25];2)" office:value-type="string" office:string-value="Shadow" calcext:value-type="string">
            <text:p>Shadow</text:p>
          </table:table-cell>
          <table:table-cell table:style-name="ce14" table:formula="of:=VLOOKUP([.J31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BIN([Sheet1.A32];8)" office:value-type="string" office:string-value="01000011" calcext:value-type="string">
            <text:p>01000011</text:p>
          </table:table-cell>
          <table:table-cell table:style-name="ce6" table:formula="of:=INT(MID([.B32];7;1))" office:value-type="float" office:value="1" calcext:value-type="float">
            <text:p>1</text:p>
          </table:table-cell>
          <table:table-cell table:style-name="ce8" table:formula="of:=INT(MID([.B32];8;1))" office:value-type="float" office:value="1" calcext:value-type="float">
            <text:p>1</text:p>
          </table:table-cell>
          <table:table-cell table:style-name="ce8" table:formula="of:=INT(MID([.B32];6;1))" office:value-type="float" office:value="0" calcext:value-type="float">
            <text:p>0</text:p>
          </table:table-cell>
          <table:table-cell table:style-name="ce10" table:formula="of:=INT(MID([.B32];5;1))" office:value-type="float" office:value="0" calcext:value-type="float">
            <text:p>0</text:p>
          </table:table-cell>
          <table:table-cell table:style-name="ce6" table:formula="of:=INT(MID([.B32];4;1))" office:value-type="float" office:value="0" calcext:value-type="float">
            <text:p>0</text:p>
          </table:table-cell>
          <table:table-cell table:style-name="ce10" table:formula="of:=INT(MID([.B32];3;1))" office:value-type="float" office:value="0" calcext:value-type="float">
            <text:p>0</text:p>
          </table:table-cell>
          <table:table-cell table:style-name="ce10" table:formula="of:=INT(MID([.B32];2;1))" office:value-type="float" office:value="1" calcext:value-type="float">
            <text:p>1</text:p>
          </table:table-cell>
          <table:table-cell table:style-name="ce6" table:formula="of:=INT(MID([.B32];1;1))" office:value-type="float" office:value="0" calcext:value-type="float">
            <text:p>0</text:p>
          </table:table-cell>
          <table:table-cell table:style-name="ce13" table:formula="of:=VLOOKUP(BIN2DEC(CONCATENATE([.C32];[.D32]));[Sheet2.$A$2:.$B$5];2)" office:value-type="string" office:string-value="Ocean" calcext:value-type="string">
            <text:p>Ocean</text:p>
          </table:table-cell>
          <table:table-cell table:style-name="ce13" table:formula="of:=VLOOKUP([.E32];[Sheet2.$A$8:.$B$9];2)" office:value-type="string" office:string-value="No snow/ice" calcext:value-type="string">
            <text:p>No snow/ice</text:p>
          </table:table-cell>
          <table:table-cell table:style-name="ce14" table:formula="of:=VLOOKUP([.F32];[Sheet2.$A$12:.$B$13];2)" office:value-type="string" office:string-value="No aerosol" calcext:value-type="string">
            <text:p>No aerosol</text:p>
          </table:table-cell>
          <table:table-cell table:style-name="ce14" table:formula="of:=VLOOKUP([.G32];[Sheet2.$A$16:.$B$17];2)" office:value-type="string" office:string-value="No cirrus" calcext:value-type="string">
            <text:p>No cirrus</text:p>
          </table:table-cell>
          <table:table-cell table:style-name="ce14" table:formula="of:=VLOOKUP([.H32];[Sheet2.$A$20:.$B$21];2)" office:value-type="string" office:string-value="No clouds" calcext:value-type="string">
            <text:p>No clouds</text:p>
          </table:table-cell>
          <table:table-cell table:style-name="ce14" table:formula="of:=VLOOKUP([.I32];[Sheet2.$A$24:.$B$25];2)" office:value-type="string" office:string-value="Shadow" calcext:value-type="string">
            <text:p>Shadow</text:p>
          </table:table-cell>
          <table:table-cell table:style-name="ce14" table:formula="of:=VLOOKUP([.J32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BIN([Sheet1.A33];8)" office:value-type="string" office:string-value="01000100" calcext:value-type="string">
            <text:p>01000100</text:p>
          </table:table-cell>
          <table:table-cell table:style-name="ce6" table:formula="of:=INT(MID([.B33];7;1))" office:value-type="float" office:value="0" calcext:value-type="float">
            <text:p>0</text:p>
          </table:table-cell>
          <table:table-cell table:style-name="ce8" table:formula="of:=INT(MID([.B33];8;1))" office:value-type="float" office:value="0" calcext:value-type="float">
            <text:p>0</text:p>
          </table:table-cell>
          <table:table-cell table:style-name="ce8" table:formula="of:=INT(MID([.B33];6;1))" office:value-type="float" office:value="1" calcext:value-type="float">
            <text:p>1</text:p>
          </table:table-cell>
          <table:table-cell table:style-name="ce10" table:formula="of:=INT(MID([.B33];5;1))" office:value-type="float" office:value="0" calcext:value-type="float">
            <text:p>0</text:p>
          </table:table-cell>
          <table:table-cell table:style-name="ce6" table:formula="of:=INT(MID([.B33];4;1))" office:value-type="float" office:value="0" calcext:value-type="float">
            <text:p>0</text:p>
          </table:table-cell>
          <table:table-cell table:style-name="ce10" table:formula="of:=INT(MID([.B33];3;1))" office:value-type="float" office:value="0" calcext:value-type="float">
            <text:p>0</text:p>
          </table:table-cell>
          <table:table-cell table:style-name="ce10" table:formula="of:=INT(MID([.B33];2;1))" office:value-type="float" office:value="1" calcext:value-type="float">
            <text:p>1</text:p>
          </table:table-cell>
          <table:table-cell table:style-name="ce6" table:formula="of:=INT(MID([.B33];1;1))" office:value-type="float" office:value="0" calcext:value-type="float">
            <text:p>0</text:p>
          </table:table-cell>
          <table:table-cell table:style-name="ce13" table:formula="of:=VLOOKUP(BIN2DEC(CONCATENATE([.C33];[.D33]));[Sheet2.$A$2:.$B$5];2)" office:value-type="string" office:string-value="Land" calcext:value-type="string">
            <text:p>Land</text:p>
          </table:table-cell>
          <table:table-cell table:style-name="ce13" table:formula="of:=VLOOKUP([.E33];[Sheet2.$A$8:.$B$9];2)" office:value-type="string" office:string-value="Snow/ice" calcext:value-type="string">
            <text:p>Snow/ice</text:p>
          </table:table-cell>
          <table:table-cell table:style-name="ce14" table:formula="of:=VLOOKUP([.F33];[Sheet2.$A$12:.$B$13];2)" office:value-type="string" office:string-value="No aerosol" calcext:value-type="string">
            <text:p>No aerosol</text:p>
          </table:table-cell>
          <table:table-cell table:style-name="ce14" table:formula="of:=VLOOKUP([.G33];[Sheet2.$A$16:.$B$17];2)" office:value-type="string" office:string-value="No cirrus" calcext:value-type="string">
            <text:p>No cirrus</text:p>
          </table:table-cell>
          <table:table-cell table:style-name="ce14" table:formula="of:=VLOOKUP([.H33];[Sheet2.$A$20:.$B$21];2)" office:value-type="string" office:string-value="No clouds" calcext:value-type="string">
            <text:p>No clouds</text:p>
          </table:table-cell>
          <table:table-cell table:style-name="ce14" table:formula="of:=VLOOKUP([.I33];[Sheet2.$A$24:.$B$25];2)" office:value-type="string" office:string-value="Shadow" calcext:value-type="string">
            <text:p>Shadow</text:p>
          </table:table-cell>
          <table:table-cell table:style-name="ce14" table:formula="of:=VLOOKUP([.J33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BIN([Sheet1.A34];8)" office:value-type="string" office:string-value="01000101" calcext:value-type="string">
            <text:p>01000101</text:p>
          </table:table-cell>
          <table:table-cell table:style-name="ce6" table:formula="of:=INT(MID([.B34];7;1))" office:value-type="float" office:value="0" calcext:value-type="float">
            <text:p>0</text:p>
          </table:table-cell>
          <table:table-cell table:style-name="ce8" table:formula="of:=INT(MID([.B34];8;1))" office:value-type="float" office:value="1" calcext:value-type="float">
            <text:p>1</text:p>
          </table:table-cell>
          <table:table-cell table:style-name="ce8" table:formula="of:=INT(MID([.B34];6;1))" office:value-type="float" office:value="1" calcext:value-type="float">
            <text:p>1</text:p>
          </table:table-cell>
          <table:table-cell table:style-name="ce10" table:formula="of:=INT(MID([.B34];5;1))" office:value-type="float" office:value="0" calcext:value-type="float">
            <text:p>0</text:p>
          </table:table-cell>
          <table:table-cell table:style-name="ce6" table:formula="of:=INT(MID([.B34];4;1))" office:value-type="float" office:value="0" calcext:value-type="float">
            <text:p>0</text:p>
          </table:table-cell>
          <table:table-cell table:style-name="ce10" table:formula="of:=INT(MID([.B34];3;1))" office:value-type="float" office:value="0" calcext:value-type="float">
            <text:p>0</text:p>
          </table:table-cell>
          <table:table-cell table:style-name="ce10" table:formula="of:=INT(MID([.B34];2;1))" office:value-type="float" office:value="1" calcext:value-type="float">
            <text:p>1</text:p>
          </table:table-cell>
          <table:table-cell table:style-name="ce6" table:formula="of:=INT(MID([.B34];1;1))" office:value-type="float" office:value="0" calcext:value-type="float">
            <text:p>0</text:p>
          </table:table-cell>
          <table:table-cell table:style-name="ce13" table:formula="of:=VLOOKUP(BIN2DEC(CONCATENATE([.C34];[.D34]));[Sheet2.$A$2:.$B$5];2)" office:value-type="string" office:string-value="Shore" calcext:value-type="string">
            <text:p>Shore</text:p>
          </table:table-cell>
          <table:table-cell table:style-name="ce13" table:formula="of:=VLOOKUP([.E34];[Sheet2.$A$8:.$B$9];2)" office:value-type="string" office:string-value="Snow/ice" calcext:value-type="string">
            <text:p>Snow/ice</text:p>
          </table:table-cell>
          <table:table-cell table:style-name="ce14" table:formula="of:=VLOOKUP([.F34];[Sheet2.$A$12:.$B$13];2)" office:value-type="string" office:string-value="No aerosol" calcext:value-type="string">
            <text:p>No aerosol</text:p>
          </table:table-cell>
          <table:table-cell table:style-name="ce14" table:formula="of:=VLOOKUP([.G34];[Sheet2.$A$16:.$B$17];2)" office:value-type="string" office:string-value="No cirrus" calcext:value-type="string">
            <text:p>No cirrus</text:p>
          </table:table-cell>
          <table:table-cell table:style-name="ce14" table:formula="of:=VLOOKUP([.H34];[Sheet2.$A$20:.$B$21];2)" office:value-type="string" office:string-value="No clouds" calcext:value-type="string">
            <text:p>No clouds</text:p>
          </table:table-cell>
          <table:table-cell table:style-name="ce14" table:formula="of:=VLOOKUP([.I34];[Sheet2.$A$24:.$B$25];2)" office:value-type="string" office:string-value="Shadow" calcext:value-type="string">
            <text:p>Shadow</text:p>
          </table:table-cell>
          <table:table-cell table:style-name="ce14" table:formula="of:=VLOOKUP([.J34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BIN([Sheet1.A35];8)" office:value-type="string" office:string-value="01000110" calcext:value-type="string">
            <text:p>01000110</text:p>
          </table:table-cell>
          <table:table-cell table:style-name="ce6" table:formula="of:=INT(MID([.B35];7;1))" office:value-type="float" office:value="1" calcext:value-type="float">
            <text:p>1</text:p>
          </table:table-cell>
          <table:table-cell table:style-name="ce8" table:formula="of:=INT(MID([.B35];8;1))" office:value-type="float" office:value="0" calcext:value-type="float">
            <text:p>0</text:p>
          </table:table-cell>
          <table:table-cell table:style-name="ce8" table:formula="of:=INT(MID([.B35];6;1))" office:value-type="float" office:value="1" calcext:value-type="float">
            <text:p>1</text:p>
          </table:table-cell>
          <table:table-cell table:style-name="ce10" table:formula="of:=INT(MID([.B35];5;1))" office:value-type="float" office:value="0" calcext:value-type="float">
            <text:p>0</text:p>
          </table:table-cell>
          <table:table-cell table:style-name="ce6" table:formula="of:=INT(MID([.B35];4;1))" office:value-type="float" office:value="0" calcext:value-type="float">
            <text:p>0</text:p>
          </table:table-cell>
          <table:table-cell table:style-name="ce10" table:formula="of:=INT(MID([.B35];3;1))" office:value-type="float" office:value="0" calcext:value-type="float">
            <text:p>0</text:p>
          </table:table-cell>
          <table:table-cell table:style-name="ce10" table:formula="of:=INT(MID([.B35];2;1))" office:value-type="float" office:value="1" calcext:value-type="float">
            <text:p>1</text:p>
          </table:table-cell>
          <table:table-cell table:style-name="ce6" table:formula="of:=INT(MID([.B35];1;1))" office:value-type="float" office:value="0" calcext:value-type="float">
            <text:p>0</text:p>
          </table:table-cell>
          <table:table-cell table:style-name="ce13" table:formula="of:=VLOOKUP(BIN2DEC(CONCATENATE([.C35];[.D35]));[Sheet2.$A$2:.$B$5];2)" office:value-type="string" office:string-value="Freshwater" calcext:value-type="string">
            <text:p>Freshwater</text:p>
          </table:table-cell>
          <table:table-cell table:style-name="ce13" table:formula="of:=VLOOKUP([.E35];[Sheet2.$A$8:.$B$9];2)" office:value-type="string" office:string-value="Snow/ice" calcext:value-type="string">
            <text:p>Snow/ice</text:p>
          </table:table-cell>
          <table:table-cell table:style-name="ce14" table:formula="of:=VLOOKUP([.F35];[Sheet2.$A$12:.$B$13];2)" office:value-type="string" office:string-value="No aerosol" calcext:value-type="string">
            <text:p>No aerosol</text:p>
          </table:table-cell>
          <table:table-cell table:style-name="ce14" table:formula="of:=VLOOKUP([.G35];[Sheet2.$A$16:.$B$17];2)" office:value-type="string" office:string-value="No cirrus" calcext:value-type="string">
            <text:p>No cirrus</text:p>
          </table:table-cell>
          <table:table-cell table:style-name="ce14" table:formula="of:=VLOOKUP([.H35];[Sheet2.$A$20:.$B$21];2)" office:value-type="string" office:string-value="No clouds" calcext:value-type="string">
            <text:p>No clouds</text:p>
          </table:table-cell>
          <table:table-cell table:style-name="ce14" table:formula="of:=VLOOKUP([.I35];[Sheet2.$A$24:.$B$25];2)" office:value-type="string" office:string-value="Shadow" calcext:value-type="string">
            <text:p>Shadow</text:p>
          </table:table-cell>
          <table:table-cell table:style-name="ce14" table:formula="of:=VLOOKUP([.J35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BIN([Sheet1.A36];8)" office:value-type="string" office:string-value="01001000" calcext:value-type="string">
            <text:p>01001000</text:p>
          </table:table-cell>
          <table:table-cell table:style-name="ce6" table:formula="of:=INT(MID([.B36];7;1))" office:value-type="float" office:value="0" calcext:value-type="float">
            <text:p>0</text:p>
          </table:table-cell>
          <table:table-cell table:style-name="ce8" table:formula="of:=INT(MID([.B36];8;1))" office:value-type="float" office:value="0" calcext:value-type="float">
            <text:p>0</text:p>
          </table:table-cell>
          <table:table-cell table:style-name="ce8" table:formula="of:=INT(MID([.B36];6;1))" office:value-type="float" office:value="0" calcext:value-type="float">
            <text:p>0</text:p>
          </table:table-cell>
          <table:table-cell table:style-name="ce10" table:formula="of:=INT(MID([.B36];5;1))" office:value-type="float" office:value="1" calcext:value-type="float">
            <text:p>1</text:p>
          </table:table-cell>
          <table:table-cell table:style-name="ce6" table:formula="of:=INT(MID([.B36];4;1))" office:value-type="float" office:value="0" calcext:value-type="float">
            <text:p>0</text:p>
          </table:table-cell>
          <table:table-cell table:style-name="ce10" table:formula="of:=INT(MID([.B36];3;1))" office:value-type="float" office:value="0" calcext:value-type="float">
            <text:p>0</text:p>
          </table:table-cell>
          <table:table-cell table:style-name="ce10" table:formula="of:=INT(MID([.B36];2;1))" office:value-type="float" office:value="1" calcext:value-type="float">
            <text:p>1</text:p>
          </table:table-cell>
          <table:table-cell table:style-name="ce6" table:formula="of:=INT(MID([.B36];1;1))" office:value-type="float" office:value="0" calcext:value-type="float">
            <text:p>0</text:p>
          </table:table-cell>
          <table:table-cell table:style-name="ce13" table:formula="of:=VLOOKUP(BIN2DEC(CONCATENATE([.C36];[.D36]));[Sheet2.$A$2:.$B$5];2)" office:value-type="string" office:string-value="Land" calcext:value-type="string">
            <text:p>Land</text:p>
          </table:table-cell>
          <table:table-cell table:style-name="ce13" table:formula="of:=VLOOKUP([.E36];[Sheet2.$A$8:.$B$9];2)" office:value-type="string" office:string-value="No snow/ice" calcext:value-type="string">
            <text:p>No snow/ice</text:p>
          </table:table-cell>
          <table:table-cell table:style-name="ce14" table:formula="of:=VLOOKUP([.F36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36];[Sheet2.$A$16:.$B$17];2)" office:value-type="string" office:string-value="No cirrus" calcext:value-type="string">
            <text:p>No cirrus</text:p>
          </table:table-cell>
          <table:table-cell table:style-name="ce14" table:formula="of:=VLOOKUP([.H36];[Sheet2.$A$20:.$B$21];2)" office:value-type="string" office:string-value="No clouds" calcext:value-type="string">
            <text:p>No clouds</text:p>
          </table:table-cell>
          <table:table-cell table:style-name="ce14" table:formula="of:=VLOOKUP([.I36];[Sheet2.$A$24:.$B$25];2)" office:value-type="string" office:string-value="Shadow" calcext:value-type="string">
            <text:p>Shadow</text:p>
          </table:table-cell>
          <table:table-cell table:style-name="ce14" table:formula="of:=VLOOKUP([.J36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BIN([Sheet1.A37];8)" office:value-type="string" office:string-value="01001001" calcext:value-type="string">
            <text:p>01001001</text:p>
          </table:table-cell>
          <table:table-cell table:style-name="ce6" table:formula="of:=INT(MID([.B37];7;1))" office:value-type="float" office:value="0" calcext:value-type="float">
            <text:p>0</text:p>
          </table:table-cell>
          <table:table-cell table:style-name="ce8" table:formula="of:=INT(MID([.B37];8;1))" office:value-type="float" office:value="1" calcext:value-type="float">
            <text:p>1</text:p>
          </table:table-cell>
          <table:table-cell table:style-name="ce8" table:formula="of:=INT(MID([.B37];6;1))" office:value-type="float" office:value="0" calcext:value-type="float">
            <text:p>0</text:p>
          </table:table-cell>
          <table:table-cell table:style-name="ce10" table:formula="of:=INT(MID([.B37];5;1))" office:value-type="float" office:value="1" calcext:value-type="float">
            <text:p>1</text:p>
          </table:table-cell>
          <table:table-cell table:style-name="ce6" table:formula="of:=INT(MID([.B37];4;1))" office:value-type="float" office:value="0" calcext:value-type="float">
            <text:p>0</text:p>
          </table:table-cell>
          <table:table-cell table:style-name="ce10" table:formula="of:=INT(MID([.B37];3;1))" office:value-type="float" office:value="0" calcext:value-type="float">
            <text:p>0</text:p>
          </table:table-cell>
          <table:table-cell table:style-name="ce10" table:formula="of:=INT(MID([.B37];2;1))" office:value-type="float" office:value="1" calcext:value-type="float">
            <text:p>1</text:p>
          </table:table-cell>
          <table:table-cell table:style-name="ce6" table:formula="of:=INT(MID([.B37];1;1))" office:value-type="float" office:value="0" calcext:value-type="float">
            <text:p>0</text:p>
          </table:table-cell>
          <table:table-cell table:style-name="ce13" table:formula="of:=VLOOKUP(BIN2DEC(CONCATENATE([.C37];[.D37]));[Sheet2.$A$2:.$B$5];2)" office:value-type="string" office:string-value="Shore" calcext:value-type="string">
            <text:p>Shore</text:p>
          </table:table-cell>
          <table:table-cell table:style-name="ce13" table:formula="of:=VLOOKUP([.E37];[Sheet2.$A$8:.$B$9];2)" office:value-type="string" office:string-value="No snow/ice" calcext:value-type="string">
            <text:p>No snow/ice</text:p>
          </table:table-cell>
          <table:table-cell table:style-name="ce14" table:formula="of:=VLOOKUP([.F37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37];[Sheet2.$A$16:.$B$17];2)" office:value-type="string" office:string-value="No cirrus" calcext:value-type="string">
            <text:p>No cirrus</text:p>
          </table:table-cell>
          <table:table-cell table:style-name="ce14" table:formula="of:=VLOOKUP([.H37];[Sheet2.$A$20:.$B$21];2)" office:value-type="string" office:string-value="No clouds" calcext:value-type="string">
            <text:p>No clouds</text:p>
          </table:table-cell>
          <table:table-cell table:style-name="ce14" table:formula="of:=VLOOKUP([.I37];[Sheet2.$A$24:.$B$25];2)" office:value-type="string" office:string-value="Shadow" calcext:value-type="string">
            <text:p>Shadow</text:p>
          </table:table-cell>
          <table:table-cell table:style-name="ce14" table:formula="of:=VLOOKUP([.J37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BIN([Sheet1.A38];8)" office:value-type="string" office:string-value="01001010" calcext:value-type="string">
            <text:p>01001010</text:p>
          </table:table-cell>
          <table:table-cell table:style-name="ce6" table:formula="of:=INT(MID([.B38];7;1))" office:value-type="float" office:value="1" calcext:value-type="float">
            <text:p>1</text:p>
          </table:table-cell>
          <table:table-cell table:style-name="ce8" table:formula="of:=INT(MID([.B38];8;1))" office:value-type="float" office:value="0" calcext:value-type="float">
            <text:p>0</text:p>
          </table:table-cell>
          <table:table-cell table:style-name="ce8" table:formula="of:=INT(MID([.B38];6;1))" office:value-type="float" office:value="0" calcext:value-type="float">
            <text:p>0</text:p>
          </table:table-cell>
          <table:table-cell table:style-name="ce10" table:formula="of:=INT(MID([.B38];5;1))" office:value-type="float" office:value="1" calcext:value-type="float">
            <text:p>1</text:p>
          </table:table-cell>
          <table:table-cell table:style-name="ce6" table:formula="of:=INT(MID([.B38];4;1))" office:value-type="float" office:value="0" calcext:value-type="float">
            <text:p>0</text:p>
          </table:table-cell>
          <table:table-cell table:style-name="ce10" table:formula="of:=INT(MID([.B38];3;1))" office:value-type="float" office:value="0" calcext:value-type="float">
            <text:p>0</text:p>
          </table:table-cell>
          <table:table-cell table:style-name="ce10" table:formula="of:=INT(MID([.B38];2;1))" office:value-type="float" office:value="1" calcext:value-type="float">
            <text:p>1</text:p>
          </table:table-cell>
          <table:table-cell table:style-name="ce6" table:formula="of:=INT(MID([.B38];1;1))" office:value-type="float" office:value="0" calcext:value-type="float">
            <text:p>0</text:p>
          </table:table-cell>
          <table:table-cell table:style-name="ce13" table:formula="of:=VLOOKUP(BIN2DEC(CONCATENATE([.C38];[.D38]));[Sheet2.$A$2:.$B$5];2)" office:value-type="string" office:string-value="Freshwater" calcext:value-type="string">
            <text:p>Freshwater</text:p>
          </table:table-cell>
          <table:table-cell table:style-name="ce13" table:formula="of:=VLOOKUP([.E38];[Sheet2.$A$8:.$B$9];2)" office:value-type="string" office:string-value="No snow/ice" calcext:value-type="string">
            <text:p>No snow/ice</text:p>
          </table:table-cell>
          <table:table-cell table:style-name="ce14" table:formula="of:=VLOOKUP([.F38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38];[Sheet2.$A$16:.$B$17];2)" office:value-type="string" office:string-value="No cirrus" calcext:value-type="string">
            <text:p>No cirrus</text:p>
          </table:table-cell>
          <table:table-cell table:style-name="ce14" table:formula="of:=VLOOKUP([.H38];[Sheet2.$A$20:.$B$21];2)" office:value-type="string" office:string-value="No clouds" calcext:value-type="string">
            <text:p>No clouds</text:p>
          </table:table-cell>
          <table:table-cell table:style-name="ce14" table:formula="of:=VLOOKUP([.I38];[Sheet2.$A$24:.$B$25];2)" office:value-type="string" office:string-value="Shadow" calcext:value-type="string">
            <text:p>Shadow</text:p>
          </table:table-cell>
          <table:table-cell table:style-name="ce14" table:formula="of:=VLOOKUP([.J38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BIN([Sheet1.A39];8)" office:value-type="string" office:string-value="01001100" calcext:value-type="string">
            <text:p>01001100</text:p>
          </table:table-cell>
          <table:table-cell table:style-name="ce6" table:formula="of:=INT(MID([.B39];7;1))" office:value-type="float" office:value="0" calcext:value-type="float">
            <text:p>0</text:p>
          </table:table-cell>
          <table:table-cell table:style-name="ce8" table:formula="of:=INT(MID([.B39];8;1))" office:value-type="float" office:value="0" calcext:value-type="float">
            <text:p>0</text:p>
          </table:table-cell>
          <table:table-cell table:style-name="ce8" table:formula="of:=INT(MID([.B39];6;1))" office:value-type="float" office:value="1" calcext:value-type="float">
            <text:p>1</text:p>
          </table:table-cell>
          <table:table-cell table:style-name="ce10" table:formula="of:=INT(MID([.B39];5;1))" office:value-type="float" office:value="1" calcext:value-type="float">
            <text:p>1</text:p>
          </table:table-cell>
          <table:table-cell table:style-name="ce6" table:formula="of:=INT(MID([.B39];4;1))" office:value-type="float" office:value="0" calcext:value-type="float">
            <text:p>0</text:p>
          </table:table-cell>
          <table:table-cell table:style-name="ce10" table:formula="of:=INT(MID([.B39];3;1))" office:value-type="float" office:value="0" calcext:value-type="float">
            <text:p>0</text:p>
          </table:table-cell>
          <table:table-cell table:style-name="ce10" table:formula="of:=INT(MID([.B39];2;1))" office:value-type="float" office:value="1" calcext:value-type="float">
            <text:p>1</text:p>
          </table:table-cell>
          <table:table-cell table:style-name="ce6" table:formula="of:=INT(MID([.B39];1;1))" office:value-type="float" office:value="0" calcext:value-type="float">
            <text:p>0</text:p>
          </table:table-cell>
          <table:table-cell table:style-name="ce13" table:formula="of:=VLOOKUP(BIN2DEC(CONCATENATE([.C39];[.D39]));[Sheet2.$A$2:.$B$5];2)" office:value-type="string" office:string-value="Land" calcext:value-type="string">
            <text:p>Land</text:p>
          </table:table-cell>
          <table:table-cell table:style-name="ce13" table:formula="of:=VLOOKUP([.E39];[Sheet2.$A$8:.$B$9];2)" office:value-type="string" office:string-value="Snow/ice" calcext:value-type="string">
            <text:p>Snow/ice</text:p>
          </table:table-cell>
          <table:table-cell table:style-name="ce14" table:formula="of:=VLOOKUP([.F39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39];[Sheet2.$A$16:.$B$17];2)" office:value-type="string" office:string-value="No cirrus" calcext:value-type="string">
            <text:p>No cirrus</text:p>
          </table:table-cell>
          <table:table-cell table:style-name="ce14" table:formula="of:=VLOOKUP([.H39];[Sheet2.$A$20:.$B$21];2)" office:value-type="string" office:string-value="No clouds" calcext:value-type="string">
            <text:p>No clouds</text:p>
          </table:table-cell>
          <table:table-cell table:style-name="ce14" table:formula="of:=VLOOKUP([.I39];[Sheet2.$A$24:.$B$25];2)" office:value-type="string" office:string-value="Shadow" calcext:value-type="string">
            <text:p>Shadow</text:p>
          </table:table-cell>
          <table:table-cell table:style-name="ce14" table:formula="of:=VLOOKUP([.J39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BIN([Sheet1.A40];8)" office:value-type="string" office:string-value="01001101" calcext:value-type="string">
            <text:p>01001101</text:p>
          </table:table-cell>
          <table:table-cell table:style-name="ce6" table:formula="of:=INT(MID([.B40];7;1))" office:value-type="float" office:value="0" calcext:value-type="float">
            <text:p>0</text:p>
          </table:table-cell>
          <table:table-cell table:style-name="ce8" table:formula="of:=INT(MID([.B40];8;1))" office:value-type="float" office:value="1" calcext:value-type="float">
            <text:p>1</text:p>
          </table:table-cell>
          <table:table-cell table:style-name="ce8" table:formula="of:=INT(MID([.B40];6;1))" office:value-type="float" office:value="1" calcext:value-type="float">
            <text:p>1</text:p>
          </table:table-cell>
          <table:table-cell table:style-name="ce10" table:formula="of:=INT(MID([.B40];5;1))" office:value-type="float" office:value="1" calcext:value-type="float">
            <text:p>1</text:p>
          </table:table-cell>
          <table:table-cell table:style-name="ce6" table:formula="of:=INT(MID([.B40];4;1))" office:value-type="float" office:value="0" calcext:value-type="float">
            <text:p>0</text:p>
          </table:table-cell>
          <table:table-cell table:style-name="ce10" table:formula="of:=INT(MID([.B40];3;1))" office:value-type="float" office:value="0" calcext:value-type="float">
            <text:p>0</text:p>
          </table:table-cell>
          <table:table-cell table:style-name="ce10" table:formula="of:=INT(MID([.B40];2;1))" office:value-type="float" office:value="1" calcext:value-type="float">
            <text:p>1</text:p>
          </table:table-cell>
          <table:table-cell table:style-name="ce6" table:formula="of:=INT(MID([.B40];1;1))" office:value-type="float" office:value="0" calcext:value-type="float">
            <text:p>0</text:p>
          </table:table-cell>
          <table:table-cell table:style-name="ce13" table:formula="of:=VLOOKUP(BIN2DEC(CONCATENATE([.C40];[.D40]));[Sheet2.$A$2:.$B$5];2)" office:value-type="string" office:string-value="Shore" calcext:value-type="string">
            <text:p>Shore</text:p>
          </table:table-cell>
          <table:table-cell table:style-name="ce13" table:formula="of:=VLOOKUP([.E40];[Sheet2.$A$8:.$B$9];2)" office:value-type="string" office:string-value="Snow/ice" calcext:value-type="string">
            <text:p>Snow/ice</text:p>
          </table:table-cell>
          <table:table-cell table:style-name="ce14" table:formula="of:=VLOOKUP([.F40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40];[Sheet2.$A$16:.$B$17];2)" office:value-type="string" office:string-value="No cirrus" calcext:value-type="string">
            <text:p>No cirrus</text:p>
          </table:table-cell>
          <table:table-cell table:style-name="ce14" table:formula="of:=VLOOKUP([.H40];[Sheet2.$A$20:.$B$21];2)" office:value-type="string" office:string-value="No clouds" calcext:value-type="string">
            <text:p>No clouds</text:p>
          </table:table-cell>
          <table:table-cell table:style-name="ce14" table:formula="of:=VLOOKUP([.I40];[Sheet2.$A$24:.$B$25];2)" office:value-type="string" office:string-value="Shadow" calcext:value-type="string">
            <text:p>Shadow</text:p>
          </table:table-cell>
          <table:table-cell table:style-name="ce14" table:formula="of:=VLOOKUP([.J40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BIN([Sheet1.A41];8)" office:value-type="string" office:string-value="01001110" calcext:value-type="string">
            <text:p>01001110</text:p>
          </table:table-cell>
          <table:table-cell table:style-name="ce6" table:formula="of:=INT(MID([.B41];7;1))" office:value-type="float" office:value="1" calcext:value-type="float">
            <text:p>1</text:p>
          </table:table-cell>
          <table:table-cell table:style-name="ce8" table:formula="of:=INT(MID([.B41];8;1))" office:value-type="float" office:value="0" calcext:value-type="float">
            <text:p>0</text:p>
          </table:table-cell>
          <table:table-cell table:style-name="ce8" table:formula="of:=INT(MID([.B41];6;1))" office:value-type="float" office:value="1" calcext:value-type="float">
            <text:p>1</text:p>
          </table:table-cell>
          <table:table-cell table:style-name="ce10" table:formula="of:=INT(MID([.B41];5;1))" office:value-type="float" office:value="1" calcext:value-type="float">
            <text:p>1</text:p>
          </table:table-cell>
          <table:table-cell table:style-name="ce6" table:formula="of:=INT(MID([.B41];4;1))" office:value-type="float" office:value="0" calcext:value-type="float">
            <text:p>0</text:p>
          </table:table-cell>
          <table:table-cell table:style-name="ce10" table:formula="of:=INT(MID([.B41];3;1))" office:value-type="float" office:value="0" calcext:value-type="float">
            <text:p>0</text:p>
          </table:table-cell>
          <table:table-cell table:style-name="ce10" table:formula="of:=INT(MID([.B41];2;1))" office:value-type="float" office:value="1" calcext:value-type="float">
            <text:p>1</text:p>
          </table:table-cell>
          <table:table-cell table:style-name="ce6" table:formula="of:=INT(MID([.B41];1;1))" office:value-type="float" office:value="0" calcext:value-type="float">
            <text:p>0</text:p>
          </table:table-cell>
          <table:table-cell table:style-name="ce13" table:formula="of:=VLOOKUP(BIN2DEC(CONCATENATE([.C41];[.D41]));[Sheet2.$A$2:.$B$5];2)" office:value-type="string" office:string-value="Freshwater" calcext:value-type="string">
            <text:p>Freshwater</text:p>
          </table:table-cell>
          <table:table-cell table:style-name="ce13" table:formula="of:=VLOOKUP([.E41];[Sheet2.$A$8:.$B$9];2)" office:value-type="string" office:string-value="Snow/ice" calcext:value-type="string">
            <text:p>Snow/ice</text:p>
          </table:table-cell>
          <table:table-cell table:style-name="ce14" table:formula="of:=VLOOKUP([.F41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41];[Sheet2.$A$16:.$B$17];2)" office:value-type="string" office:string-value="No cirrus" calcext:value-type="string">
            <text:p>No cirrus</text:p>
          </table:table-cell>
          <table:table-cell table:style-name="ce14" table:formula="of:=VLOOKUP([.H41];[Sheet2.$A$20:.$B$21];2)" office:value-type="string" office:string-value="No clouds" calcext:value-type="string">
            <text:p>No clouds</text:p>
          </table:table-cell>
          <table:table-cell table:style-name="ce14" table:formula="of:=VLOOKUP([.I41];[Sheet2.$A$24:.$B$25];2)" office:value-type="string" office:string-value="Shadow" calcext:value-type="string">
            <text:p>Shadow</text:p>
          </table:table-cell>
          <table:table-cell table:style-name="ce14" table:formula="of:=VLOOKUP([.J41];[Sheet2.$A$28:.$B$29];2)" office:value-type="string" office:string-value="Biome in 1:4" calcext:value-type="string">
            <text:p>Biome in 1:4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BIN([Sheet1.A42];8)" office:value-type="string" office:string-value="10000000" calcext:value-type="string">
            <text:p>10000000</text:p>
          </table:table-cell>
          <table:table-cell table:style-name="ce6" table:formula="of:=INT(MID([.B42];7;1))" office:value-type="float" office:value="0" calcext:value-type="float">
            <text:p>0</text:p>
          </table:table-cell>
          <table:table-cell table:style-name="ce8" table:formula="of:=INT(MID([.B42];8;1))" office:value-type="float" office:value="0" calcext:value-type="float">
            <text:p>0</text:p>
          </table:table-cell>
          <table:table-cell table:style-name="ce8" table:formula="of:=INT(MID([.B42];6;1))" office:value-type="float" office:value="0" calcext:value-type="float">
            <text:p>0</text:p>
          </table:table-cell>
          <table:table-cell table:style-name="ce10" table:formula="of:=INT(MID([.B42];5;1))" office:value-type="float" office:value="0" calcext:value-type="float">
            <text:p>0</text:p>
          </table:table-cell>
          <table:table-cell table:style-name="ce6" table:formula="of:=INT(MID([.B42];4;1))" office:value-type="float" office:value="0" calcext:value-type="float">
            <text:p>0</text:p>
          </table:table-cell>
          <table:table-cell table:style-name="ce10" table:formula="of:=INT(MID([.B42];3;1))" office:value-type="float" office:value="0" calcext:value-type="float">
            <text:p>0</text:p>
          </table:table-cell>
          <table:table-cell table:style-name="ce10" table:formula="of:=INT(MID([.B42];2;1))" office:value-type="float" office:value="0" calcext:value-type="float">
            <text:p>0</text:p>
          </table:table-cell>
          <table:table-cell table:style-name="ce6" table:formula="of:=INT(MID([.B42];1;1))" office:value-type="float" office:value="1" calcext:value-type="float">
            <text:p>1</text:p>
          </table:table-cell>
          <table:table-cell table:style-name="ce13" table:formula="of:=VLOOKUP(BIN2DEC(CONCATENATE([.C42];[.D42]));[Sheet2.$A$2:.$B$5];2)" office:value-type="string" office:string-value="Land" calcext:value-type="string">
            <text:p>Land</text:p>
          </table:table-cell>
          <table:table-cell table:style-name="ce13" table:formula="of:=VLOOKUP([.E42];[Sheet2.$A$8:.$B$9];2)" office:value-type="string" office:string-value="No snow/ice" calcext:value-type="string">
            <text:p>No snow/ice</text:p>
          </table:table-cell>
          <table:table-cell table:style-name="ce14" table:formula="of:=VLOOKUP([.F42];[Sheet2.$A$12:.$B$13];2)" office:value-type="string" office:string-value="No aerosol" calcext:value-type="string">
            <text:p>No aerosol</text:p>
          </table:table-cell>
          <table:table-cell table:style-name="ce14" table:formula="of:=VLOOKUP([.G42];[Sheet2.$A$16:.$B$17];2)" office:value-type="string" office:string-value="No cirrus" calcext:value-type="string">
            <text:p>No cirrus</text:p>
          </table:table-cell>
          <table:table-cell table:style-name="ce14" table:formula="of:=VLOOKUP([.H42];[Sheet2.$A$20:.$B$21];2)" office:value-type="string" office:string-value="No clouds" calcext:value-type="string">
            <text:p>No clouds</text:p>
          </table:table-cell>
          <table:table-cell table:style-name="ce14" table:formula="of:=VLOOKUP([.I42];[Sheet2.$A$24:.$B$25];2)" office:value-type="string" office:string-value="No shadow" calcext:value-type="string">
            <text:p>No shadow</text:p>
          </table:table-cell>
          <table:table-cell table:style-name="ce14" table:formula="of:=VLOOKUP([.J42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BIN([Sheet1.A43];8)" office:value-type="string" office:string-value="10000001" calcext:value-type="string">
            <text:p>10000001</text:p>
          </table:table-cell>
          <table:table-cell table:style-name="ce6" table:formula="of:=INT(MID([.B43];7;1))" office:value-type="float" office:value="0" calcext:value-type="float">
            <text:p>0</text:p>
          </table:table-cell>
          <table:table-cell table:style-name="ce8" table:formula="of:=INT(MID([.B43];8;1))" office:value-type="float" office:value="1" calcext:value-type="float">
            <text:p>1</text:p>
          </table:table-cell>
          <table:table-cell table:style-name="ce8" table:formula="of:=INT(MID([.B43];6;1))" office:value-type="float" office:value="0" calcext:value-type="float">
            <text:p>0</text:p>
          </table:table-cell>
          <table:table-cell table:style-name="ce10" table:formula="of:=INT(MID([.B43];5;1))" office:value-type="float" office:value="0" calcext:value-type="float">
            <text:p>0</text:p>
          </table:table-cell>
          <table:table-cell table:style-name="ce6" table:formula="of:=INT(MID([.B43];4;1))" office:value-type="float" office:value="0" calcext:value-type="float">
            <text:p>0</text:p>
          </table:table-cell>
          <table:table-cell table:style-name="ce10" table:formula="of:=INT(MID([.B43];3;1))" office:value-type="float" office:value="0" calcext:value-type="float">
            <text:p>0</text:p>
          </table:table-cell>
          <table:table-cell table:style-name="ce10" table:formula="of:=INT(MID([.B43];2;1))" office:value-type="float" office:value="0" calcext:value-type="float">
            <text:p>0</text:p>
          </table:table-cell>
          <table:table-cell table:style-name="ce6" table:formula="of:=INT(MID([.B43];1;1))" office:value-type="float" office:value="1" calcext:value-type="float">
            <text:p>1</text:p>
          </table:table-cell>
          <table:table-cell table:style-name="ce13" table:formula="of:=VLOOKUP(BIN2DEC(CONCATENATE([.C43];[.D43]));[Sheet2.$A$2:.$B$5];2)" office:value-type="string" office:string-value="Shore" calcext:value-type="string">
            <text:p>Shore</text:p>
          </table:table-cell>
          <table:table-cell table:style-name="ce13" table:formula="of:=VLOOKUP([.E43];[Sheet2.$A$8:.$B$9];2)" office:value-type="string" office:string-value="No snow/ice" calcext:value-type="string">
            <text:p>No snow/ice</text:p>
          </table:table-cell>
          <table:table-cell table:style-name="ce14" table:formula="of:=VLOOKUP([.F43];[Sheet2.$A$12:.$B$13];2)" office:value-type="string" office:string-value="No aerosol" calcext:value-type="string">
            <text:p>No aerosol</text:p>
          </table:table-cell>
          <table:table-cell table:style-name="ce14" table:formula="of:=VLOOKUP([.G43];[Sheet2.$A$16:.$B$17];2)" office:value-type="string" office:string-value="No cirrus" calcext:value-type="string">
            <text:p>No cirrus</text:p>
          </table:table-cell>
          <table:table-cell table:style-name="ce14" table:formula="of:=VLOOKUP([.H43];[Sheet2.$A$20:.$B$21];2)" office:value-type="string" office:string-value="No clouds" calcext:value-type="string">
            <text:p>No clouds</text:p>
          </table:table-cell>
          <table:table-cell table:style-name="ce14" table:formula="of:=VLOOKUP([.I43];[Sheet2.$A$24:.$B$25];2)" office:value-type="string" office:string-value="No shadow" calcext:value-type="string">
            <text:p>No shadow</text:p>
          </table:table-cell>
          <table:table-cell table:style-name="ce14" table:formula="of:=VLOOKUP([.J43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BIN([Sheet1.A44];8)" office:value-type="string" office:string-value="10000010" calcext:value-type="string">
            <text:p>10000010</text:p>
          </table:table-cell>
          <table:table-cell table:style-name="ce6" table:formula="of:=INT(MID([.B44];7;1))" office:value-type="float" office:value="1" calcext:value-type="float">
            <text:p>1</text:p>
          </table:table-cell>
          <table:table-cell table:style-name="ce8" table:formula="of:=INT(MID([.B44];8;1))" office:value-type="float" office:value="0" calcext:value-type="float">
            <text:p>0</text:p>
          </table:table-cell>
          <table:table-cell table:style-name="ce8" table:formula="of:=INT(MID([.B44];6;1))" office:value-type="float" office:value="0" calcext:value-type="float">
            <text:p>0</text:p>
          </table:table-cell>
          <table:table-cell table:style-name="ce10" table:formula="of:=INT(MID([.B44];5;1))" office:value-type="float" office:value="0" calcext:value-type="float">
            <text:p>0</text:p>
          </table:table-cell>
          <table:table-cell table:style-name="ce6" table:formula="of:=INT(MID([.B44];4;1))" office:value-type="float" office:value="0" calcext:value-type="float">
            <text:p>0</text:p>
          </table:table-cell>
          <table:table-cell table:style-name="ce10" table:formula="of:=INT(MID([.B44];3;1))" office:value-type="float" office:value="0" calcext:value-type="float">
            <text:p>0</text:p>
          </table:table-cell>
          <table:table-cell table:style-name="ce10" table:formula="of:=INT(MID([.B44];2;1))" office:value-type="float" office:value="0" calcext:value-type="float">
            <text:p>0</text:p>
          </table:table-cell>
          <table:table-cell table:style-name="ce6" table:formula="of:=INT(MID([.B44];1;1))" office:value-type="float" office:value="1" calcext:value-type="float">
            <text:p>1</text:p>
          </table:table-cell>
          <table:table-cell table:style-name="ce13" table:formula="of:=VLOOKUP(BIN2DEC(CONCATENATE([.C44];[.D44]));[Sheet2.$A$2:.$B$5];2)" office:value-type="string" office:string-value="Freshwater" calcext:value-type="string">
            <text:p>Freshwater</text:p>
          </table:table-cell>
          <table:table-cell table:style-name="ce13" table:formula="of:=VLOOKUP([.E44];[Sheet2.$A$8:.$B$9];2)" office:value-type="string" office:string-value="No snow/ice" calcext:value-type="string">
            <text:p>No snow/ice</text:p>
          </table:table-cell>
          <table:table-cell table:style-name="ce14" table:formula="of:=VLOOKUP([.F44];[Sheet2.$A$12:.$B$13];2)" office:value-type="string" office:string-value="No aerosol" calcext:value-type="string">
            <text:p>No aerosol</text:p>
          </table:table-cell>
          <table:table-cell table:style-name="ce14" table:formula="of:=VLOOKUP([.G44];[Sheet2.$A$16:.$B$17];2)" office:value-type="string" office:string-value="No cirrus" calcext:value-type="string">
            <text:p>No cirrus</text:p>
          </table:table-cell>
          <table:table-cell table:style-name="ce14" table:formula="of:=VLOOKUP([.H44];[Sheet2.$A$20:.$B$21];2)" office:value-type="string" office:string-value="No clouds" calcext:value-type="string">
            <text:p>No clouds</text:p>
          </table:table-cell>
          <table:table-cell table:style-name="ce14" table:formula="of:=VLOOKUP([.I44];[Sheet2.$A$24:.$B$25];2)" office:value-type="string" office:string-value="No shadow" calcext:value-type="string">
            <text:p>No shadow</text:p>
          </table:table-cell>
          <table:table-cell table:style-name="ce14" table:formula="of:=VLOOKUP([.J44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BIN([Sheet1.A45];8)" office:value-type="string" office:string-value="10000100" calcext:value-type="string">
            <text:p>10000100</text:p>
          </table:table-cell>
          <table:table-cell table:style-name="ce6" table:formula="of:=INT(MID([.B45];7;1))" office:value-type="float" office:value="0" calcext:value-type="float">
            <text:p>0</text:p>
          </table:table-cell>
          <table:table-cell table:style-name="ce8" table:formula="of:=INT(MID([.B45];8;1))" office:value-type="float" office:value="0" calcext:value-type="float">
            <text:p>0</text:p>
          </table:table-cell>
          <table:table-cell table:style-name="ce8" table:formula="of:=INT(MID([.B45];6;1))" office:value-type="float" office:value="1" calcext:value-type="float">
            <text:p>1</text:p>
          </table:table-cell>
          <table:table-cell table:style-name="ce10" table:formula="of:=INT(MID([.B45];5;1))" office:value-type="float" office:value="0" calcext:value-type="float">
            <text:p>0</text:p>
          </table:table-cell>
          <table:table-cell table:style-name="ce6" table:formula="of:=INT(MID([.B45];4;1))" office:value-type="float" office:value="0" calcext:value-type="float">
            <text:p>0</text:p>
          </table:table-cell>
          <table:table-cell table:style-name="ce10" table:formula="of:=INT(MID([.B45];3;1))" office:value-type="float" office:value="0" calcext:value-type="float">
            <text:p>0</text:p>
          </table:table-cell>
          <table:table-cell table:style-name="ce10" table:formula="of:=INT(MID([.B45];2;1))" office:value-type="float" office:value="0" calcext:value-type="float">
            <text:p>0</text:p>
          </table:table-cell>
          <table:table-cell table:style-name="ce6" table:formula="of:=INT(MID([.B45];1;1))" office:value-type="float" office:value="1" calcext:value-type="float">
            <text:p>1</text:p>
          </table:table-cell>
          <table:table-cell table:style-name="ce13" table:formula="of:=VLOOKUP(BIN2DEC(CONCATENATE([.C45];[.D45]));[Sheet2.$A$2:.$B$5];2)" office:value-type="string" office:string-value="Land" calcext:value-type="string">
            <text:p>Land</text:p>
          </table:table-cell>
          <table:table-cell table:style-name="ce13" table:formula="of:=VLOOKUP([.E45];[Sheet2.$A$8:.$B$9];2)" office:value-type="string" office:string-value="Snow/ice" calcext:value-type="string">
            <text:p>Snow/ice</text:p>
          </table:table-cell>
          <table:table-cell table:style-name="ce14" table:formula="of:=VLOOKUP([.F45];[Sheet2.$A$12:.$B$13];2)" office:value-type="string" office:string-value="No aerosol" calcext:value-type="string">
            <text:p>No aerosol</text:p>
          </table:table-cell>
          <table:table-cell table:style-name="ce14" table:formula="of:=VLOOKUP([.G45];[Sheet2.$A$16:.$B$17];2)" office:value-type="string" office:string-value="No cirrus" calcext:value-type="string">
            <text:p>No cirrus</text:p>
          </table:table-cell>
          <table:table-cell table:style-name="ce14" table:formula="of:=VLOOKUP([.H45];[Sheet2.$A$20:.$B$21];2)" office:value-type="string" office:string-value="No clouds" calcext:value-type="string">
            <text:p>No clouds</text:p>
          </table:table-cell>
          <table:table-cell table:style-name="ce14" table:formula="of:=VLOOKUP([.I45];[Sheet2.$A$24:.$B$25];2)" office:value-type="string" office:string-value="No shadow" calcext:value-type="string">
            <text:p>No shadow</text:p>
          </table:table-cell>
          <table:table-cell table:style-name="ce14" table:formula="of:=VLOOKUP([.J45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BIN([Sheet1.A46];8)" office:value-type="string" office:string-value="10000101" calcext:value-type="string">
            <text:p>10000101</text:p>
          </table:table-cell>
          <table:table-cell table:style-name="ce6" table:formula="of:=INT(MID([.B46];7;1))" office:value-type="float" office:value="0" calcext:value-type="float">
            <text:p>0</text:p>
          </table:table-cell>
          <table:table-cell table:style-name="ce8" table:formula="of:=INT(MID([.B46];8;1))" office:value-type="float" office:value="1" calcext:value-type="float">
            <text:p>1</text:p>
          </table:table-cell>
          <table:table-cell table:style-name="ce8" table:formula="of:=INT(MID([.B46];6;1))" office:value-type="float" office:value="1" calcext:value-type="float">
            <text:p>1</text:p>
          </table:table-cell>
          <table:table-cell table:style-name="ce10" table:formula="of:=INT(MID([.B46];5;1))" office:value-type="float" office:value="0" calcext:value-type="float">
            <text:p>0</text:p>
          </table:table-cell>
          <table:table-cell table:style-name="ce6" table:formula="of:=INT(MID([.B46];4;1))" office:value-type="float" office:value="0" calcext:value-type="float">
            <text:p>0</text:p>
          </table:table-cell>
          <table:table-cell table:style-name="ce10" table:formula="of:=INT(MID([.B46];3;1))" office:value-type="float" office:value="0" calcext:value-type="float">
            <text:p>0</text:p>
          </table:table-cell>
          <table:table-cell table:style-name="ce10" table:formula="of:=INT(MID([.B46];2;1))" office:value-type="float" office:value="0" calcext:value-type="float">
            <text:p>0</text:p>
          </table:table-cell>
          <table:table-cell table:style-name="ce6" table:formula="of:=INT(MID([.B46];1;1))" office:value-type="float" office:value="1" calcext:value-type="float">
            <text:p>1</text:p>
          </table:table-cell>
          <table:table-cell table:style-name="ce13" table:formula="of:=VLOOKUP(BIN2DEC(CONCATENATE([.C46];[.D46]));[Sheet2.$A$2:.$B$5];2)" office:value-type="string" office:string-value="Shore" calcext:value-type="string">
            <text:p>Shore</text:p>
          </table:table-cell>
          <table:table-cell table:style-name="ce13" table:formula="of:=VLOOKUP([.E46];[Sheet2.$A$8:.$B$9];2)" office:value-type="string" office:string-value="Snow/ice" calcext:value-type="string">
            <text:p>Snow/ice</text:p>
          </table:table-cell>
          <table:table-cell table:style-name="ce14" table:formula="of:=VLOOKUP([.F46];[Sheet2.$A$12:.$B$13];2)" office:value-type="string" office:string-value="No aerosol" calcext:value-type="string">
            <text:p>No aerosol</text:p>
          </table:table-cell>
          <table:table-cell table:style-name="ce14" table:formula="of:=VLOOKUP([.G46];[Sheet2.$A$16:.$B$17];2)" office:value-type="string" office:string-value="No cirrus" calcext:value-type="string">
            <text:p>No cirrus</text:p>
          </table:table-cell>
          <table:table-cell table:style-name="ce14" table:formula="of:=VLOOKUP([.H46];[Sheet2.$A$20:.$B$21];2)" office:value-type="string" office:string-value="No clouds" calcext:value-type="string">
            <text:p>No clouds</text:p>
          </table:table-cell>
          <table:table-cell table:style-name="ce14" table:formula="of:=VLOOKUP([.I46];[Sheet2.$A$24:.$B$25];2)" office:value-type="string" office:string-value="No shadow" calcext:value-type="string">
            <text:p>No shadow</text:p>
          </table:table-cell>
          <table:table-cell table:style-name="ce14" table:formula="of:=VLOOKUP([.J46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BIN([Sheet1.A47];8)" office:value-type="string" office:string-value="10000110" calcext:value-type="string">
            <text:p>10000110</text:p>
          </table:table-cell>
          <table:table-cell table:style-name="ce6" table:formula="of:=INT(MID([.B47];7;1))" office:value-type="float" office:value="1" calcext:value-type="float">
            <text:p>1</text:p>
          </table:table-cell>
          <table:table-cell table:style-name="ce8" table:formula="of:=INT(MID([.B47];8;1))" office:value-type="float" office:value="0" calcext:value-type="float">
            <text:p>0</text:p>
          </table:table-cell>
          <table:table-cell table:style-name="ce8" table:formula="of:=INT(MID([.B47];6;1))" office:value-type="float" office:value="1" calcext:value-type="float">
            <text:p>1</text:p>
          </table:table-cell>
          <table:table-cell table:style-name="ce10" table:formula="of:=INT(MID([.B47];5;1))" office:value-type="float" office:value="0" calcext:value-type="float">
            <text:p>0</text:p>
          </table:table-cell>
          <table:table-cell table:style-name="ce6" table:formula="of:=INT(MID([.B47];4;1))" office:value-type="float" office:value="0" calcext:value-type="float">
            <text:p>0</text:p>
          </table:table-cell>
          <table:table-cell table:style-name="ce10" table:formula="of:=INT(MID([.B47];3;1))" office:value-type="float" office:value="0" calcext:value-type="float">
            <text:p>0</text:p>
          </table:table-cell>
          <table:table-cell table:style-name="ce10" table:formula="of:=INT(MID([.B47];2;1))" office:value-type="float" office:value="0" calcext:value-type="float">
            <text:p>0</text:p>
          </table:table-cell>
          <table:table-cell table:style-name="ce6" table:formula="of:=INT(MID([.B47];1;1))" office:value-type="float" office:value="1" calcext:value-type="float">
            <text:p>1</text:p>
          </table:table-cell>
          <table:table-cell table:style-name="ce13" table:formula="of:=VLOOKUP(BIN2DEC(CONCATENATE([.C47];[.D47]));[Sheet2.$A$2:.$B$5];2)" office:value-type="string" office:string-value="Freshwater" calcext:value-type="string">
            <text:p>Freshwater</text:p>
          </table:table-cell>
          <table:table-cell table:style-name="ce13" table:formula="of:=VLOOKUP([.E47];[Sheet2.$A$8:.$B$9];2)" office:value-type="string" office:string-value="Snow/ice" calcext:value-type="string">
            <text:p>Snow/ice</text:p>
          </table:table-cell>
          <table:table-cell table:style-name="ce14" table:formula="of:=VLOOKUP([.F47];[Sheet2.$A$12:.$B$13];2)" office:value-type="string" office:string-value="No aerosol" calcext:value-type="string">
            <text:p>No aerosol</text:p>
          </table:table-cell>
          <table:table-cell table:style-name="ce14" table:formula="of:=VLOOKUP([.G47];[Sheet2.$A$16:.$B$17];2)" office:value-type="string" office:string-value="No cirrus" calcext:value-type="string">
            <text:p>No cirrus</text:p>
          </table:table-cell>
          <table:table-cell table:style-name="ce14" table:formula="of:=VLOOKUP([.H47];[Sheet2.$A$20:.$B$21];2)" office:value-type="string" office:string-value="No clouds" calcext:value-type="string">
            <text:p>No clouds</text:p>
          </table:table-cell>
          <table:table-cell table:style-name="ce14" table:formula="of:=VLOOKUP([.I47];[Sheet2.$A$24:.$B$25];2)" office:value-type="string" office:string-value="No shadow" calcext:value-type="string">
            <text:p>No shadow</text:p>
          </table:table-cell>
          <table:table-cell table:style-name="ce14" table:formula="of:=VLOOKUP([.J47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BIN([Sheet1.A48];8)" office:value-type="string" office:string-value="10001000" calcext:value-type="string">
            <text:p>10001000</text:p>
          </table:table-cell>
          <table:table-cell table:style-name="ce6" table:formula="of:=INT(MID([.B48];7;1))" office:value-type="float" office:value="0" calcext:value-type="float">
            <text:p>0</text:p>
          </table:table-cell>
          <table:table-cell table:style-name="ce8" table:formula="of:=INT(MID([.B48];8;1))" office:value-type="float" office:value="0" calcext:value-type="float">
            <text:p>0</text:p>
          </table:table-cell>
          <table:table-cell table:style-name="ce8" table:formula="of:=INT(MID([.B48];6;1))" office:value-type="float" office:value="0" calcext:value-type="float">
            <text:p>0</text:p>
          </table:table-cell>
          <table:table-cell table:style-name="ce10" table:formula="of:=INT(MID([.B48];5;1))" office:value-type="float" office:value="1" calcext:value-type="float">
            <text:p>1</text:p>
          </table:table-cell>
          <table:table-cell table:style-name="ce6" table:formula="of:=INT(MID([.B48];4;1))" office:value-type="float" office:value="0" calcext:value-type="float">
            <text:p>0</text:p>
          </table:table-cell>
          <table:table-cell table:style-name="ce10" table:formula="of:=INT(MID([.B48];3;1))" office:value-type="float" office:value="0" calcext:value-type="float">
            <text:p>0</text:p>
          </table:table-cell>
          <table:table-cell table:style-name="ce10" table:formula="of:=INT(MID([.B48];2;1))" office:value-type="float" office:value="0" calcext:value-type="float">
            <text:p>0</text:p>
          </table:table-cell>
          <table:table-cell table:style-name="ce6" table:formula="of:=INT(MID([.B48];1;1))" office:value-type="float" office:value="1" calcext:value-type="float">
            <text:p>1</text:p>
          </table:table-cell>
          <table:table-cell table:style-name="ce13" table:formula="of:=VLOOKUP(BIN2DEC(CONCATENATE([.C48];[.D48]));[Sheet2.$A$2:.$B$5];2)" office:value-type="string" office:string-value="Land" calcext:value-type="string">
            <text:p>Land</text:p>
          </table:table-cell>
          <table:table-cell table:style-name="ce13" table:formula="of:=VLOOKUP([.E48];[Sheet2.$A$8:.$B$9];2)" office:value-type="string" office:string-value="No snow/ice" calcext:value-type="string">
            <text:p>No snow/ice</text:p>
          </table:table-cell>
          <table:table-cell table:style-name="ce14" table:formula="of:=VLOOKUP([.F48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48];[Sheet2.$A$16:.$B$17];2)" office:value-type="string" office:string-value="No cirrus" calcext:value-type="string">
            <text:p>No cirrus</text:p>
          </table:table-cell>
          <table:table-cell table:style-name="ce14" table:formula="of:=VLOOKUP([.H48];[Sheet2.$A$20:.$B$21];2)" office:value-type="string" office:string-value="No clouds" calcext:value-type="string">
            <text:p>No clouds</text:p>
          </table:table-cell>
          <table:table-cell table:style-name="ce14" table:formula="of:=VLOOKUP([.I48];[Sheet2.$A$24:.$B$25];2)" office:value-type="string" office:string-value="No shadow" calcext:value-type="string">
            <text:p>No shadow</text:p>
          </table:table-cell>
          <table:table-cell table:style-name="ce14" table:formula="of:=VLOOKUP([.J48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BIN([Sheet1.A49];8)" office:value-type="string" office:string-value="10001001" calcext:value-type="string">
            <text:p>10001001</text:p>
          </table:table-cell>
          <table:table-cell table:style-name="ce6" table:formula="of:=INT(MID([.B49];7;1))" office:value-type="float" office:value="0" calcext:value-type="float">
            <text:p>0</text:p>
          </table:table-cell>
          <table:table-cell table:style-name="ce8" table:formula="of:=INT(MID([.B49];8;1))" office:value-type="float" office:value="1" calcext:value-type="float">
            <text:p>1</text:p>
          </table:table-cell>
          <table:table-cell table:style-name="ce8" table:formula="of:=INT(MID([.B49];6;1))" office:value-type="float" office:value="0" calcext:value-type="float">
            <text:p>0</text:p>
          </table:table-cell>
          <table:table-cell table:style-name="ce10" table:formula="of:=INT(MID([.B49];5;1))" office:value-type="float" office:value="1" calcext:value-type="float">
            <text:p>1</text:p>
          </table:table-cell>
          <table:table-cell table:style-name="ce6" table:formula="of:=INT(MID([.B49];4;1))" office:value-type="float" office:value="0" calcext:value-type="float">
            <text:p>0</text:p>
          </table:table-cell>
          <table:table-cell table:style-name="ce10" table:formula="of:=INT(MID([.B49];3;1))" office:value-type="float" office:value="0" calcext:value-type="float">
            <text:p>0</text:p>
          </table:table-cell>
          <table:table-cell table:style-name="ce10" table:formula="of:=INT(MID([.B49];2;1))" office:value-type="float" office:value="0" calcext:value-type="float">
            <text:p>0</text:p>
          </table:table-cell>
          <table:table-cell table:style-name="ce6" table:formula="of:=INT(MID([.B49];1;1))" office:value-type="float" office:value="1" calcext:value-type="float">
            <text:p>1</text:p>
          </table:table-cell>
          <table:table-cell table:style-name="ce13" table:formula="of:=VLOOKUP(BIN2DEC(CONCATENATE([.C49];[.D49]));[Sheet2.$A$2:.$B$5];2)" office:value-type="string" office:string-value="Shore" calcext:value-type="string">
            <text:p>Shore</text:p>
          </table:table-cell>
          <table:table-cell table:style-name="ce13" table:formula="of:=VLOOKUP([.E49];[Sheet2.$A$8:.$B$9];2)" office:value-type="string" office:string-value="No snow/ice" calcext:value-type="string">
            <text:p>No snow/ice</text:p>
          </table:table-cell>
          <table:table-cell table:style-name="ce14" table:formula="of:=VLOOKUP([.F49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49];[Sheet2.$A$16:.$B$17];2)" office:value-type="string" office:string-value="No cirrus" calcext:value-type="string">
            <text:p>No cirrus</text:p>
          </table:table-cell>
          <table:table-cell table:style-name="ce14" table:formula="of:=VLOOKUP([.H49];[Sheet2.$A$20:.$B$21];2)" office:value-type="string" office:string-value="No clouds" calcext:value-type="string">
            <text:p>No clouds</text:p>
          </table:table-cell>
          <table:table-cell table:style-name="ce14" table:formula="of:=VLOOKUP([.I49];[Sheet2.$A$24:.$B$25];2)" office:value-type="string" office:string-value="No shadow" calcext:value-type="string">
            <text:p>No shadow</text:p>
          </table:table-cell>
          <table:table-cell table:style-name="ce14" table:formula="of:=VLOOKUP([.J49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BIN([Sheet1.A50];8)" office:value-type="string" office:string-value="10001010" calcext:value-type="string">
            <text:p>10001010</text:p>
          </table:table-cell>
          <table:table-cell table:style-name="ce6" table:formula="of:=INT(MID([.B50];7;1))" office:value-type="float" office:value="1" calcext:value-type="float">
            <text:p>1</text:p>
          </table:table-cell>
          <table:table-cell table:style-name="ce8" table:formula="of:=INT(MID([.B50];8;1))" office:value-type="float" office:value="0" calcext:value-type="float">
            <text:p>0</text:p>
          </table:table-cell>
          <table:table-cell table:style-name="ce8" table:formula="of:=INT(MID([.B50];6;1))" office:value-type="float" office:value="0" calcext:value-type="float">
            <text:p>0</text:p>
          </table:table-cell>
          <table:table-cell table:style-name="ce10" table:formula="of:=INT(MID([.B50];5;1))" office:value-type="float" office:value="1" calcext:value-type="float">
            <text:p>1</text:p>
          </table:table-cell>
          <table:table-cell table:style-name="ce6" table:formula="of:=INT(MID([.B50];4;1))" office:value-type="float" office:value="0" calcext:value-type="float">
            <text:p>0</text:p>
          </table:table-cell>
          <table:table-cell table:style-name="ce10" table:formula="of:=INT(MID([.B50];3;1))" office:value-type="float" office:value="0" calcext:value-type="float">
            <text:p>0</text:p>
          </table:table-cell>
          <table:table-cell table:style-name="ce10" table:formula="of:=INT(MID([.B50];2;1))" office:value-type="float" office:value="0" calcext:value-type="float">
            <text:p>0</text:p>
          </table:table-cell>
          <table:table-cell table:style-name="ce6" table:formula="of:=INT(MID([.B50];1;1))" office:value-type="float" office:value="1" calcext:value-type="float">
            <text:p>1</text:p>
          </table:table-cell>
          <table:table-cell table:style-name="ce13" table:formula="of:=VLOOKUP(BIN2DEC(CONCATENATE([.C50];[.D50]));[Sheet2.$A$2:.$B$5];2)" office:value-type="string" office:string-value="Freshwater" calcext:value-type="string">
            <text:p>Freshwater</text:p>
          </table:table-cell>
          <table:table-cell table:style-name="ce13" table:formula="of:=VLOOKUP([.E50];[Sheet2.$A$8:.$B$9];2)" office:value-type="string" office:string-value="No snow/ice" calcext:value-type="string">
            <text:p>No snow/ice</text:p>
          </table:table-cell>
          <table:table-cell table:style-name="ce14" table:formula="of:=VLOOKUP([.F50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50];[Sheet2.$A$16:.$B$17];2)" office:value-type="string" office:string-value="No cirrus" calcext:value-type="string">
            <text:p>No cirrus</text:p>
          </table:table-cell>
          <table:table-cell table:style-name="ce14" table:formula="of:=VLOOKUP([.H50];[Sheet2.$A$20:.$B$21];2)" office:value-type="string" office:string-value="No clouds" calcext:value-type="string">
            <text:p>No clouds</text:p>
          </table:table-cell>
          <table:table-cell table:style-name="ce14" table:formula="of:=VLOOKUP([.I50];[Sheet2.$A$24:.$B$25];2)" office:value-type="string" office:string-value="No shadow" calcext:value-type="string">
            <text:p>No shadow</text:p>
          </table:table-cell>
          <table:table-cell table:style-name="ce14" table:formula="of:=VLOOKUP([.J50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BIN([Sheet1.A51];8)" office:value-type="string" office:string-value="10001011" calcext:value-type="string">
            <text:p>10001011</text:p>
          </table:table-cell>
          <table:table-cell table:style-name="ce6" table:formula="of:=INT(MID([.B51];7;1))" office:value-type="float" office:value="1" calcext:value-type="float">
            <text:p>1</text:p>
          </table:table-cell>
          <table:table-cell table:style-name="ce8" table:formula="of:=INT(MID([.B51];8;1))" office:value-type="float" office:value="1" calcext:value-type="float">
            <text:p>1</text:p>
          </table:table-cell>
          <table:table-cell table:style-name="ce8" table:formula="of:=INT(MID([.B51];6;1))" office:value-type="float" office:value="0" calcext:value-type="float">
            <text:p>0</text:p>
          </table:table-cell>
          <table:table-cell table:style-name="ce10" table:formula="of:=INT(MID([.B51];5;1))" office:value-type="float" office:value="1" calcext:value-type="float">
            <text:p>1</text:p>
          </table:table-cell>
          <table:table-cell table:style-name="ce6" table:formula="of:=INT(MID([.B51];4;1))" office:value-type="float" office:value="0" calcext:value-type="float">
            <text:p>0</text:p>
          </table:table-cell>
          <table:table-cell table:style-name="ce10" table:formula="of:=INT(MID([.B51];3;1))" office:value-type="float" office:value="0" calcext:value-type="float">
            <text:p>0</text:p>
          </table:table-cell>
          <table:table-cell table:style-name="ce10" table:formula="of:=INT(MID([.B51];2;1))" office:value-type="float" office:value="0" calcext:value-type="float">
            <text:p>0</text:p>
          </table:table-cell>
          <table:table-cell table:style-name="ce6" table:formula="of:=INT(MID([.B51];1;1))" office:value-type="float" office:value="1" calcext:value-type="float">
            <text:p>1</text:p>
          </table:table-cell>
          <table:table-cell table:style-name="ce13" table:formula="of:=VLOOKUP(BIN2DEC(CONCATENATE([.C51];[.D51]));[Sheet2.$A$2:.$B$5];2)" office:value-type="string" office:string-value="Ocean" calcext:value-type="string">
            <text:p>Ocean</text:p>
          </table:table-cell>
          <table:table-cell table:style-name="ce13" table:formula="of:=VLOOKUP([.E51];[Sheet2.$A$8:.$B$9];2)" office:value-type="string" office:string-value="No snow/ice" calcext:value-type="string">
            <text:p>No snow/ice</text:p>
          </table:table-cell>
          <table:table-cell table:style-name="ce14" table:formula="of:=VLOOKUP([.F51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51];[Sheet2.$A$16:.$B$17];2)" office:value-type="string" office:string-value="No cirrus" calcext:value-type="string">
            <text:p>No cirrus</text:p>
          </table:table-cell>
          <table:table-cell table:style-name="ce14" table:formula="of:=VLOOKUP([.H51];[Sheet2.$A$20:.$B$21];2)" office:value-type="string" office:string-value="No clouds" calcext:value-type="string">
            <text:p>No clouds</text:p>
          </table:table-cell>
          <table:table-cell table:style-name="ce14" table:formula="of:=VLOOKUP([.I51];[Sheet2.$A$24:.$B$25];2)" office:value-type="string" office:string-value="No shadow" calcext:value-type="string">
            <text:p>No shadow</text:p>
          </table:table-cell>
          <table:table-cell table:style-name="ce14" table:formula="of:=VLOOKUP([.J51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BIN([Sheet1.A52];8)" office:value-type="string" office:string-value="10001100" calcext:value-type="string">
            <text:p>10001100</text:p>
          </table:table-cell>
          <table:table-cell table:style-name="ce6" table:formula="of:=INT(MID([.B52];7;1))" office:value-type="float" office:value="0" calcext:value-type="float">
            <text:p>0</text:p>
          </table:table-cell>
          <table:table-cell table:style-name="ce8" table:formula="of:=INT(MID([.B52];8;1))" office:value-type="float" office:value="0" calcext:value-type="float">
            <text:p>0</text:p>
          </table:table-cell>
          <table:table-cell table:style-name="ce8" table:formula="of:=INT(MID([.B52];6;1))" office:value-type="float" office:value="1" calcext:value-type="float">
            <text:p>1</text:p>
          </table:table-cell>
          <table:table-cell table:style-name="ce10" table:formula="of:=INT(MID([.B52];5;1))" office:value-type="float" office:value="1" calcext:value-type="float">
            <text:p>1</text:p>
          </table:table-cell>
          <table:table-cell table:style-name="ce6" table:formula="of:=INT(MID([.B52];4;1))" office:value-type="float" office:value="0" calcext:value-type="float">
            <text:p>0</text:p>
          </table:table-cell>
          <table:table-cell table:style-name="ce10" table:formula="of:=INT(MID([.B52];3;1))" office:value-type="float" office:value="0" calcext:value-type="float">
            <text:p>0</text:p>
          </table:table-cell>
          <table:table-cell table:style-name="ce10" table:formula="of:=INT(MID([.B52];2;1))" office:value-type="float" office:value="0" calcext:value-type="float">
            <text:p>0</text:p>
          </table:table-cell>
          <table:table-cell table:style-name="ce6" table:formula="of:=INT(MID([.B52];1;1))" office:value-type="float" office:value="1" calcext:value-type="float">
            <text:p>1</text:p>
          </table:table-cell>
          <table:table-cell table:style-name="ce13" table:formula="of:=VLOOKUP(BIN2DEC(CONCATENATE([.C52];[.D52]));[Sheet2.$A$2:.$B$5];2)" office:value-type="string" office:string-value="Land" calcext:value-type="string">
            <text:p>Land</text:p>
          </table:table-cell>
          <table:table-cell table:style-name="ce13" table:formula="of:=VLOOKUP([.E52];[Sheet2.$A$8:.$B$9];2)" office:value-type="string" office:string-value="Snow/ice" calcext:value-type="string">
            <text:p>Snow/ice</text:p>
          </table:table-cell>
          <table:table-cell table:style-name="ce14" table:formula="of:=VLOOKUP([.F52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52];[Sheet2.$A$16:.$B$17];2)" office:value-type="string" office:string-value="No cirrus" calcext:value-type="string">
            <text:p>No cirrus</text:p>
          </table:table-cell>
          <table:table-cell table:style-name="ce14" table:formula="of:=VLOOKUP([.H52];[Sheet2.$A$20:.$B$21];2)" office:value-type="string" office:string-value="No clouds" calcext:value-type="string">
            <text:p>No clouds</text:p>
          </table:table-cell>
          <table:table-cell table:style-name="ce14" table:formula="of:=VLOOKUP([.I52];[Sheet2.$A$24:.$B$25];2)" office:value-type="string" office:string-value="No shadow" calcext:value-type="string">
            <text:p>No shadow</text:p>
          </table:table-cell>
          <table:table-cell table:style-name="ce14" table:formula="of:=VLOOKUP([.J52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BIN([Sheet1.A53];8)" office:value-type="string" office:string-value="10001101" calcext:value-type="string">
            <text:p>10001101</text:p>
          </table:table-cell>
          <table:table-cell table:style-name="ce6" table:formula="of:=INT(MID([.B53];7;1))" office:value-type="float" office:value="0" calcext:value-type="float">
            <text:p>0</text:p>
          </table:table-cell>
          <table:table-cell table:style-name="ce8" table:formula="of:=INT(MID([.B53];8;1))" office:value-type="float" office:value="1" calcext:value-type="float">
            <text:p>1</text:p>
          </table:table-cell>
          <table:table-cell table:style-name="ce8" table:formula="of:=INT(MID([.B53];6;1))" office:value-type="float" office:value="1" calcext:value-type="float">
            <text:p>1</text:p>
          </table:table-cell>
          <table:table-cell table:style-name="ce10" table:formula="of:=INT(MID([.B53];5;1))" office:value-type="float" office:value="1" calcext:value-type="float">
            <text:p>1</text:p>
          </table:table-cell>
          <table:table-cell table:style-name="ce6" table:formula="of:=INT(MID([.B53];4;1))" office:value-type="float" office:value="0" calcext:value-type="float">
            <text:p>0</text:p>
          </table:table-cell>
          <table:table-cell table:style-name="ce10" table:formula="of:=INT(MID([.B53];3;1))" office:value-type="float" office:value="0" calcext:value-type="float">
            <text:p>0</text:p>
          </table:table-cell>
          <table:table-cell table:style-name="ce10" table:formula="of:=INT(MID([.B53];2;1))" office:value-type="float" office:value="0" calcext:value-type="float">
            <text:p>0</text:p>
          </table:table-cell>
          <table:table-cell table:style-name="ce6" table:formula="of:=INT(MID([.B53];1;1))" office:value-type="float" office:value="1" calcext:value-type="float">
            <text:p>1</text:p>
          </table:table-cell>
          <table:table-cell table:style-name="ce13" table:formula="of:=VLOOKUP(BIN2DEC(CONCATENATE([.C53];[.D53]));[Sheet2.$A$2:.$B$5];2)" office:value-type="string" office:string-value="Shore" calcext:value-type="string">
            <text:p>Shore</text:p>
          </table:table-cell>
          <table:table-cell table:style-name="ce13" table:formula="of:=VLOOKUP([.E53];[Sheet2.$A$8:.$B$9];2)" office:value-type="string" office:string-value="Snow/ice" calcext:value-type="string">
            <text:p>Snow/ice</text:p>
          </table:table-cell>
          <table:table-cell table:style-name="ce14" table:formula="of:=VLOOKUP([.F53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53];[Sheet2.$A$16:.$B$17];2)" office:value-type="string" office:string-value="No cirrus" calcext:value-type="string">
            <text:p>No cirrus</text:p>
          </table:table-cell>
          <table:table-cell table:style-name="ce14" table:formula="of:=VLOOKUP([.H53];[Sheet2.$A$20:.$B$21];2)" office:value-type="string" office:string-value="No clouds" calcext:value-type="string">
            <text:p>No clouds</text:p>
          </table:table-cell>
          <table:table-cell table:style-name="ce14" table:formula="of:=VLOOKUP([.I53];[Sheet2.$A$24:.$B$25];2)" office:value-type="string" office:string-value="No shadow" calcext:value-type="string">
            <text:p>No shadow</text:p>
          </table:table-cell>
          <table:table-cell table:style-name="ce14" table:formula="of:=VLOOKUP([.J53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BIN([Sheet1.A54];8)" office:value-type="string" office:string-value="10001110" calcext:value-type="string">
            <text:p>10001110</text:p>
          </table:table-cell>
          <table:table-cell table:style-name="ce6" table:formula="of:=INT(MID([.B54];7;1))" office:value-type="float" office:value="1" calcext:value-type="float">
            <text:p>1</text:p>
          </table:table-cell>
          <table:table-cell table:style-name="ce8" table:formula="of:=INT(MID([.B54];8;1))" office:value-type="float" office:value="0" calcext:value-type="float">
            <text:p>0</text:p>
          </table:table-cell>
          <table:table-cell table:style-name="ce8" table:formula="of:=INT(MID([.B54];6;1))" office:value-type="float" office:value="1" calcext:value-type="float">
            <text:p>1</text:p>
          </table:table-cell>
          <table:table-cell table:style-name="ce10" table:formula="of:=INT(MID([.B54];5;1))" office:value-type="float" office:value="1" calcext:value-type="float">
            <text:p>1</text:p>
          </table:table-cell>
          <table:table-cell table:style-name="ce6" table:formula="of:=INT(MID([.B54];4;1))" office:value-type="float" office:value="0" calcext:value-type="float">
            <text:p>0</text:p>
          </table:table-cell>
          <table:table-cell table:style-name="ce10" table:formula="of:=INT(MID([.B54];3;1))" office:value-type="float" office:value="0" calcext:value-type="float">
            <text:p>0</text:p>
          </table:table-cell>
          <table:table-cell table:style-name="ce10" table:formula="of:=INT(MID([.B54];2;1))" office:value-type="float" office:value="0" calcext:value-type="float">
            <text:p>0</text:p>
          </table:table-cell>
          <table:table-cell table:style-name="ce6" table:formula="of:=INT(MID([.B54];1;1))" office:value-type="float" office:value="1" calcext:value-type="float">
            <text:p>1</text:p>
          </table:table-cell>
          <table:table-cell table:style-name="ce13" table:formula="of:=VLOOKUP(BIN2DEC(CONCATENATE([.C54];[.D54]));[Sheet2.$A$2:.$B$5];2)" office:value-type="string" office:string-value="Freshwater" calcext:value-type="string">
            <text:p>Freshwater</text:p>
          </table:table-cell>
          <table:table-cell table:style-name="ce13" table:formula="of:=VLOOKUP([.E54];[Sheet2.$A$8:.$B$9];2)" office:value-type="string" office:string-value="Snow/ice" calcext:value-type="string">
            <text:p>Snow/ice</text:p>
          </table:table-cell>
          <table:table-cell table:style-name="ce14" table:formula="of:=VLOOKUP([.F54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54];[Sheet2.$A$16:.$B$17];2)" office:value-type="string" office:string-value="No cirrus" calcext:value-type="string">
            <text:p>No cirrus</text:p>
          </table:table-cell>
          <table:table-cell table:style-name="ce14" table:formula="of:=VLOOKUP([.H54];[Sheet2.$A$20:.$B$21];2)" office:value-type="string" office:string-value="No clouds" calcext:value-type="string">
            <text:p>No clouds</text:p>
          </table:table-cell>
          <table:table-cell table:style-name="ce14" table:formula="of:=VLOOKUP([.I54];[Sheet2.$A$24:.$B$25];2)" office:value-type="string" office:string-value="No shadow" calcext:value-type="string">
            <text:p>No shadow</text:p>
          </table:table-cell>
          <table:table-cell table:style-name="ce14" table:formula="of:=VLOOKUP([.J54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BIN([Sheet1.A55];8)" office:value-type="string" office:string-value="10100000" calcext:value-type="string">
            <text:p>10100000</text:p>
          </table:table-cell>
          <table:table-cell table:style-name="ce6" table:formula="of:=INT(MID([.B55];7;1))" office:value-type="float" office:value="0" calcext:value-type="float">
            <text:p>0</text:p>
          </table:table-cell>
          <table:table-cell table:style-name="ce8" table:formula="of:=INT(MID([.B55];8;1))" office:value-type="float" office:value="0" calcext:value-type="float">
            <text:p>0</text:p>
          </table:table-cell>
          <table:table-cell table:style-name="ce8" table:formula="of:=INT(MID([.B55];6;1))" office:value-type="float" office:value="0" calcext:value-type="float">
            <text:p>0</text:p>
          </table:table-cell>
          <table:table-cell table:style-name="ce10" table:formula="of:=INT(MID([.B55];5;1))" office:value-type="float" office:value="0" calcext:value-type="float">
            <text:p>0</text:p>
          </table:table-cell>
          <table:table-cell table:style-name="ce6" table:formula="of:=INT(MID([.B55];4;1))" office:value-type="float" office:value="0" calcext:value-type="float">
            <text:p>0</text:p>
          </table:table-cell>
          <table:table-cell table:style-name="ce10" table:formula="of:=INT(MID([.B55];3;1))" office:value-type="float" office:value="1" calcext:value-type="float">
            <text:p>1</text:p>
          </table:table-cell>
          <table:table-cell table:style-name="ce10" table:formula="of:=INT(MID([.B55];2;1))" office:value-type="float" office:value="0" calcext:value-type="float">
            <text:p>0</text:p>
          </table:table-cell>
          <table:table-cell table:style-name="ce6" table:formula="of:=INT(MID([.B55];1;1))" office:value-type="float" office:value="1" calcext:value-type="float">
            <text:p>1</text:p>
          </table:table-cell>
          <table:table-cell table:style-name="ce13" table:formula="of:=VLOOKUP(BIN2DEC(CONCATENATE([.C55];[.D55]));[Sheet2.$A$2:.$B$5];2)" office:value-type="string" office:string-value="Land" calcext:value-type="string">
            <text:p>Land</text:p>
          </table:table-cell>
          <table:table-cell table:style-name="ce13" table:formula="of:=VLOOKUP([.E55];[Sheet2.$A$8:.$B$9];2)" office:value-type="string" office:string-value="No snow/ice" calcext:value-type="string">
            <text:p>No snow/ice</text:p>
          </table:table-cell>
          <table:table-cell table:style-name="ce14" table:formula="of:=VLOOKUP([.F55];[Sheet2.$A$12:.$B$13];2)" office:value-type="string" office:string-value="No aerosol" calcext:value-type="string">
            <text:p>No aerosol</text:p>
          </table:table-cell>
          <table:table-cell table:style-name="ce14" table:formula="of:=VLOOKUP([.G55];[Sheet2.$A$16:.$B$17];2)" office:value-type="string" office:string-value="No cirrus" calcext:value-type="string">
            <text:p>No cirrus</text:p>
          </table:table-cell>
          <table:table-cell table:style-name="ce14" table:formula="of:=VLOOKUP([.H55];[Sheet2.$A$20:.$B$21];2)" office:value-type="string" office:string-value="Clouds" calcext:value-type="string">
            <text:p>Clouds</text:p>
          </table:table-cell>
          <table:table-cell table:style-name="ce14" table:formula="of:=VLOOKUP([.I55];[Sheet2.$A$24:.$B$25];2)" office:value-type="string" office:string-value="No shadow" calcext:value-type="string">
            <text:p>No shadow</text:p>
          </table:table-cell>
          <table:table-cell table:style-name="ce14" table:formula="of:=VLOOKUP([.J55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BIN([Sheet1.A56];8)" office:value-type="string" office:string-value="10100001" calcext:value-type="string">
            <text:p>10100001</text:p>
          </table:table-cell>
          <table:table-cell table:style-name="ce6" table:formula="of:=INT(MID([.B56];7;1))" office:value-type="float" office:value="0" calcext:value-type="float">
            <text:p>0</text:p>
          </table:table-cell>
          <table:table-cell table:style-name="ce8" table:formula="of:=INT(MID([.B56];8;1))" office:value-type="float" office:value="1" calcext:value-type="float">
            <text:p>1</text:p>
          </table:table-cell>
          <table:table-cell table:style-name="ce8" table:formula="of:=INT(MID([.B56];6;1))" office:value-type="float" office:value="0" calcext:value-type="float">
            <text:p>0</text:p>
          </table:table-cell>
          <table:table-cell table:style-name="ce10" table:formula="of:=INT(MID([.B56];5;1))" office:value-type="float" office:value="0" calcext:value-type="float">
            <text:p>0</text:p>
          </table:table-cell>
          <table:table-cell table:style-name="ce6" table:formula="of:=INT(MID([.B56];4;1))" office:value-type="float" office:value="0" calcext:value-type="float">
            <text:p>0</text:p>
          </table:table-cell>
          <table:table-cell table:style-name="ce10" table:formula="of:=INT(MID([.B56];3;1))" office:value-type="float" office:value="1" calcext:value-type="float">
            <text:p>1</text:p>
          </table:table-cell>
          <table:table-cell table:style-name="ce10" table:formula="of:=INT(MID([.B56];2;1))" office:value-type="float" office:value="0" calcext:value-type="float">
            <text:p>0</text:p>
          </table:table-cell>
          <table:table-cell table:style-name="ce6" table:formula="of:=INT(MID([.B56];1;1))" office:value-type="float" office:value="1" calcext:value-type="float">
            <text:p>1</text:p>
          </table:table-cell>
          <table:table-cell table:style-name="ce13" table:formula="of:=VLOOKUP(BIN2DEC(CONCATENATE([.C56];[.D56]));[Sheet2.$A$2:.$B$5];2)" office:value-type="string" office:string-value="Shore" calcext:value-type="string">
            <text:p>Shore</text:p>
          </table:table-cell>
          <table:table-cell table:style-name="ce13" table:formula="of:=VLOOKUP([.E56];[Sheet2.$A$8:.$B$9];2)" office:value-type="string" office:string-value="No snow/ice" calcext:value-type="string">
            <text:p>No snow/ice</text:p>
          </table:table-cell>
          <table:table-cell table:style-name="ce14" table:formula="of:=VLOOKUP([.F56];[Sheet2.$A$12:.$B$13];2)" office:value-type="string" office:string-value="No aerosol" calcext:value-type="string">
            <text:p>No aerosol</text:p>
          </table:table-cell>
          <table:table-cell table:style-name="ce14" table:formula="of:=VLOOKUP([.G56];[Sheet2.$A$16:.$B$17];2)" office:value-type="string" office:string-value="No cirrus" calcext:value-type="string">
            <text:p>No cirrus</text:p>
          </table:table-cell>
          <table:table-cell table:style-name="ce14" table:formula="of:=VLOOKUP([.H56];[Sheet2.$A$20:.$B$21];2)" office:value-type="string" office:string-value="Clouds" calcext:value-type="string">
            <text:p>Clouds</text:p>
          </table:table-cell>
          <table:table-cell table:style-name="ce14" table:formula="of:=VLOOKUP([.I56];[Sheet2.$A$24:.$B$25];2)" office:value-type="string" office:string-value="No shadow" calcext:value-type="string">
            <text:p>No shadow</text:p>
          </table:table-cell>
          <table:table-cell table:style-name="ce14" table:formula="of:=VLOOKUP([.J56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BIN([Sheet1.A57];8)" office:value-type="string" office:string-value="10100010" calcext:value-type="string">
            <text:p>10100010</text:p>
          </table:table-cell>
          <table:table-cell table:style-name="ce6" table:formula="of:=INT(MID([.B57];7;1))" office:value-type="float" office:value="1" calcext:value-type="float">
            <text:p>1</text:p>
          </table:table-cell>
          <table:table-cell table:style-name="ce8" table:formula="of:=INT(MID([.B57];8;1))" office:value-type="float" office:value="0" calcext:value-type="float">
            <text:p>0</text:p>
          </table:table-cell>
          <table:table-cell table:style-name="ce8" table:formula="of:=INT(MID([.B57];6;1))" office:value-type="float" office:value="0" calcext:value-type="float">
            <text:p>0</text:p>
          </table:table-cell>
          <table:table-cell table:style-name="ce10" table:formula="of:=INT(MID([.B57];5;1))" office:value-type="float" office:value="0" calcext:value-type="float">
            <text:p>0</text:p>
          </table:table-cell>
          <table:table-cell table:style-name="ce6" table:formula="of:=INT(MID([.B57];4;1))" office:value-type="float" office:value="0" calcext:value-type="float">
            <text:p>0</text:p>
          </table:table-cell>
          <table:table-cell table:style-name="ce10" table:formula="of:=INT(MID([.B57];3;1))" office:value-type="float" office:value="1" calcext:value-type="float">
            <text:p>1</text:p>
          </table:table-cell>
          <table:table-cell table:style-name="ce10" table:formula="of:=INT(MID([.B57];2;1))" office:value-type="float" office:value="0" calcext:value-type="float">
            <text:p>0</text:p>
          </table:table-cell>
          <table:table-cell table:style-name="ce6" table:formula="of:=INT(MID([.B57];1;1))" office:value-type="float" office:value="1" calcext:value-type="float">
            <text:p>1</text:p>
          </table:table-cell>
          <table:table-cell table:style-name="ce13" table:formula="of:=VLOOKUP(BIN2DEC(CONCATENATE([.C57];[.D57]));[Sheet2.$A$2:.$B$5];2)" office:value-type="string" office:string-value="Freshwater" calcext:value-type="string">
            <text:p>Freshwater</text:p>
          </table:table-cell>
          <table:table-cell table:style-name="ce13" table:formula="of:=VLOOKUP([.E57];[Sheet2.$A$8:.$B$9];2)" office:value-type="string" office:string-value="No snow/ice" calcext:value-type="string">
            <text:p>No snow/ice</text:p>
          </table:table-cell>
          <table:table-cell table:style-name="ce14" table:formula="of:=VLOOKUP([.F57];[Sheet2.$A$12:.$B$13];2)" office:value-type="string" office:string-value="No aerosol" calcext:value-type="string">
            <text:p>No aerosol</text:p>
          </table:table-cell>
          <table:table-cell table:style-name="ce14" table:formula="of:=VLOOKUP([.G57];[Sheet2.$A$16:.$B$17];2)" office:value-type="string" office:string-value="No cirrus" calcext:value-type="string">
            <text:p>No cirrus</text:p>
          </table:table-cell>
          <table:table-cell table:style-name="ce14" table:formula="of:=VLOOKUP([.H57];[Sheet2.$A$20:.$B$21];2)" office:value-type="string" office:string-value="Clouds" calcext:value-type="string">
            <text:p>Clouds</text:p>
          </table:table-cell>
          <table:table-cell table:style-name="ce14" table:formula="of:=VLOOKUP([.I57];[Sheet2.$A$24:.$B$25];2)" office:value-type="string" office:string-value="No shadow" calcext:value-type="string">
            <text:p>No shadow</text:p>
          </table:table-cell>
          <table:table-cell table:style-name="ce14" table:formula="of:=VLOOKUP([.J57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BIN([Sheet1.A58];8)" office:value-type="string" office:string-value="10100100" calcext:value-type="string">
            <text:p>10100100</text:p>
          </table:table-cell>
          <table:table-cell table:style-name="ce6" table:formula="of:=INT(MID([.B58];7;1))" office:value-type="float" office:value="0" calcext:value-type="float">
            <text:p>0</text:p>
          </table:table-cell>
          <table:table-cell table:style-name="ce8" table:formula="of:=INT(MID([.B58];8;1))" office:value-type="float" office:value="0" calcext:value-type="float">
            <text:p>0</text:p>
          </table:table-cell>
          <table:table-cell table:style-name="ce8" table:formula="of:=INT(MID([.B58];6;1))" office:value-type="float" office:value="1" calcext:value-type="float">
            <text:p>1</text:p>
          </table:table-cell>
          <table:table-cell table:style-name="ce10" table:formula="of:=INT(MID([.B58];5;1))" office:value-type="float" office:value="0" calcext:value-type="float">
            <text:p>0</text:p>
          </table:table-cell>
          <table:table-cell table:style-name="ce6" table:formula="of:=INT(MID([.B58];4;1))" office:value-type="float" office:value="0" calcext:value-type="float">
            <text:p>0</text:p>
          </table:table-cell>
          <table:table-cell table:style-name="ce10" table:formula="of:=INT(MID([.B58];3;1))" office:value-type="float" office:value="1" calcext:value-type="float">
            <text:p>1</text:p>
          </table:table-cell>
          <table:table-cell table:style-name="ce10" table:formula="of:=INT(MID([.B58];2;1))" office:value-type="float" office:value="0" calcext:value-type="float">
            <text:p>0</text:p>
          </table:table-cell>
          <table:table-cell table:style-name="ce6" table:formula="of:=INT(MID([.B58];1;1))" office:value-type="float" office:value="1" calcext:value-type="float">
            <text:p>1</text:p>
          </table:table-cell>
          <table:table-cell table:style-name="ce13" table:formula="of:=VLOOKUP(BIN2DEC(CONCATENATE([.C58];[.D58]));[Sheet2.$A$2:.$B$5];2)" office:value-type="string" office:string-value="Land" calcext:value-type="string">
            <text:p>Land</text:p>
          </table:table-cell>
          <table:table-cell table:style-name="ce13" table:formula="of:=VLOOKUP([.E58];[Sheet2.$A$8:.$B$9];2)" office:value-type="string" office:string-value="Snow/ice" calcext:value-type="string">
            <text:p>Snow/ice</text:p>
          </table:table-cell>
          <table:table-cell table:style-name="ce14" table:formula="of:=VLOOKUP([.F58];[Sheet2.$A$12:.$B$13];2)" office:value-type="string" office:string-value="No aerosol" calcext:value-type="string">
            <text:p>No aerosol</text:p>
          </table:table-cell>
          <table:table-cell table:style-name="ce14" table:formula="of:=VLOOKUP([.G58];[Sheet2.$A$16:.$B$17];2)" office:value-type="string" office:string-value="No cirrus" calcext:value-type="string">
            <text:p>No cirrus</text:p>
          </table:table-cell>
          <table:table-cell table:style-name="ce14" table:formula="of:=VLOOKUP([.H58];[Sheet2.$A$20:.$B$21];2)" office:value-type="string" office:string-value="Clouds" calcext:value-type="string">
            <text:p>Clouds</text:p>
          </table:table-cell>
          <table:table-cell table:style-name="ce14" table:formula="of:=VLOOKUP([.I58];[Sheet2.$A$24:.$B$25];2)" office:value-type="string" office:string-value="No shadow" calcext:value-type="string">
            <text:p>No shadow</text:p>
          </table:table-cell>
          <table:table-cell table:style-name="ce14" table:formula="of:=VLOOKUP([.J58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BIN([Sheet1.A59];8)" office:value-type="string" office:string-value="10100101" calcext:value-type="string">
            <text:p>10100101</text:p>
          </table:table-cell>
          <table:table-cell table:style-name="ce6" table:formula="of:=INT(MID([.B59];7;1))" office:value-type="float" office:value="0" calcext:value-type="float">
            <text:p>0</text:p>
          </table:table-cell>
          <table:table-cell table:style-name="ce8" table:formula="of:=INT(MID([.B59];8;1))" office:value-type="float" office:value="1" calcext:value-type="float">
            <text:p>1</text:p>
          </table:table-cell>
          <table:table-cell table:style-name="ce8" table:formula="of:=INT(MID([.B59];6;1))" office:value-type="float" office:value="1" calcext:value-type="float">
            <text:p>1</text:p>
          </table:table-cell>
          <table:table-cell table:style-name="ce10" table:formula="of:=INT(MID([.B59];5;1))" office:value-type="float" office:value="0" calcext:value-type="float">
            <text:p>0</text:p>
          </table:table-cell>
          <table:table-cell table:style-name="ce6" table:formula="of:=INT(MID([.B59];4;1))" office:value-type="float" office:value="0" calcext:value-type="float">
            <text:p>0</text:p>
          </table:table-cell>
          <table:table-cell table:style-name="ce10" table:formula="of:=INT(MID([.B59];3;1))" office:value-type="float" office:value="1" calcext:value-type="float">
            <text:p>1</text:p>
          </table:table-cell>
          <table:table-cell table:style-name="ce10" table:formula="of:=INT(MID([.B59];2;1))" office:value-type="float" office:value="0" calcext:value-type="float">
            <text:p>0</text:p>
          </table:table-cell>
          <table:table-cell table:style-name="ce6" table:formula="of:=INT(MID([.B59];1;1))" office:value-type="float" office:value="1" calcext:value-type="float">
            <text:p>1</text:p>
          </table:table-cell>
          <table:table-cell table:style-name="ce13" table:formula="of:=VLOOKUP(BIN2DEC(CONCATENATE([.C59];[.D59]));[Sheet2.$A$2:.$B$5];2)" office:value-type="string" office:string-value="Shore" calcext:value-type="string">
            <text:p>Shore</text:p>
          </table:table-cell>
          <table:table-cell table:style-name="ce13" table:formula="of:=VLOOKUP([.E59];[Sheet2.$A$8:.$B$9];2)" office:value-type="string" office:string-value="Snow/ice" calcext:value-type="string">
            <text:p>Snow/ice</text:p>
          </table:table-cell>
          <table:table-cell table:style-name="ce14" table:formula="of:=VLOOKUP([.F59];[Sheet2.$A$12:.$B$13];2)" office:value-type="string" office:string-value="No aerosol" calcext:value-type="string">
            <text:p>No aerosol</text:p>
          </table:table-cell>
          <table:table-cell table:style-name="ce14" table:formula="of:=VLOOKUP([.G59];[Sheet2.$A$16:.$B$17];2)" office:value-type="string" office:string-value="No cirrus" calcext:value-type="string">
            <text:p>No cirrus</text:p>
          </table:table-cell>
          <table:table-cell table:style-name="ce14" table:formula="of:=VLOOKUP([.H59];[Sheet2.$A$20:.$B$21];2)" office:value-type="string" office:string-value="Clouds" calcext:value-type="string">
            <text:p>Clouds</text:p>
          </table:table-cell>
          <table:table-cell table:style-name="ce14" table:formula="of:=VLOOKUP([.I59];[Sheet2.$A$24:.$B$25];2)" office:value-type="string" office:string-value="No shadow" calcext:value-type="string">
            <text:p>No shadow</text:p>
          </table:table-cell>
          <table:table-cell table:style-name="ce14" table:formula="of:=VLOOKUP([.J59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BIN([Sheet1.A60];8)" office:value-type="string" office:string-value="10100110" calcext:value-type="string">
            <text:p>10100110</text:p>
          </table:table-cell>
          <table:table-cell table:style-name="ce6" table:formula="of:=INT(MID([.B60];7;1))" office:value-type="float" office:value="1" calcext:value-type="float">
            <text:p>1</text:p>
          </table:table-cell>
          <table:table-cell table:style-name="ce8" table:formula="of:=INT(MID([.B60];8;1))" office:value-type="float" office:value="0" calcext:value-type="float">
            <text:p>0</text:p>
          </table:table-cell>
          <table:table-cell table:style-name="ce8" table:formula="of:=INT(MID([.B60];6;1))" office:value-type="float" office:value="1" calcext:value-type="float">
            <text:p>1</text:p>
          </table:table-cell>
          <table:table-cell table:style-name="ce10" table:formula="of:=INT(MID([.B60];5;1))" office:value-type="float" office:value="0" calcext:value-type="float">
            <text:p>0</text:p>
          </table:table-cell>
          <table:table-cell table:style-name="ce6" table:formula="of:=INT(MID([.B60];4;1))" office:value-type="float" office:value="0" calcext:value-type="float">
            <text:p>0</text:p>
          </table:table-cell>
          <table:table-cell table:style-name="ce10" table:formula="of:=INT(MID([.B60];3;1))" office:value-type="float" office:value="1" calcext:value-type="float">
            <text:p>1</text:p>
          </table:table-cell>
          <table:table-cell table:style-name="ce10" table:formula="of:=INT(MID([.B60];2;1))" office:value-type="float" office:value="0" calcext:value-type="float">
            <text:p>0</text:p>
          </table:table-cell>
          <table:table-cell table:style-name="ce6" table:formula="of:=INT(MID([.B60];1;1))" office:value-type="float" office:value="1" calcext:value-type="float">
            <text:p>1</text:p>
          </table:table-cell>
          <table:table-cell table:style-name="ce13" table:formula="of:=VLOOKUP(BIN2DEC(CONCATENATE([.C60];[.D60]));[Sheet2.$A$2:.$B$5];2)" office:value-type="string" office:string-value="Freshwater" calcext:value-type="string">
            <text:p>Freshwater</text:p>
          </table:table-cell>
          <table:table-cell table:style-name="ce13" table:formula="of:=VLOOKUP([.E60];[Sheet2.$A$8:.$B$9];2)" office:value-type="string" office:string-value="Snow/ice" calcext:value-type="string">
            <text:p>Snow/ice</text:p>
          </table:table-cell>
          <table:table-cell table:style-name="ce14" table:formula="of:=VLOOKUP([.F60];[Sheet2.$A$12:.$B$13];2)" office:value-type="string" office:string-value="No aerosol" calcext:value-type="string">
            <text:p>No aerosol</text:p>
          </table:table-cell>
          <table:table-cell table:style-name="ce14" table:formula="of:=VLOOKUP([.G60];[Sheet2.$A$16:.$B$17];2)" office:value-type="string" office:string-value="No cirrus" calcext:value-type="string">
            <text:p>No cirrus</text:p>
          </table:table-cell>
          <table:table-cell table:style-name="ce14" table:formula="of:=VLOOKUP([.H60];[Sheet2.$A$20:.$B$21];2)" office:value-type="string" office:string-value="Clouds" calcext:value-type="string">
            <text:p>Clouds</text:p>
          </table:table-cell>
          <table:table-cell table:style-name="ce14" table:formula="of:=VLOOKUP([.I60];[Sheet2.$A$24:.$B$25];2)" office:value-type="string" office:string-value="No shadow" calcext:value-type="string">
            <text:p>No shadow</text:p>
          </table:table-cell>
          <table:table-cell table:style-name="ce14" table:formula="of:=VLOOKUP([.J60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BIN([Sheet1.A61];8)" office:value-type="string" office:string-value="10110000" calcext:value-type="string">
            <text:p>10110000</text:p>
          </table:table-cell>
          <table:table-cell table:style-name="ce6" table:formula="of:=INT(MID([.B61];7;1))" office:value-type="float" office:value="0" calcext:value-type="float">
            <text:p>0</text:p>
          </table:table-cell>
          <table:table-cell table:style-name="ce8" table:formula="of:=INT(MID([.B61];8;1))" office:value-type="float" office:value="0" calcext:value-type="float">
            <text:p>0</text:p>
          </table:table-cell>
          <table:table-cell table:style-name="ce8" table:formula="of:=INT(MID([.B61];6;1))" office:value-type="float" office:value="0" calcext:value-type="float">
            <text:p>0</text:p>
          </table:table-cell>
          <table:table-cell table:style-name="ce10" table:formula="of:=INT(MID([.B61];5;1))" office:value-type="float" office:value="0" calcext:value-type="float">
            <text:p>0</text:p>
          </table:table-cell>
          <table:table-cell table:style-name="ce6" table:formula="of:=INT(MID([.B61];4;1))" office:value-type="float" office:value="1" calcext:value-type="float">
            <text:p>1</text:p>
          </table:table-cell>
          <table:table-cell table:style-name="ce10" table:formula="of:=INT(MID([.B61];3;1))" office:value-type="float" office:value="1" calcext:value-type="float">
            <text:p>1</text:p>
          </table:table-cell>
          <table:table-cell table:style-name="ce10" table:formula="of:=INT(MID([.B61];2;1))" office:value-type="float" office:value="0" calcext:value-type="float">
            <text:p>0</text:p>
          </table:table-cell>
          <table:table-cell table:style-name="ce6" table:formula="of:=INT(MID([.B61];1;1))" office:value-type="float" office:value="1" calcext:value-type="float">
            <text:p>1</text:p>
          </table:table-cell>
          <table:table-cell table:style-name="ce13" table:formula="of:=VLOOKUP(BIN2DEC(CONCATENATE([.C61];[.D61]));[Sheet2.$A$2:.$B$5];2)" office:value-type="string" office:string-value="Land" calcext:value-type="string">
            <text:p>Land</text:p>
          </table:table-cell>
          <table:table-cell table:style-name="ce13" table:formula="of:=VLOOKUP([.E61];[Sheet2.$A$8:.$B$9];2)" office:value-type="string" office:string-value="No snow/ice" calcext:value-type="string">
            <text:p>No snow/ice</text:p>
          </table:table-cell>
          <table:table-cell table:style-name="ce14" table:formula="of:=VLOOKUP([.F61];[Sheet2.$A$12:.$B$13];2)" office:value-type="string" office:string-value="No aerosol" calcext:value-type="string">
            <text:p>No aerosol</text:p>
          </table:table-cell>
          <table:table-cell table:style-name="ce14" table:formula="of:=VLOOKUP([.G61];[Sheet2.$A$16:.$B$17];2)" office:value-type="string" office:string-value="Cirrus" calcext:value-type="string">
            <text:p>Cirrus</text:p>
          </table:table-cell>
          <table:table-cell table:style-name="ce14" table:formula="of:=VLOOKUP([.H61];[Sheet2.$A$20:.$B$21];2)" office:value-type="string" office:string-value="Clouds" calcext:value-type="string">
            <text:p>Clouds</text:p>
          </table:table-cell>
          <table:table-cell table:style-name="ce14" table:formula="of:=VLOOKUP([.I61];[Sheet2.$A$24:.$B$25];2)" office:value-type="string" office:string-value="No shadow" calcext:value-type="string">
            <text:p>No shadow</text:p>
          </table:table-cell>
          <table:table-cell table:style-name="ce14" table:formula="of:=VLOOKUP([.J61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BIN([Sheet1.A62];8)" office:value-type="string" office:string-value="10110001" calcext:value-type="string">
            <text:p>10110001</text:p>
          </table:table-cell>
          <table:table-cell table:style-name="ce6" table:formula="of:=INT(MID([.B62];7;1))" office:value-type="float" office:value="0" calcext:value-type="float">
            <text:p>0</text:p>
          </table:table-cell>
          <table:table-cell table:style-name="ce8" table:formula="of:=INT(MID([.B62];8;1))" office:value-type="float" office:value="1" calcext:value-type="float">
            <text:p>1</text:p>
          </table:table-cell>
          <table:table-cell table:style-name="ce8" table:formula="of:=INT(MID([.B62];6;1))" office:value-type="float" office:value="0" calcext:value-type="float">
            <text:p>0</text:p>
          </table:table-cell>
          <table:table-cell table:style-name="ce10" table:formula="of:=INT(MID([.B62];5;1))" office:value-type="float" office:value="0" calcext:value-type="float">
            <text:p>0</text:p>
          </table:table-cell>
          <table:table-cell table:style-name="ce6" table:formula="of:=INT(MID([.B62];4;1))" office:value-type="float" office:value="1" calcext:value-type="float">
            <text:p>1</text:p>
          </table:table-cell>
          <table:table-cell table:style-name="ce10" table:formula="of:=INT(MID([.B62];3;1))" office:value-type="float" office:value="1" calcext:value-type="float">
            <text:p>1</text:p>
          </table:table-cell>
          <table:table-cell table:style-name="ce10" table:formula="of:=INT(MID([.B62];2;1))" office:value-type="float" office:value="0" calcext:value-type="float">
            <text:p>0</text:p>
          </table:table-cell>
          <table:table-cell table:style-name="ce6" table:formula="of:=INT(MID([.B62];1;1))" office:value-type="float" office:value="1" calcext:value-type="float">
            <text:p>1</text:p>
          </table:table-cell>
          <table:table-cell table:style-name="ce13" table:formula="of:=VLOOKUP(BIN2DEC(CONCATENATE([.C62];[.D62]));[Sheet2.$A$2:.$B$5];2)" office:value-type="string" office:string-value="Shore" calcext:value-type="string">
            <text:p>Shore</text:p>
          </table:table-cell>
          <table:table-cell table:style-name="ce13" table:formula="of:=VLOOKUP([.E62];[Sheet2.$A$8:.$B$9];2)" office:value-type="string" office:string-value="No snow/ice" calcext:value-type="string">
            <text:p>No snow/ice</text:p>
          </table:table-cell>
          <table:table-cell table:style-name="ce14" table:formula="of:=VLOOKUP([.F62];[Sheet2.$A$12:.$B$13];2)" office:value-type="string" office:string-value="No aerosol" calcext:value-type="string">
            <text:p>No aerosol</text:p>
          </table:table-cell>
          <table:table-cell table:style-name="ce14" table:formula="of:=VLOOKUP([.G62];[Sheet2.$A$16:.$B$17];2)" office:value-type="string" office:string-value="Cirrus" calcext:value-type="string">
            <text:p>Cirrus</text:p>
          </table:table-cell>
          <table:table-cell table:style-name="ce14" table:formula="of:=VLOOKUP([.H62];[Sheet2.$A$20:.$B$21];2)" office:value-type="string" office:string-value="Clouds" calcext:value-type="string">
            <text:p>Clouds</text:p>
          </table:table-cell>
          <table:table-cell table:style-name="ce14" table:formula="of:=VLOOKUP([.I62];[Sheet2.$A$24:.$B$25];2)" office:value-type="string" office:string-value="No shadow" calcext:value-type="string">
            <text:p>No shadow</text:p>
          </table:table-cell>
          <table:table-cell table:style-name="ce14" table:formula="of:=VLOOKUP([.J62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BIN([Sheet1.A63];8)" office:value-type="string" office:string-value="10110010" calcext:value-type="string">
            <text:p>10110010</text:p>
          </table:table-cell>
          <table:table-cell table:style-name="ce6" table:formula="of:=INT(MID([.B63];7;1))" office:value-type="float" office:value="1" calcext:value-type="float">
            <text:p>1</text:p>
          </table:table-cell>
          <table:table-cell table:style-name="ce8" table:formula="of:=INT(MID([.B63];8;1))" office:value-type="float" office:value="0" calcext:value-type="float">
            <text:p>0</text:p>
          </table:table-cell>
          <table:table-cell table:style-name="ce8" table:formula="of:=INT(MID([.B63];6;1))" office:value-type="float" office:value="0" calcext:value-type="float">
            <text:p>0</text:p>
          </table:table-cell>
          <table:table-cell table:style-name="ce10" table:formula="of:=INT(MID([.B63];5;1))" office:value-type="float" office:value="0" calcext:value-type="float">
            <text:p>0</text:p>
          </table:table-cell>
          <table:table-cell table:style-name="ce6" table:formula="of:=INT(MID([.B63];4;1))" office:value-type="float" office:value="1" calcext:value-type="float">
            <text:p>1</text:p>
          </table:table-cell>
          <table:table-cell table:style-name="ce10" table:formula="of:=INT(MID([.B63];3;1))" office:value-type="float" office:value="1" calcext:value-type="float">
            <text:p>1</text:p>
          </table:table-cell>
          <table:table-cell table:style-name="ce10" table:formula="of:=INT(MID([.B63];2;1))" office:value-type="float" office:value="0" calcext:value-type="float">
            <text:p>0</text:p>
          </table:table-cell>
          <table:table-cell table:style-name="ce6" table:formula="of:=INT(MID([.B63];1;1))" office:value-type="float" office:value="1" calcext:value-type="float">
            <text:p>1</text:p>
          </table:table-cell>
          <table:table-cell table:style-name="ce13" table:formula="of:=VLOOKUP(BIN2DEC(CONCATENATE([.C63];[.D63]));[Sheet2.$A$2:.$B$5];2)" office:value-type="string" office:string-value="Freshwater" calcext:value-type="string">
            <text:p>Freshwater</text:p>
          </table:table-cell>
          <table:table-cell table:style-name="ce13" table:formula="of:=VLOOKUP([.E63];[Sheet2.$A$8:.$B$9];2)" office:value-type="string" office:string-value="No snow/ice" calcext:value-type="string">
            <text:p>No snow/ice</text:p>
          </table:table-cell>
          <table:table-cell table:style-name="ce14" table:formula="of:=VLOOKUP([.F63];[Sheet2.$A$12:.$B$13];2)" office:value-type="string" office:string-value="No aerosol" calcext:value-type="string">
            <text:p>No aerosol</text:p>
          </table:table-cell>
          <table:table-cell table:style-name="ce14" table:formula="of:=VLOOKUP([.G63];[Sheet2.$A$16:.$B$17];2)" office:value-type="string" office:string-value="Cirrus" calcext:value-type="string">
            <text:p>Cirrus</text:p>
          </table:table-cell>
          <table:table-cell table:style-name="ce14" table:formula="of:=VLOOKUP([.H63];[Sheet2.$A$20:.$B$21];2)" office:value-type="string" office:string-value="Clouds" calcext:value-type="string">
            <text:p>Clouds</text:p>
          </table:table-cell>
          <table:table-cell table:style-name="ce14" table:formula="of:=VLOOKUP([.I63];[Sheet2.$A$24:.$B$25];2)" office:value-type="string" office:string-value="No shadow" calcext:value-type="string">
            <text:p>No shadow</text:p>
          </table:table-cell>
          <table:table-cell table:style-name="ce14" table:formula="of:=VLOOKUP([.J63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BIN([Sheet1.A64];8)" office:value-type="string" office:string-value="10110100" calcext:value-type="string">
            <text:p>10110100</text:p>
          </table:table-cell>
          <table:table-cell table:style-name="ce6" table:formula="of:=INT(MID([.B64];7;1))" office:value-type="float" office:value="0" calcext:value-type="float">
            <text:p>0</text:p>
          </table:table-cell>
          <table:table-cell table:style-name="ce8" table:formula="of:=INT(MID([.B64];8;1))" office:value-type="float" office:value="0" calcext:value-type="float">
            <text:p>0</text:p>
          </table:table-cell>
          <table:table-cell table:style-name="ce8" table:formula="of:=INT(MID([.B64];6;1))" office:value-type="float" office:value="1" calcext:value-type="float">
            <text:p>1</text:p>
          </table:table-cell>
          <table:table-cell table:style-name="ce10" table:formula="of:=INT(MID([.B64];5;1))" office:value-type="float" office:value="0" calcext:value-type="float">
            <text:p>0</text:p>
          </table:table-cell>
          <table:table-cell table:style-name="ce6" table:formula="of:=INT(MID([.B64];4;1))" office:value-type="float" office:value="1" calcext:value-type="float">
            <text:p>1</text:p>
          </table:table-cell>
          <table:table-cell table:style-name="ce10" table:formula="of:=INT(MID([.B64];3;1))" office:value-type="float" office:value="1" calcext:value-type="float">
            <text:p>1</text:p>
          </table:table-cell>
          <table:table-cell table:style-name="ce10" table:formula="of:=INT(MID([.B64];2;1))" office:value-type="float" office:value="0" calcext:value-type="float">
            <text:p>0</text:p>
          </table:table-cell>
          <table:table-cell table:style-name="ce6" table:formula="of:=INT(MID([.B64];1;1))" office:value-type="float" office:value="1" calcext:value-type="float">
            <text:p>1</text:p>
          </table:table-cell>
          <table:table-cell table:style-name="ce13" table:formula="of:=VLOOKUP(BIN2DEC(CONCATENATE([.C64];[.D64]));[Sheet2.$A$2:.$B$5];2)" office:value-type="string" office:string-value="Land" calcext:value-type="string">
            <text:p>Land</text:p>
          </table:table-cell>
          <table:table-cell table:style-name="ce13" table:formula="of:=VLOOKUP([.E64];[Sheet2.$A$8:.$B$9];2)" office:value-type="string" office:string-value="Snow/ice" calcext:value-type="string">
            <text:p>Snow/ice</text:p>
          </table:table-cell>
          <table:table-cell table:style-name="ce14" table:formula="of:=VLOOKUP([.F64];[Sheet2.$A$12:.$B$13];2)" office:value-type="string" office:string-value="No aerosol" calcext:value-type="string">
            <text:p>No aerosol</text:p>
          </table:table-cell>
          <table:table-cell table:style-name="ce14" table:formula="of:=VLOOKUP([.G64];[Sheet2.$A$16:.$B$17];2)" office:value-type="string" office:string-value="Cirrus" calcext:value-type="string">
            <text:p>Cirrus</text:p>
          </table:table-cell>
          <table:table-cell table:style-name="ce14" table:formula="of:=VLOOKUP([.H64];[Sheet2.$A$20:.$B$21];2)" office:value-type="string" office:string-value="Clouds" calcext:value-type="string">
            <text:p>Clouds</text:p>
          </table:table-cell>
          <table:table-cell table:style-name="ce14" table:formula="of:=VLOOKUP([.I64];[Sheet2.$A$24:.$B$25];2)" office:value-type="string" office:string-value="No shadow" calcext:value-type="string">
            <text:p>No shadow</text:p>
          </table:table-cell>
          <table:table-cell table:style-name="ce14" table:formula="of:=VLOOKUP([.J64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BIN([Sheet1.A65];8)" office:value-type="string" office:string-value="10110101" calcext:value-type="string">
            <text:p>10110101</text:p>
          </table:table-cell>
          <table:table-cell table:style-name="ce6" table:formula="of:=INT(MID([.B65];7;1))" office:value-type="float" office:value="0" calcext:value-type="float">
            <text:p>0</text:p>
          </table:table-cell>
          <table:table-cell table:style-name="ce8" table:formula="of:=INT(MID([.B65];8;1))" office:value-type="float" office:value="1" calcext:value-type="float">
            <text:p>1</text:p>
          </table:table-cell>
          <table:table-cell table:style-name="ce8" table:formula="of:=INT(MID([.B65];6;1))" office:value-type="float" office:value="1" calcext:value-type="float">
            <text:p>1</text:p>
          </table:table-cell>
          <table:table-cell table:style-name="ce10" table:formula="of:=INT(MID([.B65];5;1))" office:value-type="float" office:value="0" calcext:value-type="float">
            <text:p>0</text:p>
          </table:table-cell>
          <table:table-cell table:style-name="ce6" table:formula="of:=INT(MID([.B65];4;1))" office:value-type="float" office:value="1" calcext:value-type="float">
            <text:p>1</text:p>
          </table:table-cell>
          <table:table-cell table:style-name="ce10" table:formula="of:=INT(MID([.B65];3;1))" office:value-type="float" office:value="1" calcext:value-type="float">
            <text:p>1</text:p>
          </table:table-cell>
          <table:table-cell table:style-name="ce10" table:formula="of:=INT(MID([.B65];2;1))" office:value-type="float" office:value="0" calcext:value-type="float">
            <text:p>0</text:p>
          </table:table-cell>
          <table:table-cell table:style-name="ce6" table:formula="of:=INT(MID([.B65];1;1))" office:value-type="float" office:value="1" calcext:value-type="float">
            <text:p>1</text:p>
          </table:table-cell>
          <table:table-cell table:style-name="ce13" table:formula="of:=VLOOKUP(BIN2DEC(CONCATENATE([.C65];[.D65]));[Sheet2.$A$2:.$B$5];2)" office:value-type="string" office:string-value="Shore" calcext:value-type="string">
            <text:p>Shore</text:p>
          </table:table-cell>
          <table:table-cell table:style-name="ce13" table:formula="of:=VLOOKUP([.E65];[Sheet2.$A$8:.$B$9];2)" office:value-type="string" office:string-value="Snow/ice" calcext:value-type="string">
            <text:p>Snow/ice</text:p>
          </table:table-cell>
          <table:table-cell table:style-name="ce14" table:formula="of:=VLOOKUP([.F65];[Sheet2.$A$12:.$B$13];2)" office:value-type="string" office:string-value="No aerosol" calcext:value-type="string">
            <text:p>No aerosol</text:p>
          </table:table-cell>
          <table:table-cell table:style-name="ce14" table:formula="of:=VLOOKUP([.G65];[Sheet2.$A$16:.$B$17];2)" office:value-type="string" office:string-value="Cirrus" calcext:value-type="string">
            <text:p>Cirrus</text:p>
          </table:table-cell>
          <table:table-cell table:style-name="ce14" table:formula="of:=VLOOKUP([.H65];[Sheet2.$A$20:.$B$21];2)" office:value-type="string" office:string-value="Clouds" calcext:value-type="string">
            <text:p>Clouds</text:p>
          </table:table-cell>
          <table:table-cell table:style-name="ce14" table:formula="of:=VLOOKUP([.I65];[Sheet2.$A$24:.$B$25];2)" office:value-type="string" office:string-value="No shadow" calcext:value-type="string">
            <text:p>No shadow</text:p>
          </table:table-cell>
          <table:table-cell table:style-name="ce14" table:formula="of:=VLOOKUP([.J65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BIN([Sheet1.A66];8)" office:value-type="string" office:string-value="10110110" calcext:value-type="string">
            <text:p>10110110</text:p>
          </table:table-cell>
          <table:table-cell table:style-name="ce6" table:formula="of:=INT(MID([.B66];7;1))" office:value-type="float" office:value="1" calcext:value-type="float">
            <text:p>1</text:p>
          </table:table-cell>
          <table:table-cell table:style-name="ce8" table:formula="of:=INT(MID([.B66];8;1))" office:value-type="float" office:value="0" calcext:value-type="float">
            <text:p>0</text:p>
          </table:table-cell>
          <table:table-cell table:style-name="ce8" table:formula="of:=INT(MID([.B66];6;1))" office:value-type="float" office:value="1" calcext:value-type="float">
            <text:p>1</text:p>
          </table:table-cell>
          <table:table-cell table:style-name="ce10" table:formula="of:=INT(MID([.B66];5;1))" office:value-type="float" office:value="0" calcext:value-type="float">
            <text:p>0</text:p>
          </table:table-cell>
          <table:table-cell table:style-name="ce6" table:formula="of:=INT(MID([.B66];4;1))" office:value-type="float" office:value="1" calcext:value-type="float">
            <text:p>1</text:p>
          </table:table-cell>
          <table:table-cell table:style-name="ce10" table:formula="of:=INT(MID([.B66];3;1))" office:value-type="float" office:value="1" calcext:value-type="float">
            <text:p>1</text:p>
          </table:table-cell>
          <table:table-cell table:style-name="ce10" table:formula="of:=INT(MID([.B66];2;1))" office:value-type="float" office:value="0" calcext:value-type="float">
            <text:p>0</text:p>
          </table:table-cell>
          <table:table-cell table:style-name="ce6" table:formula="of:=INT(MID([.B66];1;1))" office:value-type="float" office:value="1" calcext:value-type="float">
            <text:p>1</text:p>
          </table:table-cell>
          <table:table-cell table:style-name="ce13" table:formula="of:=VLOOKUP(BIN2DEC(CONCATENATE([.C66];[.D66]));[Sheet2.$A$2:.$B$5];2)" office:value-type="string" office:string-value="Freshwater" calcext:value-type="string">
            <text:p>Freshwater</text:p>
          </table:table-cell>
          <table:table-cell table:style-name="ce13" table:formula="of:=VLOOKUP([.E66];[Sheet2.$A$8:.$B$9];2)" office:value-type="string" office:string-value="Snow/ice" calcext:value-type="string">
            <text:p>Snow/ice</text:p>
          </table:table-cell>
          <table:table-cell table:style-name="ce14" table:formula="of:=VLOOKUP([.F66];[Sheet2.$A$12:.$B$13];2)" office:value-type="string" office:string-value="No aerosol" calcext:value-type="string">
            <text:p>No aerosol</text:p>
          </table:table-cell>
          <table:table-cell table:style-name="ce14" table:formula="of:=VLOOKUP([.G66];[Sheet2.$A$16:.$B$17];2)" office:value-type="string" office:string-value="Cirrus" calcext:value-type="string">
            <text:p>Cirrus</text:p>
          </table:table-cell>
          <table:table-cell table:style-name="ce14" table:formula="of:=VLOOKUP([.H66];[Sheet2.$A$20:.$B$21];2)" office:value-type="string" office:string-value="Clouds" calcext:value-type="string">
            <text:p>Clouds</text:p>
          </table:table-cell>
          <table:table-cell table:style-name="ce14" table:formula="of:=VLOOKUP([.I66];[Sheet2.$A$24:.$B$25];2)" office:value-type="string" office:string-value="No shadow" calcext:value-type="string">
            <text:p>No shadow</text:p>
          </table:table-cell>
          <table:table-cell table:style-name="ce14" table:formula="of:=VLOOKUP([.J66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BIN([Sheet1.A67];8)" office:value-type="string" office:string-value="11000000" calcext:value-type="string">
            <text:p>11000000</text:p>
          </table:table-cell>
          <table:table-cell table:style-name="ce6" table:formula="of:=INT(MID([.B67];7;1))" office:value-type="float" office:value="0" calcext:value-type="float">
            <text:p>0</text:p>
          </table:table-cell>
          <table:table-cell table:style-name="ce8" table:formula="of:=INT(MID([.B67];8;1))" office:value-type="float" office:value="0" calcext:value-type="float">
            <text:p>0</text:p>
          </table:table-cell>
          <table:table-cell table:style-name="ce8" table:formula="of:=INT(MID([.B67];6;1))" office:value-type="float" office:value="0" calcext:value-type="float">
            <text:p>0</text:p>
          </table:table-cell>
          <table:table-cell table:style-name="ce10" table:formula="of:=INT(MID([.B67];5;1))" office:value-type="float" office:value="0" calcext:value-type="float">
            <text:p>0</text:p>
          </table:table-cell>
          <table:table-cell table:style-name="ce6" table:formula="of:=INT(MID([.B67];4;1))" office:value-type="float" office:value="0" calcext:value-type="float">
            <text:p>0</text:p>
          </table:table-cell>
          <table:table-cell table:style-name="ce10" table:formula="of:=INT(MID([.B67];3;1))" office:value-type="float" office:value="0" calcext:value-type="float">
            <text:p>0</text:p>
          </table:table-cell>
          <table:table-cell table:style-name="ce10" table:formula="of:=INT(MID([.B67];2;1))" office:value-type="float" office:value="1" calcext:value-type="float">
            <text:p>1</text:p>
          </table:table-cell>
          <table:table-cell table:style-name="ce6" table:formula="of:=INT(MID([.B67];1;1))" office:value-type="float" office:value="1" calcext:value-type="float">
            <text:p>1</text:p>
          </table:table-cell>
          <table:table-cell table:style-name="ce13" table:formula="of:=VLOOKUP(BIN2DEC(CONCATENATE([.C67];[.D67]));[Sheet2.$A$2:.$B$5];2)" office:value-type="string" office:string-value="Land" calcext:value-type="string">
            <text:p>Land</text:p>
          </table:table-cell>
          <table:table-cell table:style-name="ce13" table:formula="of:=VLOOKUP([.E67];[Sheet2.$A$8:.$B$9];2)" office:value-type="string" office:string-value="No snow/ice" calcext:value-type="string">
            <text:p>No snow/ice</text:p>
          </table:table-cell>
          <table:table-cell table:style-name="ce14" table:formula="of:=VLOOKUP([.F67];[Sheet2.$A$12:.$B$13];2)" office:value-type="string" office:string-value="No aerosol" calcext:value-type="string">
            <text:p>No aerosol</text:p>
          </table:table-cell>
          <table:table-cell table:style-name="ce14" table:formula="of:=VLOOKUP([.G67];[Sheet2.$A$16:.$B$17];2)" office:value-type="string" office:string-value="No cirrus" calcext:value-type="string">
            <text:p>No cirrus</text:p>
          </table:table-cell>
          <table:table-cell table:style-name="ce14" table:formula="of:=VLOOKUP([.H67];[Sheet2.$A$20:.$B$21];2)" office:value-type="string" office:string-value="No clouds" calcext:value-type="string">
            <text:p>No clouds</text:p>
          </table:table-cell>
          <table:table-cell table:style-name="ce14" table:formula="of:=VLOOKUP([.I67];[Sheet2.$A$24:.$B$25];2)" office:value-type="string" office:string-value="Shadow" calcext:value-type="string">
            <text:p>Shadow</text:p>
          </table:table-cell>
          <table:table-cell table:style-name="ce14" table:formula="of:=VLOOKUP([.J67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BIN([Sheet1.A68];8)" office:value-type="string" office:string-value="11000001" calcext:value-type="string">
            <text:p>11000001</text:p>
          </table:table-cell>
          <table:table-cell table:style-name="ce6" table:formula="of:=INT(MID([.B68];7;1))" office:value-type="float" office:value="0" calcext:value-type="float">
            <text:p>0</text:p>
          </table:table-cell>
          <table:table-cell table:style-name="ce8" table:formula="of:=INT(MID([.B68];8;1))" office:value-type="float" office:value="1" calcext:value-type="float">
            <text:p>1</text:p>
          </table:table-cell>
          <table:table-cell table:style-name="ce8" table:formula="of:=INT(MID([.B68];6;1))" office:value-type="float" office:value="0" calcext:value-type="float">
            <text:p>0</text:p>
          </table:table-cell>
          <table:table-cell table:style-name="ce10" table:formula="of:=INT(MID([.B68];5;1))" office:value-type="float" office:value="0" calcext:value-type="float">
            <text:p>0</text:p>
          </table:table-cell>
          <table:table-cell table:style-name="ce6" table:formula="of:=INT(MID([.B68];4;1))" office:value-type="float" office:value="0" calcext:value-type="float">
            <text:p>0</text:p>
          </table:table-cell>
          <table:table-cell table:style-name="ce10" table:formula="of:=INT(MID([.B68];3;1))" office:value-type="float" office:value="0" calcext:value-type="float">
            <text:p>0</text:p>
          </table:table-cell>
          <table:table-cell table:style-name="ce10" table:formula="of:=INT(MID([.B68];2;1))" office:value-type="float" office:value="1" calcext:value-type="float">
            <text:p>1</text:p>
          </table:table-cell>
          <table:table-cell table:style-name="ce6" table:formula="of:=INT(MID([.B68];1;1))" office:value-type="float" office:value="1" calcext:value-type="float">
            <text:p>1</text:p>
          </table:table-cell>
          <table:table-cell table:style-name="ce13" table:formula="of:=VLOOKUP(BIN2DEC(CONCATENATE([.C68];[.D68]));[Sheet2.$A$2:.$B$5];2)" office:value-type="string" office:string-value="Shore" calcext:value-type="string">
            <text:p>Shore</text:p>
          </table:table-cell>
          <table:table-cell table:style-name="ce13" table:formula="of:=VLOOKUP([.E68];[Sheet2.$A$8:.$B$9];2)" office:value-type="string" office:string-value="No snow/ice" calcext:value-type="string">
            <text:p>No snow/ice</text:p>
          </table:table-cell>
          <table:table-cell table:style-name="ce14" table:formula="of:=VLOOKUP([.F68];[Sheet2.$A$12:.$B$13];2)" office:value-type="string" office:string-value="No aerosol" calcext:value-type="string">
            <text:p>No aerosol</text:p>
          </table:table-cell>
          <table:table-cell table:style-name="ce14" table:formula="of:=VLOOKUP([.G68];[Sheet2.$A$16:.$B$17];2)" office:value-type="string" office:string-value="No cirrus" calcext:value-type="string">
            <text:p>No cirrus</text:p>
          </table:table-cell>
          <table:table-cell table:style-name="ce14" table:formula="of:=VLOOKUP([.H68];[Sheet2.$A$20:.$B$21];2)" office:value-type="string" office:string-value="No clouds" calcext:value-type="string">
            <text:p>No clouds</text:p>
          </table:table-cell>
          <table:table-cell table:style-name="ce14" table:formula="of:=VLOOKUP([.I68];[Sheet2.$A$24:.$B$25];2)" office:value-type="string" office:string-value="Shadow" calcext:value-type="string">
            <text:p>Shadow</text:p>
          </table:table-cell>
          <table:table-cell table:style-name="ce14" table:formula="of:=VLOOKUP([.J68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BIN([Sheet1.A69];8)" office:value-type="string" office:string-value="11000010" calcext:value-type="string">
            <text:p>11000010</text:p>
          </table:table-cell>
          <table:table-cell table:style-name="ce6" table:formula="of:=INT(MID([.B69];7;1))" office:value-type="float" office:value="1" calcext:value-type="float">
            <text:p>1</text:p>
          </table:table-cell>
          <table:table-cell table:style-name="ce8" table:formula="of:=INT(MID([.B69];8;1))" office:value-type="float" office:value="0" calcext:value-type="float">
            <text:p>0</text:p>
          </table:table-cell>
          <table:table-cell table:style-name="ce8" table:formula="of:=INT(MID([.B69];6;1))" office:value-type="float" office:value="0" calcext:value-type="float">
            <text:p>0</text:p>
          </table:table-cell>
          <table:table-cell table:style-name="ce10" table:formula="of:=INT(MID([.B69];5;1))" office:value-type="float" office:value="0" calcext:value-type="float">
            <text:p>0</text:p>
          </table:table-cell>
          <table:table-cell table:style-name="ce6" table:formula="of:=INT(MID([.B69];4;1))" office:value-type="float" office:value="0" calcext:value-type="float">
            <text:p>0</text:p>
          </table:table-cell>
          <table:table-cell table:style-name="ce10" table:formula="of:=INT(MID([.B69];3;1))" office:value-type="float" office:value="0" calcext:value-type="float">
            <text:p>0</text:p>
          </table:table-cell>
          <table:table-cell table:style-name="ce10" table:formula="of:=INT(MID([.B69];2;1))" office:value-type="float" office:value="1" calcext:value-type="float">
            <text:p>1</text:p>
          </table:table-cell>
          <table:table-cell table:style-name="ce6" table:formula="of:=INT(MID([.B69];1;1))" office:value-type="float" office:value="1" calcext:value-type="float">
            <text:p>1</text:p>
          </table:table-cell>
          <table:table-cell table:style-name="ce13" table:formula="of:=VLOOKUP(BIN2DEC(CONCATENATE([.C69];[.D69]));[Sheet2.$A$2:.$B$5];2)" office:value-type="string" office:string-value="Freshwater" calcext:value-type="string">
            <text:p>Freshwater</text:p>
          </table:table-cell>
          <table:table-cell table:style-name="ce13" table:formula="of:=VLOOKUP([.E69];[Sheet2.$A$8:.$B$9];2)" office:value-type="string" office:string-value="No snow/ice" calcext:value-type="string">
            <text:p>No snow/ice</text:p>
          </table:table-cell>
          <table:table-cell table:style-name="ce14" table:formula="of:=VLOOKUP([.F69];[Sheet2.$A$12:.$B$13];2)" office:value-type="string" office:string-value="No aerosol" calcext:value-type="string">
            <text:p>No aerosol</text:p>
          </table:table-cell>
          <table:table-cell table:style-name="ce14" table:formula="of:=VLOOKUP([.G69];[Sheet2.$A$16:.$B$17];2)" office:value-type="string" office:string-value="No cirrus" calcext:value-type="string">
            <text:p>No cirrus</text:p>
          </table:table-cell>
          <table:table-cell table:style-name="ce14" table:formula="of:=VLOOKUP([.H69];[Sheet2.$A$20:.$B$21];2)" office:value-type="string" office:string-value="No clouds" calcext:value-type="string">
            <text:p>No clouds</text:p>
          </table:table-cell>
          <table:table-cell table:style-name="ce14" table:formula="of:=VLOOKUP([.I69];[Sheet2.$A$24:.$B$25];2)" office:value-type="string" office:string-value="Shadow" calcext:value-type="string">
            <text:p>Shadow</text:p>
          </table:table-cell>
          <table:table-cell table:style-name="ce14" table:formula="of:=VLOOKUP([.J69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BIN([Sheet1.A70];8)" office:value-type="string" office:string-value="11000011" calcext:value-type="string">
            <text:p>11000011</text:p>
          </table:table-cell>
          <table:table-cell table:style-name="ce6" table:formula="of:=INT(MID([.B70];7;1))" office:value-type="float" office:value="1" calcext:value-type="float">
            <text:p>1</text:p>
          </table:table-cell>
          <table:table-cell table:style-name="ce8" table:formula="of:=INT(MID([.B70];8;1))" office:value-type="float" office:value="1" calcext:value-type="float">
            <text:p>1</text:p>
          </table:table-cell>
          <table:table-cell table:style-name="ce8" table:formula="of:=INT(MID([.B70];6;1))" office:value-type="float" office:value="0" calcext:value-type="float">
            <text:p>0</text:p>
          </table:table-cell>
          <table:table-cell table:style-name="ce10" table:formula="of:=INT(MID([.B70];5;1))" office:value-type="float" office:value="0" calcext:value-type="float">
            <text:p>0</text:p>
          </table:table-cell>
          <table:table-cell table:style-name="ce6" table:formula="of:=INT(MID([.B70];4;1))" office:value-type="float" office:value="0" calcext:value-type="float">
            <text:p>0</text:p>
          </table:table-cell>
          <table:table-cell table:style-name="ce10" table:formula="of:=INT(MID([.B70];3;1))" office:value-type="float" office:value="0" calcext:value-type="float">
            <text:p>0</text:p>
          </table:table-cell>
          <table:table-cell table:style-name="ce10" table:formula="of:=INT(MID([.B70];2;1))" office:value-type="float" office:value="1" calcext:value-type="float">
            <text:p>1</text:p>
          </table:table-cell>
          <table:table-cell table:style-name="ce6" table:formula="of:=INT(MID([.B70];1;1))" office:value-type="float" office:value="1" calcext:value-type="float">
            <text:p>1</text:p>
          </table:table-cell>
          <table:table-cell table:style-name="ce13" table:formula="of:=VLOOKUP(BIN2DEC(CONCATENATE([.C70];[.D70]));[Sheet2.$A$2:.$B$5];2)" office:value-type="string" office:string-value="Ocean" calcext:value-type="string">
            <text:p>Ocean</text:p>
          </table:table-cell>
          <table:table-cell table:style-name="ce13" table:formula="of:=VLOOKUP([.E70];[Sheet2.$A$8:.$B$9];2)" office:value-type="string" office:string-value="No snow/ice" calcext:value-type="string">
            <text:p>No snow/ice</text:p>
          </table:table-cell>
          <table:table-cell table:style-name="ce14" table:formula="of:=VLOOKUP([.F70];[Sheet2.$A$12:.$B$13];2)" office:value-type="string" office:string-value="No aerosol" calcext:value-type="string">
            <text:p>No aerosol</text:p>
          </table:table-cell>
          <table:table-cell table:style-name="ce14" table:formula="of:=VLOOKUP([.G70];[Sheet2.$A$16:.$B$17];2)" office:value-type="string" office:string-value="No cirrus" calcext:value-type="string">
            <text:p>No cirrus</text:p>
          </table:table-cell>
          <table:table-cell table:style-name="ce14" table:formula="of:=VLOOKUP([.H70];[Sheet2.$A$20:.$B$21];2)" office:value-type="string" office:string-value="No clouds" calcext:value-type="string">
            <text:p>No clouds</text:p>
          </table:table-cell>
          <table:table-cell table:style-name="ce14" table:formula="of:=VLOOKUP([.I70];[Sheet2.$A$24:.$B$25];2)" office:value-type="string" office:string-value="Shadow" calcext:value-type="string">
            <text:p>Shadow</text:p>
          </table:table-cell>
          <table:table-cell table:style-name="ce14" table:formula="of:=VLOOKUP([.J70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BIN([Sheet1.A71];8)" office:value-type="string" office:string-value="11000100" calcext:value-type="string">
            <text:p>11000100</text:p>
          </table:table-cell>
          <table:table-cell table:style-name="ce6" table:formula="of:=INT(MID([.B71];7;1))" office:value-type="float" office:value="0" calcext:value-type="float">
            <text:p>0</text:p>
          </table:table-cell>
          <table:table-cell table:style-name="ce8" table:formula="of:=INT(MID([.B71];8;1))" office:value-type="float" office:value="0" calcext:value-type="float">
            <text:p>0</text:p>
          </table:table-cell>
          <table:table-cell table:style-name="ce8" table:formula="of:=INT(MID([.B71];6;1))" office:value-type="float" office:value="1" calcext:value-type="float">
            <text:p>1</text:p>
          </table:table-cell>
          <table:table-cell table:style-name="ce10" table:formula="of:=INT(MID([.B71];5;1))" office:value-type="float" office:value="0" calcext:value-type="float">
            <text:p>0</text:p>
          </table:table-cell>
          <table:table-cell table:style-name="ce6" table:formula="of:=INT(MID([.B71];4;1))" office:value-type="float" office:value="0" calcext:value-type="float">
            <text:p>0</text:p>
          </table:table-cell>
          <table:table-cell table:style-name="ce10" table:formula="of:=INT(MID([.B71];3;1))" office:value-type="float" office:value="0" calcext:value-type="float">
            <text:p>0</text:p>
          </table:table-cell>
          <table:table-cell table:style-name="ce10" table:formula="of:=INT(MID([.B71];2;1))" office:value-type="float" office:value="1" calcext:value-type="float">
            <text:p>1</text:p>
          </table:table-cell>
          <table:table-cell table:style-name="ce6" table:formula="of:=INT(MID([.B71];1;1))" office:value-type="float" office:value="1" calcext:value-type="float">
            <text:p>1</text:p>
          </table:table-cell>
          <table:table-cell table:style-name="ce13" table:formula="of:=VLOOKUP(BIN2DEC(CONCATENATE([.C71];[.D71]));[Sheet2.$A$2:.$B$5];2)" office:value-type="string" office:string-value="Land" calcext:value-type="string">
            <text:p>Land</text:p>
          </table:table-cell>
          <table:table-cell table:style-name="ce13" table:formula="of:=VLOOKUP([.E71];[Sheet2.$A$8:.$B$9];2)" office:value-type="string" office:string-value="Snow/ice" calcext:value-type="string">
            <text:p>Snow/ice</text:p>
          </table:table-cell>
          <table:table-cell table:style-name="ce14" table:formula="of:=VLOOKUP([.F71];[Sheet2.$A$12:.$B$13];2)" office:value-type="string" office:string-value="No aerosol" calcext:value-type="string">
            <text:p>No aerosol</text:p>
          </table:table-cell>
          <table:table-cell table:style-name="ce14" table:formula="of:=VLOOKUP([.G71];[Sheet2.$A$16:.$B$17];2)" office:value-type="string" office:string-value="No cirrus" calcext:value-type="string">
            <text:p>No cirrus</text:p>
          </table:table-cell>
          <table:table-cell table:style-name="ce14" table:formula="of:=VLOOKUP([.H71];[Sheet2.$A$20:.$B$21];2)" office:value-type="string" office:string-value="No clouds" calcext:value-type="string">
            <text:p>No clouds</text:p>
          </table:table-cell>
          <table:table-cell table:style-name="ce14" table:formula="of:=VLOOKUP([.I71];[Sheet2.$A$24:.$B$25];2)" office:value-type="string" office:string-value="Shadow" calcext:value-type="string">
            <text:p>Shadow</text:p>
          </table:table-cell>
          <table:table-cell table:style-name="ce14" table:formula="of:=VLOOKUP([.J71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BIN([Sheet1.A72];8)" office:value-type="string" office:string-value="11000101" calcext:value-type="string">
            <text:p>11000101</text:p>
          </table:table-cell>
          <table:table-cell table:style-name="ce6" table:formula="of:=INT(MID([.B72];7;1))" office:value-type="float" office:value="0" calcext:value-type="float">
            <text:p>0</text:p>
          </table:table-cell>
          <table:table-cell table:style-name="ce8" table:formula="of:=INT(MID([.B72];8;1))" office:value-type="float" office:value="1" calcext:value-type="float">
            <text:p>1</text:p>
          </table:table-cell>
          <table:table-cell table:style-name="ce8" table:formula="of:=INT(MID([.B72];6;1))" office:value-type="float" office:value="1" calcext:value-type="float">
            <text:p>1</text:p>
          </table:table-cell>
          <table:table-cell table:style-name="ce10" table:formula="of:=INT(MID([.B72];5;1))" office:value-type="float" office:value="0" calcext:value-type="float">
            <text:p>0</text:p>
          </table:table-cell>
          <table:table-cell table:style-name="ce6" table:formula="of:=INT(MID([.B72];4;1))" office:value-type="float" office:value="0" calcext:value-type="float">
            <text:p>0</text:p>
          </table:table-cell>
          <table:table-cell table:style-name="ce10" table:formula="of:=INT(MID([.B72];3;1))" office:value-type="float" office:value="0" calcext:value-type="float">
            <text:p>0</text:p>
          </table:table-cell>
          <table:table-cell table:style-name="ce10" table:formula="of:=INT(MID([.B72];2;1))" office:value-type="float" office:value="1" calcext:value-type="float">
            <text:p>1</text:p>
          </table:table-cell>
          <table:table-cell table:style-name="ce6" table:formula="of:=INT(MID([.B72];1;1))" office:value-type="float" office:value="1" calcext:value-type="float">
            <text:p>1</text:p>
          </table:table-cell>
          <table:table-cell table:style-name="ce13" table:formula="of:=VLOOKUP(BIN2DEC(CONCATENATE([.C72];[.D72]));[Sheet2.$A$2:.$B$5];2)" office:value-type="string" office:string-value="Shore" calcext:value-type="string">
            <text:p>Shore</text:p>
          </table:table-cell>
          <table:table-cell table:style-name="ce13" table:formula="of:=VLOOKUP([.E72];[Sheet2.$A$8:.$B$9];2)" office:value-type="string" office:string-value="Snow/ice" calcext:value-type="string">
            <text:p>Snow/ice</text:p>
          </table:table-cell>
          <table:table-cell table:style-name="ce14" table:formula="of:=VLOOKUP([.F72];[Sheet2.$A$12:.$B$13];2)" office:value-type="string" office:string-value="No aerosol" calcext:value-type="string">
            <text:p>No aerosol</text:p>
          </table:table-cell>
          <table:table-cell table:style-name="ce14" table:formula="of:=VLOOKUP([.G72];[Sheet2.$A$16:.$B$17];2)" office:value-type="string" office:string-value="No cirrus" calcext:value-type="string">
            <text:p>No cirrus</text:p>
          </table:table-cell>
          <table:table-cell table:style-name="ce14" table:formula="of:=VLOOKUP([.H72];[Sheet2.$A$20:.$B$21];2)" office:value-type="string" office:string-value="No clouds" calcext:value-type="string">
            <text:p>No clouds</text:p>
          </table:table-cell>
          <table:table-cell table:style-name="ce14" table:formula="of:=VLOOKUP([.I72];[Sheet2.$A$24:.$B$25];2)" office:value-type="string" office:string-value="Shadow" calcext:value-type="string">
            <text:p>Shadow</text:p>
          </table:table-cell>
          <table:table-cell table:style-name="ce14" table:formula="of:=VLOOKUP([.J72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BIN([Sheet1.A73];8)" office:value-type="string" office:string-value="11000110" calcext:value-type="string">
            <text:p>11000110</text:p>
          </table:table-cell>
          <table:table-cell table:style-name="ce6" table:formula="of:=INT(MID([.B73];7;1))" office:value-type="float" office:value="1" calcext:value-type="float">
            <text:p>1</text:p>
          </table:table-cell>
          <table:table-cell table:style-name="ce8" table:formula="of:=INT(MID([.B73];8;1))" office:value-type="float" office:value="0" calcext:value-type="float">
            <text:p>0</text:p>
          </table:table-cell>
          <table:table-cell table:style-name="ce8" table:formula="of:=INT(MID([.B73];6;1))" office:value-type="float" office:value="1" calcext:value-type="float">
            <text:p>1</text:p>
          </table:table-cell>
          <table:table-cell table:style-name="ce10" table:formula="of:=INT(MID([.B73];5;1))" office:value-type="float" office:value="0" calcext:value-type="float">
            <text:p>0</text:p>
          </table:table-cell>
          <table:table-cell table:style-name="ce6" table:formula="of:=INT(MID([.B73];4;1))" office:value-type="float" office:value="0" calcext:value-type="float">
            <text:p>0</text:p>
          </table:table-cell>
          <table:table-cell table:style-name="ce10" table:formula="of:=INT(MID([.B73];3;1))" office:value-type="float" office:value="0" calcext:value-type="float">
            <text:p>0</text:p>
          </table:table-cell>
          <table:table-cell table:style-name="ce10" table:formula="of:=INT(MID([.B73];2;1))" office:value-type="float" office:value="1" calcext:value-type="float">
            <text:p>1</text:p>
          </table:table-cell>
          <table:table-cell table:style-name="ce6" table:formula="of:=INT(MID([.B73];1;1))" office:value-type="float" office:value="1" calcext:value-type="float">
            <text:p>1</text:p>
          </table:table-cell>
          <table:table-cell table:style-name="ce13" table:formula="of:=VLOOKUP(BIN2DEC(CONCATENATE([.C73];[.D73]));[Sheet2.$A$2:.$B$5];2)" office:value-type="string" office:string-value="Freshwater" calcext:value-type="string">
            <text:p>Freshwater</text:p>
          </table:table-cell>
          <table:table-cell table:style-name="ce13" table:formula="of:=VLOOKUP([.E73];[Sheet2.$A$8:.$B$9];2)" office:value-type="string" office:string-value="Snow/ice" calcext:value-type="string">
            <text:p>Snow/ice</text:p>
          </table:table-cell>
          <table:table-cell table:style-name="ce14" table:formula="of:=VLOOKUP([.F73];[Sheet2.$A$12:.$B$13];2)" office:value-type="string" office:string-value="No aerosol" calcext:value-type="string">
            <text:p>No aerosol</text:p>
          </table:table-cell>
          <table:table-cell table:style-name="ce14" table:formula="of:=VLOOKUP([.G73];[Sheet2.$A$16:.$B$17];2)" office:value-type="string" office:string-value="No cirrus" calcext:value-type="string">
            <text:p>No cirrus</text:p>
          </table:table-cell>
          <table:table-cell table:style-name="ce14" table:formula="of:=VLOOKUP([.H73];[Sheet2.$A$20:.$B$21];2)" office:value-type="string" office:string-value="No clouds" calcext:value-type="string">
            <text:p>No clouds</text:p>
          </table:table-cell>
          <table:table-cell table:style-name="ce14" table:formula="of:=VLOOKUP([.I73];[Sheet2.$A$24:.$B$25];2)" office:value-type="string" office:string-value="Shadow" calcext:value-type="string">
            <text:p>Shadow</text:p>
          </table:table-cell>
          <table:table-cell table:style-name="ce14" table:formula="of:=VLOOKUP([.J73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BIN([Sheet1.A74];8)" office:value-type="string" office:string-value="11001000" calcext:value-type="string">
            <text:p>11001000</text:p>
          </table:table-cell>
          <table:table-cell table:style-name="ce6" table:formula="of:=INT(MID([.B74];7;1))" office:value-type="float" office:value="0" calcext:value-type="float">
            <text:p>0</text:p>
          </table:table-cell>
          <table:table-cell table:style-name="ce8" table:formula="of:=INT(MID([.B74];8;1))" office:value-type="float" office:value="0" calcext:value-type="float">
            <text:p>0</text:p>
          </table:table-cell>
          <table:table-cell table:style-name="ce8" table:formula="of:=INT(MID([.B74];6;1))" office:value-type="float" office:value="0" calcext:value-type="float">
            <text:p>0</text:p>
          </table:table-cell>
          <table:table-cell table:style-name="ce10" table:formula="of:=INT(MID([.B74];5;1))" office:value-type="float" office:value="1" calcext:value-type="float">
            <text:p>1</text:p>
          </table:table-cell>
          <table:table-cell table:style-name="ce6" table:formula="of:=INT(MID([.B74];4;1))" office:value-type="float" office:value="0" calcext:value-type="float">
            <text:p>0</text:p>
          </table:table-cell>
          <table:table-cell table:style-name="ce10" table:formula="of:=INT(MID([.B74];3;1))" office:value-type="float" office:value="0" calcext:value-type="float">
            <text:p>0</text:p>
          </table:table-cell>
          <table:table-cell table:style-name="ce10" table:formula="of:=INT(MID([.B74];2;1))" office:value-type="float" office:value="1" calcext:value-type="float">
            <text:p>1</text:p>
          </table:table-cell>
          <table:table-cell table:style-name="ce6" table:formula="of:=INT(MID([.B74];1;1))" office:value-type="float" office:value="1" calcext:value-type="float">
            <text:p>1</text:p>
          </table:table-cell>
          <table:table-cell table:style-name="ce13" table:formula="of:=VLOOKUP(BIN2DEC(CONCATENATE([.C74];[.D74]));[Sheet2.$A$2:.$B$5];2)" office:value-type="string" office:string-value="Land" calcext:value-type="string">
            <text:p>Land</text:p>
          </table:table-cell>
          <table:table-cell table:style-name="ce13" table:formula="of:=VLOOKUP([.E74];[Sheet2.$A$8:.$B$9];2)" office:value-type="string" office:string-value="No snow/ice" calcext:value-type="string">
            <text:p>No snow/ice</text:p>
          </table:table-cell>
          <table:table-cell table:style-name="ce14" table:formula="of:=VLOOKUP([.F74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74];[Sheet2.$A$16:.$B$17];2)" office:value-type="string" office:string-value="No cirrus" calcext:value-type="string">
            <text:p>No cirrus</text:p>
          </table:table-cell>
          <table:table-cell table:style-name="ce14" table:formula="of:=VLOOKUP([.H74];[Sheet2.$A$20:.$B$21];2)" office:value-type="string" office:string-value="No clouds" calcext:value-type="string">
            <text:p>No clouds</text:p>
          </table:table-cell>
          <table:table-cell table:style-name="ce14" table:formula="of:=VLOOKUP([.I74];[Sheet2.$A$24:.$B$25];2)" office:value-type="string" office:string-value="Shadow" calcext:value-type="string">
            <text:p>Shadow</text:p>
          </table:table-cell>
          <table:table-cell table:style-name="ce14" table:formula="of:=VLOOKUP([.J74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BIN([Sheet1.A75];8)" office:value-type="string" office:string-value="11001001" calcext:value-type="string">
            <text:p>11001001</text:p>
          </table:table-cell>
          <table:table-cell table:style-name="ce6" table:formula="of:=INT(MID([.B75];7;1))" office:value-type="float" office:value="0" calcext:value-type="float">
            <text:p>0</text:p>
          </table:table-cell>
          <table:table-cell table:style-name="ce8" table:formula="of:=INT(MID([.B75];8;1))" office:value-type="float" office:value="1" calcext:value-type="float">
            <text:p>1</text:p>
          </table:table-cell>
          <table:table-cell table:style-name="ce8" table:formula="of:=INT(MID([.B75];6;1))" office:value-type="float" office:value="0" calcext:value-type="float">
            <text:p>0</text:p>
          </table:table-cell>
          <table:table-cell table:style-name="ce10" table:formula="of:=INT(MID([.B75];5;1))" office:value-type="float" office:value="1" calcext:value-type="float">
            <text:p>1</text:p>
          </table:table-cell>
          <table:table-cell table:style-name="ce6" table:formula="of:=INT(MID([.B75];4;1))" office:value-type="float" office:value="0" calcext:value-type="float">
            <text:p>0</text:p>
          </table:table-cell>
          <table:table-cell table:style-name="ce10" table:formula="of:=INT(MID([.B75];3;1))" office:value-type="float" office:value="0" calcext:value-type="float">
            <text:p>0</text:p>
          </table:table-cell>
          <table:table-cell table:style-name="ce10" table:formula="of:=INT(MID([.B75];2;1))" office:value-type="float" office:value="1" calcext:value-type="float">
            <text:p>1</text:p>
          </table:table-cell>
          <table:table-cell table:style-name="ce6" table:formula="of:=INT(MID([.B75];1;1))" office:value-type="float" office:value="1" calcext:value-type="float">
            <text:p>1</text:p>
          </table:table-cell>
          <table:table-cell table:style-name="ce13" table:formula="of:=VLOOKUP(BIN2DEC(CONCATENATE([.C75];[.D75]));[Sheet2.$A$2:.$B$5];2)" office:value-type="string" office:string-value="Shore" calcext:value-type="string">
            <text:p>Shore</text:p>
          </table:table-cell>
          <table:table-cell table:style-name="ce13" table:formula="of:=VLOOKUP([.E75];[Sheet2.$A$8:.$B$9];2)" office:value-type="string" office:string-value="No snow/ice" calcext:value-type="string">
            <text:p>No snow/ice</text:p>
          </table:table-cell>
          <table:table-cell table:style-name="ce14" table:formula="of:=VLOOKUP([.F75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75];[Sheet2.$A$16:.$B$17];2)" office:value-type="string" office:string-value="No cirrus" calcext:value-type="string">
            <text:p>No cirrus</text:p>
          </table:table-cell>
          <table:table-cell table:style-name="ce14" table:formula="of:=VLOOKUP([.H75];[Sheet2.$A$20:.$B$21];2)" office:value-type="string" office:string-value="No clouds" calcext:value-type="string">
            <text:p>No clouds</text:p>
          </table:table-cell>
          <table:table-cell table:style-name="ce14" table:formula="of:=VLOOKUP([.I75];[Sheet2.$A$24:.$B$25];2)" office:value-type="string" office:string-value="Shadow" calcext:value-type="string">
            <text:p>Shadow</text:p>
          </table:table-cell>
          <table:table-cell table:style-name="ce14" table:formula="of:=VLOOKUP([.J75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BIN([Sheet1.A76];8)" office:value-type="string" office:string-value="11001010" calcext:value-type="string">
            <text:p>11001010</text:p>
          </table:table-cell>
          <table:table-cell table:style-name="ce6" table:formula="of:=INT(MID([.B76];7;1))" office:value-type="float" office:value="1" calcext:value-type="float">
            <text:p>1</text:p>
          </table:table-cell>
          <table:table-cell table:style-name="ce8" table:formula="of:=INT(MID([.B76];8;1))" office:value-type="float" office:value="0" calcext:value-type="float">
            <text:p>0</text:p>
          </table:table-cell>
          <table:table-cell table:style-name="ce8" table:formula="of:=INT(MID([.B76];6;1))" office:value-type="float" office:value="0" calcext:value-type="float">
            <text:p>0</text:p>
          </table:table-cell>
          <table:table-cell table:style-name="ce10" table:formula="of:=INT(MID([.B76];5;1))" office:value-type="float" office:value="1" calcext:value-type="float">
            <text:p>1</text:p>
          </table:table-cell>
          <table:table-cell table:style-name="ce6" table:formula="of:=INT(MID([.B76];4;1))" office:value-type="float" office:value="0" calcext:value-type="float">
            <text:p>0</text:p>
          </table:table-cell>
          <table:table-cell table:style-name="ce10" table:formula="of:=INT(MID([.B76];3;1))" office:value-type="float" office:value="0" calcext:value-type="float">
            <text:p>0</text:p>
          </table:table-cell>
          <table:table-cell table:style-name="ce10" table:formula="of:=INT(MID([.B76];2;1))" office:value-type="float" office:value="1" calcext:value-type="float">
            <text:p>1</text:p>
          </table:table-cell>
          <table:table-cell table:style-name="ce6" table:formula="of:=INT(MID([.B76];1;1))" office:value-type="float" office:value="1" calcext:value-type="float">
            <text:p>1</text:p>
          </table:table-cell>
          <table:table-cell table:style-name="ce13" table:formula="of:=VLOOKUP(BIN2DEC(CONCATENATE([.C76];[.D76]));[Sheet2.$A$2:.$B$5];2)" office:value-type="string" office:string-value="Freshwater" calcext:value-type="string">
            <text:p>Freshwater</text:p>
          </table:table-cell>
          <table:table-cell table:style-name="ce13" table:formula="of:=VLOOKUP([.E76];[Sheet2.$A$8:.$B$9];2)" office:value-type="string" office:string-value="No snow/ice" calcext:value-type="string">
            <text:p>No snow/ice</text:p>
          </table:table-cell>
          <table:table-cell table:style-name="ce14" table:formula="of:=VLOOKUP([.F76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76];[Sheet2.$A$16:.$B$17];2)" office:value-type="string" office:string-value="No cirrus" calcext:value-type="string">
            <text:p>No cirrus</text:p>
          </table:table-cell>
          <table:table-cell table:style-name="ce14" table:formula="of:=VLOOKUP([.H76];[Sheet2.$A$20:.$B$21];2)" office:value-type="string" office:string-value="No clouds" calcext:value-type="string">
            <text:p>No clouds</text:p>
          </table:table-cell>
          <table:table-cell table:style-name="ce14" table:formula="of:=VLOOKUP([.I76];[Sheet2.$A$24:.$B$25];2)" office:value-type="string" office:string-value="Shadow" calcext:value-type="string">
            <text:p>Shadow</text:p>
          </table:table-cell>
          <table:table-cell table:style-name="ce14" table:formula="of:=VLOOKUP([.J76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BIN([Sheet1.A77];8)" office:value-type="string" office:string-value="11001011" calcext:value-type="string">
            <text:p>11001011</text:p>
          </table:table-cell>
          <table:table-cell table:style-name="ce6" table:formula="of:=INT(MID([.B77];7;1))" office:value-type="float" office:value="1" calcext:value-type="float">
            <text:p>1</text:p>
          </table:table-cell>
          <table:table-cell table:style-name="ce8" table:formula="of:=INT(MID([.B77];8;1))" office:value-type="float" office:value="1" calcext:value-type="float">
            <text:p>1</text:p>
          </table:table-cell>
          <table:table-cell table:style-name="ce8" table:formula="of:=INT(MID([.B77];6;1))" office:value-type="float" office:value="0" calcext:value-type="float">
            <text:p>0</text:p>
          </table:table-cell>
          <table:table-cell table:style-name="ce10" table:formula="of:=INT(MID([.B77];5;1))" office:value-type="float" office:value="1" calcext:value-type="float">
            <text:p>1</text:p>
          </table:table-cell>
          <table:table-cell table:style-name="ce6" table:formula="of:=INT(MID([.B77];4;1))" office:value-type="float" office:value="0" calcext:value-type="float">
            <text:p>0</text:p>
          </table:table-cell>
          <table:table-cell table:style-name="ce10" table:formula="of:=INT(MID([.B77];3;1))" office:value-type="float" office:value="0" calcext:value-type="float">
            <text:p>0</text:p>
          </table:table-cell>
          <table:table-cell table:style-name="ce10" table:formula="of:=INT(MID([.B77];2;1))" office:value-type="float" office:value="1" calcext:value-type="float">
            <text:p>1</text:p>
          </table:table-cell>
          <table:table-cell table:style-name="ce6" table:formula="of:=INT(MID([.B77];1;1))" office:value-type="float" office:value="1" calcext:value-type="float">
            <text:p>1</text:p>
          </table:table-cell>
          <table:table-cell table:style-name="ce13" table:formula="of:=VLOOKUP(BIN2DEC(CONCATENATE([.C77];[.D77]));[Sheet2.$A$2:.$B$5];2)" office:value-type="string" office:string-value="Ocean" calcext:value-type="string">
            <text:p>Ocean</text:p>
          </table:table-cell>
          <table:table-cell table:style-name="ce13" table:formula="of:=VLOOKUP([.E77];[Sheet2.$A$8:.$B$9];2)" office:value-type="string" office:string-value="No snow/ice" calcext:value-type="string">
            <text:p>No snow/ice</text:p>
          </table:table-cell>
          <table:table-cell table:style-name="ce14" table:formula="of:=VLOOKUP([.F77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77];[Sheet2.$A$16:.$B$17];2)" office:value-type="string" office:string-value="No cirrus" calcext:value-type="string">
            <text:p>No cirrus</text:p>
          </table:table-cell>
          <table:table-cell table:style-name="ce14" table:formula="of:=VLOOKUP([.H77];[Sheet2.$A$20:.$B$21];2)" office:value-type="string" office:string-value="No clouds" calcext:value-type="string">
            <text:p>No clouds</text:p>
          </table:table-cell>
          <table:table-cell table:style-name="ce14" table:formula="of:=VLOOKUP([.I77];[Sheet2.$A$24:.$B$25];2)" office:value-type="string" office:string-value="Shadow" calcext:value-type="string">
            <text:p>Shadow</text:p>
          </table:table-cell>
          <table:table-cell table:style-name="ce14" table:formula="of:=VLOOKUP([.J77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BIN([Sheet1.A78];8)" office:value-type="string" office:string-value="11001100" calcext:value-type="string">
            <text:p>11001100</text:p>
          </table:table-cell>
          <table:table-cell table:style-name="ce6" table:formula="of:=INT(MID([.B78];7;1))" office:value-type="float" office:value="0" calcext:value-type="float">
            <text:p>0</text:p>
          </table:table-cell>
          <table:table-cell table:style-name="ce8" table:formula="of:=INT(MID([.B78];8;1))" office:value-type="float" office:value="0" calcext:value-type="float">
            <text:p>0</text:p>
          </table:table-cell>
          <table:table-cell table:style-name="ce8" table:formula="of:=INT(MID([.B78];6;1))" office:value-type="float" office:value="1" calcext:value-type="float">
            <text:p>1</text:p>
          </table:table-cell>
          <table:table-cell table:style-name="ce10" table:formula="of:=INT(MID([.B78];5;1))" office:value-type="float" office:value="1" calcext:value-type="float">
            <text:p>1</text:p>
          </table:table-cell>
          <table:table-cell table:style-name="ce6" table:formula="of:=INT(MID([.B78];4;1))" office:value-type="float" office:value="0" calcext:value-type="float">
            <text:p>0</text:p>
          </table:table-cell>
          <table:table-cell table:style-name="ce10" table:formula="of:=INT(MID([.B78];3;1))" office:value-type="float" office:value="0" calcext:value-type="float">
            <text:p>0</text:p>
          </table:table-cell>
          <table:table-cell table:style-name="ce10" table:formula="of:=INT(MID([.B78];2;1))" office:value-type="float" office:value="1" calcext:value-type="float">
            <text:p>1</text:p>
          </table:table-cell>
          <table:table-cell table:style-name="ce6" table:formula="of:=INT(MID([.B78];1;1))" office:value-type="float" office:value="1" calcext:value-type="float">
            <text:p>1</text:p>
          </table:table-cell>
          <table:table-cell table:style-name="ce13" table:formula="of:=VLOOKUP(BIN2DEC(CONCATENATE([.C78];[.D78]));[Sheet2.$A$2:.$B$5];2)" office:value-type="string" office:string-value="Land" calcext:value-type="string">
            <text:p>Land</text:p>
          </table:table-cell>
          <table:table-cell table:style-name="ce13" table:formula="of:=VLOOKUP([.E78];[Sheet2.$A$8:.$B$9];2)" office:value-type="string" office:string-value="Snow/ice" calcext:value-type="string">
            <text:p>Snow/ice</text:p>
          </table:table-cell>
          <table:table-cell table:style-name="ce14" table:formula="of:=VLOOKUP([.F78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78];[Sheet2.$A$16:.$B$17];2)" office:value-type="string" office:string-value="No cirrus" calcext:value-type="string">
            <text:p>No cirrus</text:p>
          </table:table-cell>
          <table:table-cell table:style-name="ce14" table:formula="of:=VLOOKUP([.H78];[Sheet2.$A$20:.$B$21];2)" office:value-type="string" office:string-value="No clouds" calcext:value-type="string">
            <text:p>No clouds</text:p>
          </table:table-cell>
          <table:table-cell table:style-name="ce14" table:formula="of:=VLOOKUP([.I78];[Sheet2.$A$24:.$B$25];2)" office:value-type="string" office:string-value="Shadow" calcext:value-type="string">
            <text:p>Shadow</text:p>
          </table:table-cell>
          <table:table-cell table:style-name="ce14" table:formula="of:=VLOOKUP([.J78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BIN([Sheet1.A79];8)" office:value-type="string" office:string-value="11001101" calcext:value-type="string">
            <text:p>11001101</text:p>
          </table:table-cell>
          <table:table-cell table:style-name="ce6" table:formula="of:=INT(MID([.B79];7;1))" office:value-type="float" office:value="0" calcext:value-type="float">
            <text:p>0</text:p>
          </table:table-cell>
          <table:table-cell table:style-name="ce8" table:formula="of:=INT(MID([.B79];8;1))" office:value-type="float" office:value="1" calcext:value-type="float">
            <text:p>1</text:p>
          </table:table-cell>
          <table:table-cell table:style-name="ce8" table:formula="of:=INT(MID([.B79];6;1))" office:value-type="float" office:value="1" calcext:value-type="float">
            <text:p>1</text:p>
          </table:table-cell>
          <table:table-cell table:style-name="ce10" table:formula="of:=INT(MID([.B79];5;1))" office:value-type="float" office:value="1" calcext:value-type="float">
            <text:p>1</text:p>
          </table:table-cell>
          <table:table-cell table:style-name="ce6" table:formula="of:=INT(MID([.B79];4;1))" office:value-type="float" office:value="0" calcext:value-type="float">
            <text:p>0</text:p>
          </table:table-cell>
          <table:table-cell table:style-name="ce10" table:formula="of:=INT(MID([.B79];3;1))" office:value-type="float" office:value="0" calcext:value-type="float">
            <text:p>0</text:p>
          </table:table-cell>
          <table:table-cell table:style-name="ce10" table:formula="of:=INT(MID([.B79];2;1))" office:value-type="float" office:value="1" calcext:value-type="float">
            <text:p>1</text:p>
          </table:table-cell>
          <table:table-cell table:style-name="ce6" table:formula="of:=INT(MID([.B79];1;1))" office:value-type="float" office:value="1" calcext:value-type="float">
            <text:p>1</text:p>
          </table:table-cell>
          <table:table-cell table:style-name="ce13" table:formula="of:=VLOOKUP(BIN2DEC(CONCATENATE([.C79];[.D79]));[Sheet2.$A$2:.$B$5];2)" office:value-type="string" office:string-value="Shore" calcext:value-type="string">
            <text:p>Shore</text:p>
          </table:table-cell>
          <table:table-cell table:style-name="ce13" table:formula="of:=VLOOKUP([.E79];[Sheet2.$A$8:.$B$9];2)" office:value-type="string" office:string-value="Snow/ice" calcext:value-type="string">
            <text:p>Snow/ice</text:p>
          </table:table-cell>
          <table:table-cell table:style-name="ce14" table:formula="of:=VLOOKUP([.F79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79];[Sheet2.$A$16:.$B$17];2)" office:value-type="string" office:string-value="No cirrus" calcext:value-type="string">
            <text:p>No cirrus</text:p>
          </table:table-cell>
          <table:table-cell table:style-name="ce14" table:formula="of:=VLOOKUP([.H79];[Sheet2.$A$20:.$B$21];2)" office:value-type="string" office:string-value="No clouds" calcext:value-type="string">
            <text:p>No clouds</text:p>
          </table:table-cell>
          <table:table-cell table:style-name="ce14" table:formula="of:=VLOOKUP([.I79];[Sheet2.$A$24:.$B$25];2)" office:value-type="string" office:string-value="Shadow" calcext:value-type="string">
            <text:p>Shadow</text:p>
          </table:table-cell>
          <table:table-cell table:style-name="ce14" table:formula="of:=VLOOKUP([.J79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BIN([Sheet1.A80];8)" office:value-type="string" office:string-value="11001110" calcext:value-type="string">
            <text:p>11001110</text:p>
          </table:table-cell>
          <table:table-cell table:style-name="ce6" table:formula="of:=INT(MID([.B80];7;1))" office:value-type="float" office:value="1" calcext:value-type="float">
            <text:p>1</text:p>
          </table:table-cell>
          <table:table-cell table:style-name="ce8" table:formula="of:=INT(MID([.B80];8;1))" office:value-type="float" office:value="0" calcext:value-type="float">
            <text:p>0</text:p>
          </table:table-cell>
          <table:table-cell table:style-name="ce8" table:formula="of:=INT(MID([.B80];6;1))" office:value-type="float" office:value="1" calcext:value-type="float">
            <text:p>1</text:p>
          </table:table-cell>
          <table:table-cell table:style-name="ce10" table:formula="of:=INT(MID([.B80];5;1))" office:value-type="float" office:value="1" calcext:value-type="float">
            <text:p>1</text:p>
          </table:table-cell>
          <table:table-cell table:style-name="ce6" table:formula="of:=INT(MID([.B80];4;1))" office:value-type="float" office:value="0" calcext:value-type="float">
            <text:p>0</text:p>
          </table:table-cell>
          <table:table-cell table:style-name="ce10" table:formula="of:=INT(MID([.B80];3;1))" office:value-type="float" office:value="0" calcext:value-type="float">
            <text:p>0</text:p>
          </table:table-cell>
          <table:table-cell table:style-name="ce10" table:formula="of:=INT(MID([.B80];2;1))" office:value-type="float" office:value="1" calcext:value-type="float">
            <text:p>1</text:p>
          </table:table-cell>
          <table:table-cell table:style-name="ce6" table:formula="of:=INT(MID([.B80];1;1))" office:value-type="float" office:value="1" calcext:value-type="float">
            <text:p>1</text:p>
          </table:table-cell>
          <table:table-cell table:style-name="ce13" table:formula="of:=VLOOKUP(BIN2DEC(CONCATENATE([.C80];[.D80]));[Sheet2.$A$2:.$B$5];2)" office:value-type="string" office:string-value="Freshwater" calcext:value-type="string">
            <text:p>Freshwater</text:p>
          </table:table-cell>
          <table:table-cell table:style-name="ce13" table:formula="of:=VLOOKUP([.E80];[Sheet2.$A$8:.$B$9];2)" office:value-type="string" office:string-value="Snow/ice" calcext:value-type="string">
            <text:p>Snow/ice</text:p>
          </table:table-cell>
          <table:table-cell table:style-name="ce14" table:formula="of:=VLOOKUP([.F80];[Sheet2.$A$12:.$B$13];2)" office:value-type="string" office:string-value="Avg/high aerosol" calcext:value-type="string">
            <text:p>Avg/high aerosol</text:p>
          </table:table-cell>
          <table:table-cell table:style-name="ce14" table:formula="of:=VLOOKUP([.G80];[Sheet2.$A$16:.$B$17];2)" office:value-type="string" office:string-value="No cirrus" calcext:value-type="string">
            <text:p>No cirrus</text:p>
          </table:table-cell>
          <table:table-cell table:style-name="ce14" table:formula="of:=VLOOKUP([.H80];[Sheet2.$A$20:.$B$21];2)" office:value-type="string" office:string-value="No clouds" calcext:value-type="string">
            <text:p>No clouds</text:p>
          </table:table-cell>
          <table:table-cell table:style-name="ce14" table:formula="of:=VLOOKUP([.I80];[Sheet2.$A$24:.$B$25];2)" office:value-type="string" office:string-value="Shadow" calcext:value-type="string">
            <text:p>Shadow</text:p>
          </table:table-cell>
          <table:table-cell table:style-name="ce14" table:formula="of:=VLOOKUP([.J80];[Sheet2.$A$28:.$B$29];2)" office:value-type="string" office:string-value="Biome out of 1:4" calcext:value-type="string">
            <text:p>Biome out of 1:4</text:p>
          </table:table-cell>
          <table:table-cell table:number-columns-repeated="1007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13" table:default-cell-style-name="Default"/>
        <table:table-row table:style-name="ro1">
          <table:table-cell table:style-name="ce12" office:value-type="string" calcext:value-type="string">
            <text:p>LandSea Pass-Thru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shwa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Snow_Ice (from Aggregate_QC bits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snow/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ow/ic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Aerosol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aeros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g/high aeroso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Cirru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cirr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r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MODAGAGG_Internal_CloudMas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clou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MODAGAGG_Cloud_Shadow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sha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SCF_Biome_Mas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iome in 1: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ome out of 1: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 style:data-style-name="N2" text:time-value="15:06:21.8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1:20:21.587000000</meta:creation-date>
    <dc:date>2015-10-02T11:17:25.306000000</dc:date>
    <meta:editing-duration>PT22H31M34S</meta:editing-duration>
    <meta:editing-cycles>17</meta:editing-cycles>
    <meta:generator>LibreOffice/4.4.5.2$Windows_x86 LibreOffice_project/a22f674fd25a3b6f45bdebf25400ed2adff0ff99</meta:generator>
    <meta:document-statistic meta:table-count="2" meta:cell-count="1398" meta:object-count="0"/>
  </office:meta>
</office:document-meta>
</file>